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80.25pt"/>
    </style:style>
    <style:style style:name="co1" style:family="table-column">
      <style:table-column-properties fo:break-before="auto" style:column-width="63.75pt"/>
    </style:style>
    <style:style style:name="co6" style:family="table-column">
      <style:table-column-properties fo:break-before="auto" style:column-width="83.99pt"/>
    </style:style>
    <style:style style:name="co7" style:family="table-column">
      <style:table-column-properties fo:break-before="auto" style:column-width="99.01pt"/>
    </style:style>
    <style:style style:name="co8" style:family="table-column">
      <style:table-column-properties fo:break-before="auto" style:column-width="86.26pt"/>
    </style:style>
    <style:style style:name="co4" style:family="table-column">
      <style:table-column-properties fo:break-before="auto" style:column-width="54pt"/>
    </style:style>
    <style:style style:name="co10" style:family="table-column">
      <style:table-column-properties fo:break-before="auto" style:column-width="74.24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72.74pt"/>
    </style:style>
    <style:style style:name="co13" style:family="table-column">
      <style:table-column-properties fo:break-before="auto" style:column-width="85.49pt"/>
    </style:style>
    <style:style style:name="co14" style:family="table-column">
      <style:table-column-properties fo:break-before="auto" style:column-width="74.61pt"/>
    </style:style>
    <style:style style:name="co15" style:family="table-column">
      <style:table-column-properties fo:break-before="auto" style:column-width="78.6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82.66pt"/>
    </style:style>
    <style:style style:name="co18" style:family="table-column">
      <style:table-column-properties fo:break-before="auto" style:column-width="75.4pt"/>
    </style:style>
    <style:style style:name="co19" style:family="table-column">
      <style:table-column-properties fo:break-before="auto" style:column-width="85.86pt"/>
    </style:style>
    <style:style style:name="co20" style:family="table-column">
      <style:table-column-properties fo:break-before="auto" style:column-width="132.01pt"/>
    </style:style>
    <style:style style:name="co21" style:family="table-column">
      <style:table-column-properties fo:break-before="auto" style:column-width="93pt"/>
    </style:style>
    <style:style style:name="co22" style:family="table-column">
      <style:table-column-properties fo:break-before="auto" style:column-width="114.75pt"/>
    </style:style>
    <style:style style:name="co23" style:family="table-column">
      <style:table-column-properties fo:break-before="auto" style:column-width="114.01pt"/>
    </style:style>
    <style:style style:name="co24" style:family="table-column">
      <style:table-column-properties fo:break-before="auto" style:column-width="92.24pt"/>
    </style:style>
    <style:style style:name="co25" style:family="table-column">
      <style:table-column-properties fo:break-before="auto" style:column-width="97.51pt"/>
    </style:style>
    <style:style style:name="co26" style:family="table-column">
      <style:table-column-properties fo:break-before="auto" style:column-width="107.26pt"/>
    </style:style>
    <style:style style:name="co27" style:family="table-column">
      <style:table-column-properties fo:break-before="auto" style:column-width="93.74pt"/>
    </style:style>
    <style:style style:name="co28" style:family="table-column">
      <style:table-column-properties fo:break-before="auto" style:column-width="94.51pt"/>
    </style:style>
    <style:style style:name="co29" style:family="table-column">
      <style:table-column-properties fo:break-before="auto" style:column-width="108pt"/>
    </style:style>
    <style:style style:name="co30" style:family="table-column">
      <style:table-column-properties fo:break-before="auto" style:column-width="87pt"/>
    </style:style>
    <style:style style:name="co31" style:family="table-column">
      <style:table-column-properties fo:break-before="auto" style:column-width="108.7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13.89pt" fo:break-before="auto" style:use-optimal-row-height="true"/>
    </style:style>
    <style:style style:name="ro4" style:family="table-row">
      <style:table-row-properties style:row-height="61.51pt" fo:break-before="auto" style:use-optimal-row-height="false"/>
    </style:style>
    <style:style style:name="ro6" style:family="table-row">
      <style:table-row-properties style:row-height="42.75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25.3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fo:background-color="#ffff66"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ext-properties fo:color="#cc0000"/>
    </style:style>
    <style:style style:name="ce1" style:family="table-cell" style:parent-style-name="Default" style:data-style-name="N0"/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579d1c"/>
    </style:style>
    <style:style style:name="ce4" style:family="table-cell" style:parent-style-name="Default" style:data-style-name="N0">
      <style:table-cell-properties fo:wrap-option="wrap" style:vertical-align="automatic"/>
      <style:text-properties fo:color="#cc0000"/>
    </style:style>
    <style:style style:name="ce10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#00ccff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cc0000"/>
    </style:style>
    <style:style style:name="ce6" style:family="table-cell" style:parent-style-name="Default" style:data-style-name="N0">
      <style:table-cell-properties fo:wrap-option="wrap" style:vertical-align="automatic"/>
    </style:style>
    <style:style style:name="ce12" style:family="table-cell" style:parent-style-name="Default" style:data-style-name="N0">
      <style:table-cell-properties fo:background-color="#0066ff" style:text-align-source="fix" style:repeat-content="false" style:vertical-align="middle"/>
      <style:paragraph-properties fo:text-align="center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ff3333" fo:font-weight="bold" style:font-weight-asian="bold" style:font-weight-complex="bold"/>
    </style:style>
    <style:style style:name="ce36" style:family="table-cell" style:parent-style-name="Default">
      <style:text-properties style:font-name="Liberation Sans1" style:font-name-asian="Liberation Sans1" style:font-name-complex="Liberation Sans1"/>
    </style:style>
    <style:style style:name="ce19" style:family="table-cell" style:parent-style-name="Default" style:data-style-name="N4"/>
    <style:style style:name="ce20" style:family="table-cell" style:parent-style-name="Default" style:data-style-name="N121"/>
    <style:style style:name="ce17" style:family="table-cell" style:parent-style-name="Default" style:data-style-name="N3"/>
    <style:style style:name="ce21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top" draw:auto-grow-height="false" draw:auto-grow-width="false" fo:padding-top="3.6pt" fo:padding-bottom="3.6pt" fo:padding-left="7.2pt" fo:padding-right="7.2pt" fo:wrap-option="no-wrap"/>
    </style:style>
    <style:style style:name="P1" style:family="paragraph">
      <style:paragraph-properties fo:margin-left="0pt" fo:margin-right="0pt" fo:margin-top="0pt" fo:margin-bottom="0pt" fo:line-height="100%" fo:text-align="center" fo:text-indent="0pt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T2" style:family="text">
      <style:text-properties fo:font-variant="normal" fo:text-transform="none" fo:color="#ed7d31" style:text-line-through-style="none" style:text-line-through-type="none" style:text-position="0% 100%" fo:font-family="Calibri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T3" style:family="text">
      <style:text-properties fo:font-variant="normal" fo:text-transform="none" fo:color="#70ad47" style:text-line-through-style="none" style:text-line-through-type="none" style:text-position="0% 100%" fo:font-family="Calibri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T4" style:family="text">
      <style:text-properties fo:font-variant="normal" fo:text-transform="none" fo:color="#0070c0" style:text-line-through-style="none" style:text-line-through-type="none" style:text-position="0% 100%" fo:font-family="Calibri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T5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4" table:number-columns-repeated="1017" table:default-cell-style-name="ce1"/>
        <table:table-row table:style-name="ro1">
          <table:table-cell table:style-name="ce24" office:value-type="string" calcext:value-type="string" table:number-columns-spanned="4" table:number-rows-spanned="1">
            <text:p>MNIST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>
            <text:p>time steps</text:p>
          </table:table-cell>
          <table:table-cell table:style-name="ce2" office:value-type="string" calcext:value-type="string">
            <text:p>leaky</text:p>
          </table:table-cell>
          <table:table-cell table:style-name="ce3" office:value-type="string" calcext:value-type="string">
            <text:p>poisson with trainable leak</text:p>
          </table:table-cell>
          <table:table-cell table:style-name="ce4" office:value-type="string" calcext:value-type="string">
            <text:p>poisson with fixed leak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.13" calcext:value-type="float">
            <text:p>97.13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.26" calcext:value-type="float">
            <text:p>97.26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.22" calcext:value-type="float">
            <text:p>97.22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.71" calcext:value-type="float">
            <text:p>96.71</text:p>
          </table:table-cell>
          <table:table-cell office:value-type="float" office:value="97.93" calcext:value-type="float">
            <text:p>97.93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.21" calcext:value-type="float">
            <text:p>95.21</text:p>
          </table:table-cell>
          <table:table-cell office:value-type="float" office:value="97.55" calcext:value-type="float">
            <text:p>97.55</text:p>
          </table:table-cell>
          <table:table-cell office:value-type="float" office:value="97.54" calcext:value-type="float">
            <text:p>97.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5.56" calcext:value-type="float">
            <text:p>95.56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" office:value-type="string" calcext:value-type="string" table:number-columns-spanned="14" table:number-rows-spanned="1">
            <text:p>CIFAR10 (Gray, 784*100*10)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42.74" calcext:value-type="float">
            <text:p>42.74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 table:number-columns-spanned="14" table:number-rows-spanned="1">
            <text:p>SNN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style-name="ce29" office:value-type="string" calcext:value-type="string" table:number-columns-spanned="7" table:number-rows-spanned="1">
            <text:p>Accuracy</text:p>
          </table:table-cell>
          <table:covered-table-cell table:number-columns-repeated="6"/>
          <table:table-cell/>
          <table:table-cell table:style-name="ce29" office:value-type="string" calcext:value-type="string" table:number-columns-spanned="6" table:number-rows-spanned="1">
            <text:p>Sparsity</text:p>
          </table:table-cell>
          <table:covered-table-cell table:number-columns-repeated="5"/>
          <table:table-cell table:number-columns-repeated="1010"/>
        </table:table-row>
        <table:table-row table:style-name="ro4">
          <table:table-cell table:style-name="ce2" office:value-type="string" calcext:value-type="string">
            <text:p>time steps</text:p>
          </table:table-cell>
          <table:table-cell table:style-name="ce4" office:value-type="string" calcext:value-type="string">
            <text:p>poisson with fixed leak</text:p>
          </table:table-cell>
          <table:table-cell table:style-name="ce4" office:value-type="string" calcext:value-type="string">
            <text:p>poisson with trainable single leak</text:p>
          </table:table-cell>
          <table:table-cell table:style-name="ce3" office:value-type="string" calcext:value-type="string">
            <text:p>poisson with trainable individual leak</text:p>
          </table:table-cell>
          <table:table-cell table:style-name="ce4" office:value-type="string" calcext:value-type="string">
            <text:p>leaky input with fixed leak</text:p>
          </table:table-cell>
          <table:table-cell table:style-name="ce4" office:value-type="string" calcext:value-type="string">
            <text:p>leaky input with trainable single leak</text:p>
          </table:table-cell>
          <table:table-cell table:style-name="ce3" office:value-type="string" calcext:value-type="string">
            <text:p>leaky input with trainable individual leak</text:p>
          </table:table-cell>
          <table:table-cell/>
          <table:table-cell table:style-name="ce4" office:value-type="string" calcext:value-type="string">
            <text:p>poisson with fixed leak</text:p>
          </table:table-cell>
          <table:table-cell table:style-name="ce4" office:value-type="string" calcext:value-type="string">
            <text:p>poisson with trainable single leak</text:p>
          </table:table-cell>
          <table:table-cell table:style-name="ce3" office:value-type="string" calcext:value-type="string">
            <text:p>poisson with trainable individual leak</text:p>
          </table:table-cell>
          <table:table-cell table:style-name="ce4" office:value-type="string" calcext:value-type="string">
            <text:p>leaky input with fixed leak</text:p>
          </table:table-cell>
          <table:table-cell table:style-name="ce4" office:value-type="string" calcext:value-type="string">
            <text:p>leaky input with trainable single leak</text:p>
          </table:table-cell>
          <table:table-cell table:style-name="ce3" office:value-type="string" calcext:value-type="string">
            <text:p>leaky input with trainable individual leak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.71" calcext:value-type="float">
            <text:p>41.71</text:p>
          </table:table-cell>
          <table:table-cell office:value-type="float" office:value="41.04" calcext:value-type="float">
            <text:p>41.04</text:p>
          </table:table-cell>
          <table:table-cell office:value-type="float" office:value="41.12" calcext:value-type="float">
            <text:p>41.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.78" calcext:value-type="float">
            <text:p>4.78</text:p>
          </table:table-cell>
          <table:table-cell office:value-type="float" office:value="3.59" calcext:value-type="float">
            <text:p>3.59</text:p>
          </table:table-cell>
          <table:table-cell office:value-type="float" office:value="3.94" calcext:value-type="float">
            <text:p>3.94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4" office:value-type="string" calcext:value-type="string" table:number-columns-spanned="14" table:number-rows-spanned="1">
            <text:p>CIFAR10 (Gray, 784*100*10)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45.23" calcext:value-type="float">
            <text:p>45.2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Poisson</text:p>
          </table:table-cell>
          <table:covered-table-cell table:number-columns-repeated="5"/>
          <table:table-cell table:style-name="ce10" office:value-type="string" calcext:value-type="string" table:number-columns-spanned="6" table:number-rows-spanned="1">
            <text:p>Leaky Input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Accuracy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Sparsity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Accuracy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Sparsity</text:p>
          </table:table-cell>
          <table:covered-table-cell table:number-columns-repeated="2"/>
          <table:table-cell table:number-columns-repeated="1011"/>
        </table:table-row>
        <table:table-row table:style-name="ro6">
          <table:table-cell office:value-type="string" calcext:value-type="string">
            <text:p>timesteps</text:p>
          </table:table-cell>
          <table:table-cell office:value-type="string" calcext:value-type="string">
            <text:p>Fixed Leak</text:p>
          </table:table-cell>
          <table:table-cell table:style-name="ce6" office:value-type="string" calcext:value-type="string">
            <text:p>Trainable Single Leak</text:p>
          </table:table-cell>
          <table:table-cell table:style-name="ce6" office:value-type="string" calcext:value-type="string">
            <text:p>Trainable Individual Leak</text:p>
          </table:table-cell>
          <table:table-cell office:value-type="string" calcext:value-type="string">
            <text:p>Fixed Leak</text:p>
          </table:table-cell>
          <table:table-cell table:style-name="ce6" office:value-type="string" calcext:value-type="string">
            <text:p>Trainable Single Leak</text:p>
          </table:table-cell>
          <table:table-cell table:style-name="ce6" office:value-type="string" calcext:value-type="string">
            <text:p>Trainable Individual Leak</text:p>
          </table:table-cell>
          <table:table-cell office:value-type="string" calcext:value-type="string">
            <text:p>Fixed Leak</text:p>
          </table:table-cell>
          <table:table-cell table:style-name="ce6" office:value-type="string" calcext:value-type="string">
            <text:p>Trainable Single Leak</text:p>
          </table:table-cell>
          <table:table-cell table:style-name="ce6" office:value-type="string" calcext:value-type="string">
            <text:p>Trainable Individual Leak</text:p>
          </table:table-cell>
          <table:table-cell office:value-type="string" calcext:value-type="string">
            <text:p>Fixed Leak</text:p>
          </table:table-cell>
          <table:table-cell table:style-name="ce6" office:value-type="string" calcext:value-type="string">
            <text:p>Trainable Single Leak</text:p>
          </table:table-cell>
          <table:table-cell table:style-name="ce6" office:value-type="string" calcext:value-type="string">
            <text:p>Trainable Individual Leak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.87" calcext:value-type="float">
            <text:p>40.87</text:p>
          </table:table-cell>
          <table:table-cell office:value-type="float" office:value="41.16" calcext:value-type="float">
            <text:p>41.16</text:p>
          </table:table-cell>
          <table:table-cell office:value-type="float" office:value="41.43" calcext:value-type="float">
            <text:p>41.43</text:p>
          </table:table-cell>
          <table:table-cell office:value-type="float" office:value="1.07" calcext:value-type="float">
            <text:p>1.07</text:p>
          </table:table-cell>
          <table:table-cell office:value-type="float" office:value="0.98" calcext:value-type="float">
            <text:p>0.98</text:p>
          </table:table-cell>
          <table:table-cell office:value-type="float" office:value="1.02" calcext:value-type="float">
            <text:p>1.02</text:p>
          </table:table-cell>
          <table:table-cell office:value-type="float" office:value="35.48" calcext:value-type="float">
            <text:p>35.48</text:p>
          </table:table-cell>
          <table:table-cell office:value-type="float" office:value="36.71" calcext:value-type="float">
            <text:p>36.71</text:p>
          </table:table-cell>
          <table:table-cell office:value-type="float" office:value="36.65" calcext:value-type="float">
            <text:p>36.65</text:p>
          </table:table-cell>
          <table:table-cell office:value-type="float" office:value="1.26" calcext:value-type="float">
            <text:p>1.26</text:p>
          </table:table-cell>
          <table:table-cell office:value-type="float" office:value="0.99" calcext:value-type="float">
            <text:p>0.99</text:p>
          </table:table-cell>
          <table:table-cell office:value-type="float" office:value="1.1" calcext:value-type="float">
            <text:p>1.1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.11" calcext:value-type="float">
            <text:p>42.11</text:p>
          </table:table-cell>
          <table:table-cell office:value-type="float" office:value="42.83" calcext:value-type="float">
            <text:p>42.83</text:p>
          </table:table-cell>
          <table:table-cell office:value-type="float" office:value="43.04" calcext:value-type="float">
            <text:p>43.04</text:p>
          </table:table-cell>
          <table:table-cell office:value-type="float" office:value="2.41" calcext:value-type="float">
            <text:p>2.41</text:p>
          </table:table-cell>
          <table:table-cell office:value-type="float" office:value="1.96" calcext:value-type="float">
            <text:p>1.96</text:p>
          </table:table-cell>
          <table:table-cell office:value-type="float" office:value="2.23" calcext:value-type="float">
            <text:p>2.23</text:p>
          </table:table-cell>
          <table:table-cell office:value-type="float" office:value="37.17" calcext:value-type="float">
            <text:p>37.17</text:p>
          </table:table-cell>
          <table:table-cell office:value-type="float" office:value="38.71" calcext:value-type="float">
            <text:p>38.71</text:p>
          </table:table-cell>
          <table:table-cell office:value-type="float" office:value="38.46" calcext:value-type="float">
            <text:p>38.46</text:p>
          </table:table-cell>
          <table:table-cell office:value-type="float" office:value="2.78" calcext:value-type="float">
            <text:p>2.78</text:p>
          </table:table-cell>
          <table:table-cell office:value-type="float" office:value="2" calcext:value-type="float">
            <text:p>2</text:p>
          </table:table-cell>
          <table:table-cell office:value-type="float" office:value="2.34" calcext:value-type="float">
            <text:p>2.34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.34" calcext:value-type="float">
            <text:p>43.34</text:p>
          </table:table-cell>
          <table:table-cell office:value-type="float" office:value="43.67" calcext:value-type="float">
            <text:p>43.67</text:p>
          </table:table-cell>
          <table:table-cell office:value-type="float" office:value="43.57" calcext:value-type="float">
            <text:p>43.57</text:p>
          </table:table-cell>
          <table:table-cell office:value-type="float" office:value="3.62" calcext:value-type="float">
            <text:p>3.62</text:p>
          </table:table-cell>
          <table:table-cell office:value-type="float" office:value="2.82" calcext:value-type="float">
            <text:p>2.82</text:p>
          </table:table-cell>
          <table:table-cell office:value-type="float" office:value="3.26" calcext:value-type="float">
            <text:p>3.26</text:p>
          </table:table-cell>
          <table:table-cell office:value-type="float" office:value="38.36" calcext:value-type="float">
            <text:p>38.36</text:p>
          </table:table-cell>
          <table:table-cell office:value-type="float" office:value="39.82" calcext:value-type="float">
            <text:p>39.82</text:p>
          </table:table-cell>
          <table:table-cell office:value-type="float" office:value="40.23" calcext:value-type="float">
            <text:p>40.23</text:p>
          </table:table-cell>
          <table:table-cell office:value-type="float" office:value="4.1" calcext:value-type="float">
            <text:p>4.1</text:p>
          </table:table-cell>
          <table:table-cell office:value-type="float" office:value="2.79" calcext:value-type="float">
            <text:p>2.79</text:p>
          </table:table-cell>
          <table:table-cell office:value-type="float" office:value="3.4" calcext:value-type="float">
            <text:p>3.4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65" calcext:value-type="float">
            <text:p>43.65</text:p>
          </table:table-cell>
          <table:table-cell office:value-type="float" office:value="44.06" calcext:value-type="float">
            <text:p>44.06</text:p>
          </table:table-cell>
          <table:table-cell office:value-type="float" office:value="44.22" calcext:value-type="float">
            <text:p>44.22</text:p>
          </table:table-cell>
          <table:table-cell office:value-type="float" office:value="4.75" calcext:value-type="float">
            <text:p>4.75</text:p>
          </table:table-cell>
          <table:table-cell office:value-type="float" office:value="3.44" calcext:value-type="float">
            <text:p>3.44</text:p>
          </table:table-cell>
          <table:table-cell office:value-type="float" office:value="4.01" calcext:value-type="float">
            <text:p>4.01</text:p>
          </table:table-cell>
          <table:table-cell office:value-type="float" office:value="39.12" calcext:value-type="float">
            <text:p>39.12</text:p>
          </table:table-cell>
          <table:table-cell office:value-type="float" office:value="41.32" calcext:value-type="float">
            <text:p>41.32</text:p>
          </table:table-cell>
          <table:table-cell office:value-type="float" office:value="40.93" calcext:value-type="float">
            <text:p>40.93</text:p>
          </table:table-cell>
          <table:table-cell office:value-type="float" office:value="5.25" calcext:value-type="float">
            <text:p>5.25</text:p>
          </table:table-cell>
          <table:table-cell office:value-type="float" office:value="3.47" calcext:value-type="float">
            <text:p>3.47</text:p>
          </table:table-cell>
          <table:table-cell office:value-type="float" office:value="4.41" calcext:value-type="float">
            <text:p>4.41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.3" calcext:value-type="float">
            <text:p>44.3</text:p>
          </table:table-cell>
          <table:table-cell office:value-type="float" office:value="44.02" calcext:value-type="float">
            <text:p>44.02</text:p>
          </table:table-cell>
          <table:table-cell office:value-type="float" office:value="44.39" calcext:value-type="float">
            <text:p>44.39</text:p>
          </table:table-cell>
          <table:table-cell office:value-type="float" office:value="5.72" calcext:value-type="float">
            <text:p>5.72</text:p>
          </table:table-cell>
          <table:table-cell office:value-type="float" office:value="3.89" calcext:value-type="float">
            <text:p>3.89</text:p>
          </table:table-cell>
          <table:table-cell office:value-type="float" office:value="4.95" calcext:value-type="float">
            <text:p>4.95</text:p>
          </table:table-cell>
          <table:table-cell office:value-type="float" office:value="40.63" calcext:value-type="float">
            <text:p>40.63</text:p>
          </table:table-cell>
          <table:table-cell office:value-type="float" office:value="41.65" calcext:value-type="float">
            <text:p>41.65</text:p>
          </table:table-cell>
          <table:table-cell office:value-type="float" office:value="41.78" calcext:value-type="float">
            <text:p>41.78</text:p>
          </table:table-cell>
          <table:table-cell office:value-type="float" office:value="6.48" calcext:value-type="float">
            <text:p>6.48</text:p>
          </table:table-cell>
          <table:table-cell office:value-type="float" office:value="4.24" calcext:value-type="float">
            <text:p>4.24</text:p>
          </table:table-cell>
          <table:table-cell office:value-type="float" office:value="5.11" calcext:value-type="float">
            <text:p>5.11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.97" calcext:value-type="float">
            <text:p>43.97</text:p>
          </table:table-cell>
          <table:table-cell office:value-type="float" office:value="44.83" calcext:value-type="float">
            <text:p>44.83</text:p>
          </table:table-cell>
          <table:table-cell office:value-type="float" office:value="44.57" calcext:value-type="float">
            <text:p>44.57</text:p>
          </table:table-cell>
          <table:table-cell office:value-type="float" office:value="6.85" calcext:value-type="float">
            <text:p>6.85</text:p>
          </table:table-cell>
          <table:table-cell office:value-type="float" office:value="4.45" calcext:value-type="float">
            <text:p>4.45</text:p>
          </table:table-cell>
          <table:table-cell office:value-type="float" office:value="5.61" calcext:value-type="float">
            <text:p>5.61</text:p>
          </table:table-cell>
          <table:table-cell office:value-type="float" office:value="40.88" calcext:value-type="float">
            <text:p>40.88</text:p>
          </table:table-cell>
          <table:table-cell office:value-type="float" office:value="42.52" calcext:value-type="float">
            <text:p>42.52</text:p>
          </table:table-cell>
          <table:table-cell office:value-type="float" office:value="42.71" calcext:value-type="float">
            <text:p>42.71</text:p>
          </table:table-cell>
          <table:table-cell office:value-type="float" office:value="7.39" calcext:value-type="float">
            <text:p>7.39</text:p>
          </table:table-cell>
          <table:table-cell office:value-type="float" office:value="4.62" calcext:value-type="float">
            <text:p>4.62</text:p>
          </table:table-cell>
          <table:table-cell office:value-type="float" office:value="5.49" calcext:value-type="float">
            <text:p>5.49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.88" calcext:value-type="float">
            <text:p>44.88</text:p>
          </table:table-cell>
          <table:table-cell office:value-type="float" office:value="45.1" calcext:value-type="float">
            <text:p>45.1</text:p>
          </table:table-cell>
          <table:table-cell office:value-type="float" office:value="44.88" calcext:value-type="float">
            <text:p>44.88</text:p>
          </table:table-cell>
          <table:table-cell office:value-type="float" office:value="7.64" calcext:value-type="float">
            <text:p>7.64</text:p>
          </table:table-cell>
          <table:table-cell office:value-type="float" office:value="5" calcext:value-type="float">
            <text:p>5</text:p>
          </table:table-cell>
          <table:table-cell office:value-type="float" office:value="6.28" calcext:value-type="float">
            <text:p>6.28</text:p>
          </table:table-cell>
          <table:table-cell office:value-type="float" office:value="41.73" calcext:value-type="float">
            <text:p>41.73</text:p>
          </table:table-cell>
          <table:table-cell office:value-type="float" office:value="42.42" calcext:value-type="float">
            <text:p>42.42</text:p>
          </table:table-cell>
          <table:table-cell office:value-type="float" office:value="43.43" calcext:value-type="float">
            <text:p>43.43</text:p>
          </table:table-cell>
          <table:table-cell office:value-type="float" office:value="8.25" calcext:value-type="float">
            <text:p>8.25</text:p>
          </table:table-cell>
          <table:table-cell office:value-type="float" office:value="4.9" calcext:value-type="float">
            <text:p>4.9</text:p>
          </table:table-cell>
          <table:table-cell office:value-type="float" office:value="6.19" calcext:value-type="float">
            <text:p>6.19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.05" calcext:value-type="float">
            <text:p>45.05</text:p>
          </table:table-cell>
          <table:table-cell office:value-type="float" office:value="44.94" calcext:value-type="float">
            <text:p>44.94</text:p>
          </table:table-cell>
          <table:table-cell office:value-type="float" office:value="45.5" calcext:value-type="float">
            <text:p>45.5</text:p>
          </table:table-cell>
          <table:table-cell office:value-type="float" office:value="8.51" calcext:value-type="float">
            <text:p>8.51</text:p>
          </table:table-cell>
          <table:table-cell office:value-type="float" office:value="5.14" calcext:value-type="float">
            <text:p>5.14</text:p>
          </table:table-cell>
          <table:table-cell office:value-type="float" office:value="6.54" calcext:value-type="float">
            <text:p>6.54</text:p>
          </table:table-cell>
          <table:table-cell office:value-type="float" office:value="42.38" calcext:value-type="float">
            <text:p>42.38</text:p>
          </table:table-cell>
          <table:table-cell office:value-type="float" office:value="43.48" calcext:value-type="float">
            <text:p>43.48</text:p>
          </table:table-cell>
          <table:table-cell office:value-type="float" office:value="43.62" calcext:value-type="float">
            <text:p>43.62</text:p>
          </table:table-cell>
          <table:table-cell office:value-type="float" office:value="9.2" calcext:value-type="float">
            <text:p>9.2</text:p>
          </table:table-cell>
          <table:table-cell office:value-type="float" office:value="5.45" calcext:value-type="float">
            <text:p>5.45</text:p>
          </table:table-cell>
          <table:table-cell office:value-type="float" office:value="6.61" calcext:value-type="float">
            <text:p>6.61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.93" calcext:value-type="float">
            <text:p>44.93</text:p>
          </table:table-cell>
          <table:table-cell office:value-type="float" office:value="45.07" calcext:value-type="float">
            <text:p>45.07</text:p>
          </table:table-cell>
          <table:table-cell office:value-type="float" office:value="45.33" calcext:value-type="float">
            <text:p>45.33</text:p>
          </table:table-cell>
          <table:table-cell office:value-type="float" office:value="10.25" calcext:value-type="float">
            <text:p>10.25</text:p>
          </table:table-cell>
          <table:table-cell office:value-type="float" office:value="5.64" calcext:value-type="float">
            <text:p>5.64</text:p>
          </table:table-cell>
          <table:table-cell office:value-type="float" office:value="7.73" calcext:value-type="float">
            <text:p>7.73</text:p>
          </table:table-cell>
          <table:table-cell office:value-type="float" office:value="43.06" calcext:value-type="float">
            <text:p>43.06</text:p>
          </table:table-cell>
          <table:table-cell office:value-type="float" office:value="43.78" calcext:value-type="float">
            <text:p>43.78</text:p>
          </table:table-cell>
          <table:table-cell office:value-type="float" office:value="43.82" calcext:value-type="float">
            <text:p>43.82</text:p>
          </table:table-cell>
          <table:table-cell office:value-type="float" office:value="10.44" calcext:value-type="float">
            <text:p>10.44</text:p>
          </table:table-cell>
          <table:table-cell office:value-type="float" office:value="6.06" calcext:value-type="float">
            <text:p>6.06</text:p>
          </table:table-cell>
          <table:table-cell office:value-type="float" office:value="7.32" calcext:value-type="float">
            <text:p>7.3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heet1.G55" table:end-x="1.11pt" table:end-y="7.54pt" draw:z-index="0" draw:name="Chart 1" draw:style-name="gr1" svg:width="387.61pt" svg:height="249.76pt" svg:x="4.28pt" svg:y="0.03pt">
              <loext:p draw:notify-on-update-of-ranges="Sheet1.A28:Sheet1.A36 Sheet1.B27:Sheet1.B27 Sheet1.B28:Sheet1.B36 Sheet1.A28:Sheet1.A36 Sheet1.C27:Sheet1.C27 Sheet1.C28:Sheet1.C36 Sheet1.A28:Sheet1.A36 Sheet1.D27:Sheet1.D27 Sheet1.D28:Sheet1.D3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N55" table:end-x="0.54pt" table:end-y="3pt" draw:z-index="2" draw:name="Chart 3" draw:style-name="gr1" svg:width="380.44pt" svg:height="245.25pt" svg:x="7.91pt" svg:y="0pt">
              <loext:p draw:notify-on-update-of-ranges="Sheet1.A28:Sheet1.A36 Sheet1.H27:Sheet1.H27 Sheet1.H28:Sheet1.H36 Sheet1.A28:Sheet1.A36 Sheet1.I27:Sheet1.I27 Sheet1.I28:Sheet1.I36 Sheet1.A28:Sheet1.A36 Sheet1.J27:Sheet1.J27 Sheet1.J28:Sheet1.J3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>
            <draw:frame table:end-cell-address="Sheet1.G72" table:end-x="1.33pt" table:end-y="13.49pt" draw:z-index="1" draw:name="Chart 2" draw:style-name="gr1" svg:width="388.12pt" svg:height="248.26pt" svg:x="4pt" svg:y="7.48pt">
              <loext:p draw:notify-on-update-of-ranges="Sheet1.A28:Sheet1.A36 Sheet1.E27:Sheet1.E27 Sheet1.E28:Sheet1.E36 Sheet1.A28:Sheet1.A36 Sheet1.F27:Sheet1.F27 Sheet1.F28:Sheet1.F36 Sheet1.A28:Sheet1.A36 Sheet1.G27:Sheet1.G27 Sheet1.G28:Sheet1.G36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Sheet1.N73" table:end-x="2.27pt" table:end-y="5.24pt" draw:z-index="3" draw:name="Chart 4" draw:style-name="gr1" svg:width="385.11pt" svg:height="253.5pt" svg:x="4.96pt" svg:y="8.25pt">
              <loext:p draw:notify-on-update-of-ranges="Sheet1.A28:Sheet1.A36 Sheet1.K27:Sheet1.K27 Sheet1.K28:Sheet1.K36 Sheet1.A28:Sheet1.A36 Sheet1.L27:Sheet1.L27 Sheet1.L28:Sheet1.L36 Sheet1.A28:Sheet1.A36 Sheet1.M27:Sheet1.M27 Sheet1.M28:Sheet1.M36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ce13"/>
        <table:table-column table:style-name="co1" table:default-cell-style-name="ce13"/>
        <table:table-column table:style-name="co6" table:default-cell-style-name="ce13"/>
        <table:table-column table:style-name="co7" table:default-cell-style-name="ce13"/>
        <table:table-column table:style-name="co1" table:number-columns-repeated="3" table:default-cell-style-name="ce13"/>
        <table:table-column table:style-name="co8" table:default-cell-style-name="ce13"/>
        <table:table-column table:style-name="co1" table:number-columns-repeated="1015" table:default-cell-style-name="ce13"/>
        <table:table-column table:style-name="co4" table:default-cell-style-name="ce13"/>
        <table:table-row table:style-name="ro1">
          <table:table-cell table:style-name="ce8" office:value-type="string" calcext:value-type="string" table:number-columns-spanned="3" table:number-rows-spanned="1">
            <text:p>CIFAR10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rchitecture</text:p>
          </table:table-cell>
          <table:table-cell table:style-name="ce5" office:value-type="string" calcext:value-type="string">
            <text:p>ANN</text:p>
          </table:table-cell>
          <table:table-cell table:style-name="ce14" office:value-type="string" calcext:value-type="string">
            <text:p>Analog I/P</text:p>
          </table:table-cell>
          <table:table-cell/>
          <table:table-cell table:style-name="ce5" office:value-type="string" calcext:value-type="string">
            <text:p>Architecture</text:p>
          </table:table-cell>
          <table:table-cell table:style-name="ce5" office:value-type="string" calcext:value-type="string">
            <text:p>ANN</text:p>
          </table:table-cell>
          <table:table-cell table:style-name="ce14" office:value-type="string" calcext:value-type="string">
            <text:p>Analog I/P</text:p>
          </table:table-cell>
          <table:table-cell office:value-type="string" calcext:value-type="string">
            <text:p>Maryam ANN</text:p>
          </table:table-cell>
          <table:table-cell office:value-type="string" calcext:value-type="string">
            <text:p>Bing ANN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GG5</text:p>
          </table:table-cell>
          <table:table-cell table:style-name="ce5" office:value-type="float" office:value="87.88" calcext:value-type="float">
            <text:p>87.88</text:p>
          </table:table-cell>
          <table:table-cell table:style-name="ce5" office:value-type="string" calcext:value-type="string">
            <text:p>88.99 (T=15)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GG16</text:p>
          </table:table-cell>
          <table:table-cell table:style-name="ce5" office:value-type="float" office:value="92.81" calcext:value-type="float">
            <text:p>92.81</text:p>
          </table:table-cell>
          <table:table-cell table:style-name="ce5" office:value-type="string" calcext:value-type="string">
            <text:p>91.46(T=20)</text:p>
          </table:table-cell>
          <table:table-cell/>
          <table:table-cell table:style-name="ce5" office:value-type="string" calcext:value-type="string">
            <text:p>VGG16</text:p>
          </table:table-cell>
          <table:table-cell table:style-name="ce5" office:value-type="float" office:value="92.91" calcext:value-type="float">
            <text:p>92.91</text:p>
          </table:table-cell>
          <table:table-cell table:style-name="ce5"/>
          <table:table-cell office:value-type="float" office:value="94.21" calcext:value-type="float">
            <text:p>94.21</text:p>
          </table:table-cell>
          <table:table-cell office:value-type="float" office:value="93.63" calcext:value-type="float">
            <text:p>93.63</text:p>
          </table:table-cell>
          <table:table-cell table:number-columns-repeated="1015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 calcext:value-type="string">
            <text:p>ResNet12</text:p>
          </table:table-cell>
          <table:table-cell table:style-name="ce5" office:value-type="float" office:value="92.31" calcext:value-type="float">
            <text:p>92.31</text:p>
          </table:table-cell>
          <table:table-cell table:style-name="ce5" office:value-type="string" calcext:value-type="string">
            <text:p>91.11 (T=20)</text:p>
          </table:table-cell>
          <table:table-cell office:value-type="string" calcext:value-type="string">
            <text:p>91.80 (T=30)</text:p>
          </table:table-cell>
          <table:table-cell table:number-columns-repeated="3"/>
          <table:table-cell office:value-type="float" office:value="92.63" calcext:value-type="float">
            <text:p>92.63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esNet20</text:p>
          </table:table-cell>
          <table:table-cell table:style-name="ce5" office:value-type="float" office:value="92.79" calcext:value-type="float">
            <text:p>92.79</text:p>
          </table:table-cell>
          <table:table-cell table:style-name="ce5" office:value-type="string" calcext:value-type="string">
            <text:p>92.37 (T=30)</text:p>
          </table:table-cell>
          <table:table-cell table:number-columns-repeated="4"/>
          <table:table-cell office:value-type="float" office:value="92.56" calcext:value-type="float">
            <text:p>92.56</text:p>
          </table:table-cell>
          <table:table-cell office:value-type="float" office:value="91.47" calcext:value-type="float">
            <text:p>91.4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ResNet34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8" office:value-type="string" calcext:value-type="string" table:number-columns-spanned="3" table:number-rows-spanned="1">
            <text:p>CIFAR100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VGG16</text:p>
          </table:table-cell>
          <table:table-cell table:style-name="ce5" office:value-type="float" office:value="71.78" calcext:value-type="float">
            <text:p>71.78</text:p>
          </table:table-cell>
          <table:table-cell table:style-name="ce5" office:value-type="string" calcext:value-type="string">
            <text:p>69.47 (T=20)</text:p>
          </table:table-cell>
          <table:table-cell/>
          <table:table-cell table:style-name="ce5" office:value-type="string" calcext:value-type="string">
            <text:p>VGG16</text:p>
          </table:table-cell>
          <table:table-cell table:style-name="ce5" office:value-type="float" office:value="71.82" calcext:value-type="float">
            <text:p>71.82</text:p>
          </table:table-cell>
          <table:table-cell table:number-columns-repeated="2"/>
          <table:table-cell office:value-type="float" office:value="71.22" calcext:value-type="float">
            <text:p>71.2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ResNet20</text:p>
          </table:table-cell>
          <table:table-cell office:value-type="float" office:value="64.64" calcext:value-type="float">
            <text:p>64.64</text:p>
          </table:table-cell>
          <table:table-cell office:value-type="string" calcext:value-type="string">
            <text:p>64.33 (T=25)</text:p>
          </table:table-cell>
          <table:table-cell/>
          <table:table-cell office:value-type="string" calcext:value-type="string">
            <text:p>ResNet20 + 3Linear</text:p>
          </table:table-cell>
          <table:table-cell office:value-type="float" office:value="71.1" calcext:value-type="float">
            <text:p>71.1</text:p>
          </table:table-cell>
          <table:table-cell office:value-type="float" office:value="66.77" calcext:value-type="float">
            <text:p>66.77</text:p>
          </table:table-cell>
          <table:table-cell/>
          <table:table-cell office:value-type="float" office:value="68.72" calcext:value-type="float">
            <text:p>68.7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ResNet34</text:p>
          </table:table-cell>
          <table:table-cell office:value-type="float" office:value="66.69" calcext:value-type="float">
            <text:p>66.6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3" table:number-rows-spanned="1">
            <text:p>ImageNet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VGG16</text:p>
          </table:table-cell>
          <table:table-cell office:value-type="float" office:value="70.08" calcext:value-type="float">
            <text:p>70.08</text:p>
          </table:table-cell>
          <table:table-cell table:style-name="ce15" office:value-type="string" calcext:value-type="string">
            <text:p>61.91(T=25) 13% of epoch1</text:p>
          </table:table-cell>
          <table:table-cell table:number-columns-repeated="5"/>
          <table:table-cell office:value-type="float" office:value="73.49" calcext:value-type="float">
            <text:p>73.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Net34</text:p>
          </table:table-cell>
          <table:table-cell office:value-type="float" office:value="70.2" calcext:value-type="float">
            <text:p>70.2</text:p>
          </table:table-cell>
          <table:table-cell table:number-columns-repeated="6"/>
          <table:table-cell office:value-type="float" office:value="70.64" calcext:value-type="float">
            <text:p>70.64</text:p>
          </table:table-cell>
          <table:table-cell table:number-columns-repeated="1015"/>
        </table:table-row>
        <table:table-row table:style-name="ro5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" table:number-columns-repeated="5" table:default-cell-style-name="ce1"/>
        <table:table-column table:style-name="co4" table:number-columns-repeated="1014" table:default-cell-style-name="ce1"/>
        <table:table-row table:style-name="ro7">
          <table:table-cell table:style-name="ce35" office:value-type="string" calcext:value-type="string" table:number-columns-spanned="10" table:number-rows-spanned="1">
            <text:p>Percentile Threshold (99.7)</text:p>
          </table:table-cell>
          <table:covered-table-cell table:number-columns-repeated="9"/>
          <table:table-cell table:number-columns-repeated="1014"/>
        </table:table-row>
        <table:table-row table:style-name="ro7">
          <table:table-cell table:style-name="ce27" office:value-type="string" calcext:value-type="string" table:number-columns-spanned="5" table:number-rows-spanned="1">
            <text:p>CIFAR10</text:p>
          </table:table-cell>
          <table:covered-table-cell table:number-columns-repeated="4"/>
          <table:table-cell table:number-columns-repeated="1019"/>
        </table:table-row>
        <table:table-row table:style-name="ro8">
          <table:table-cell table:style-name="ce27" office:value-type="string" calcext:value-type="string">
            <text:p>Architecture</text:p>
          </table:table-cell>
          <table:table-cell table:style-name="ce27" office:value-type="string" calcext:value-type="string">
            <text:p>ANN</text:p>
          </table:table-cell>
          <table:table-cell table:style-name="ce27" office:value-type="string" calcext:value-type="string">
            <text:p>ANN-SNN</text:p>
          </table:table-cell>
          <table:table-cell table:style-name="ce39" office:value-type="string" calcext:value-type="string">
            <text:p>Analog SNN</text:p>
          </table:table-cell>
          <table:table-cell table:style-name="ce39" office:value-type="string" calcext:value-type="string">
            <text:p>DIET-SNN</text:p>
          </table:table-cell>
          <table:table-cell table:style-name="Default"/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etwork Sparsity</text:p>
          </table:table-cell>
          <table:table-cell/>
          <table:table-cell office:value-type="string" calcext:value-type="string">
            <text:p>average</text:p>
          </table:table-cell>
          <table:table-cell table:number-columns-repeated="994"/>
        </table:table-row>
        <table:table-row table:style-name="ro8">
          <table:table-cell table:style-name="ce27" office:value-type="string" calcext:value-type="string">
            <text:p>VGG6</text:p>
          </table:table-cell>
          <table:table-cell table:style-name="ce27" office:value-type="float" office:value="90.8" calcext:value-type="float">
            <text:p>90.8</text:p>
          </table:table-cell>
          <table:table-cell table:style-name="ce27" office:value-type="string" calcext:value-type="string">
            <text:p>89.19 (T=15)</text:p>
          </table:table-cell>
          <table:table-cell office:value-type="string" calcext:value-type="string">
            <text:p>89.66 (T=15)</text:p>
          </table:table-cell>
          <table:table-cell table:style-name="ce39" office:value-type="string" calcext:value-type="string">
            <text:p>89.34 (T=15)</text:p>
          </table:table-cell>
          <table:table-cell table:style-name="Default"/>
          <table:table-cell office:value-type="float" office:value="85.72" calcext:value-type="float">
            <text:p>85.72</text:p>
          </table:table-cell>
          <table:table-cell office:value-type="float" office:value="0.68" calcext:value-type="float">
            <text:p>0.68</text:p>
          </table:table-cell>
          <table:table-cell office:value-type="float" office:value="0.58" calcext:value-type="float">
            <text:p>0.58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25" calcext:value-type="float">
            <text:p>0.25</text:p>
          </table:table-cell>
          <table:table-cell table:number-columns-repeated="15"/>
          <table:table-cell office:value-type="float" office:value="0.49" calcext:value-type="float">
            <text:p>0.49</text:p>
          </table:table-cell>
          <table:table-cell/>
          <table:table-cell table:formula="of:=AVERAGE([.H4:.Z4])" office:value-type="float" office:value="0.348" calcext:value-type="float">
            <text:p>0.348</text:p>
          </table:table-cell>
          <table:table-cell table:number-columns-repeated="994"/>
        </table:table-row>
        <table:table-row table:style-name="ro7">
          <table:table-cell table:style-name="ce27" office:value-type="string" calcext:value-type="string">
            <text:p>VGG16</text:p>
          </table:table-cell>
          <table:table-cell table:style-name="ce27" office:value-type="float" office:value="93.72" calcext:value-type="float">
            <text:p>93.72</text:p>
          </table:table-cell>
          <table:table-cell table:style-name="ce27" office:value-type="string" calcext:value-type="string">
            <text:p>77.05 (T=20)</text:p>
          </table:table-cell>
          <table:table-cell office:value-type="string" calcext:value-type="string">
            <text:p>91.50 (T=20)</text:p>
          </table:table-cell>
          <table:table-cell table:style-name="ce27" office:value-type="string" calcext:value-type="string">
            <text:p>92.64 (T=20)</text:p>
          </table:table-cell>
          <table:table-cell table:style-name="Default"/>
          <table:table-cell/>
          <table:table-cell office:value-type="float" office:value="3.35" calcext:value-type="float">
            <text:p>3.35</text:p>
          </table:table-cell>
          <table:table-cell office:value-type="float" office:value="1.3" calcext:value-type="float">
            <text:p>1.3</text:p>
          </table:table-cell>
          <table:table-cell office:value-type="float" office:value="1.85" calcext:value-type="float">
            <text:p>1.85</text:p>
          </table:table-cell>
          <table:table-cell office:value-type="float" office:value="0.53" calcext:value-type="float">
            <text:p>0.53</text:p>
          </table:table-cell>
          <table:table-cell office:value-type="float" office:value="0.93" calcext:value-type="float">
            <text:p>0.93</text:p>
          </table:table-cell>
          <table:table-cell office:value-type="float" office:value="0.47" calcext:value-type="float">
            <text:p>0.47</text:p>
          </table:table-cell>
          <table:table-cell office:value-type="float" office:value="0.23" calcext:value-type="float">
            <text:p>0.23</text:p>
          </table:table-cell>
          <table:table-cell office:value-type="float" office:value="1.27" calcext:value-type="float">
            <text:p>1.27</text:p>
          </table:table-cell>
          <table:table-cell office:value-type="float" office:value="2.14" calcext:value-type="float">
            <text:p>2.14</text:p>
          </table:table-cell>
          <table:table-cell office:value-type="float" office:value="1.55" calcext:value-type="float">
            <text:p>1.55</text:p>
          </table:table-cell>
          <table:table-cell office:value-type="float" office:value="2.31" calcext:value-type="float">
            <text:p>2.31</text:p>
          </table:table-cell>
          <table:table-cell office:value-type="float" office:value="1.81" calcext:value-type="float">
            <text:p>1.81</text:p>
          </table:table-cell>
          <table:table-cell office:value-type="float" office:value="1.44" calcext:value-type="float">
            <text:p>1.44</text:p>
          </table:table-cell>
          <table:table-cell office:value-type="float" office:value="1.01" calcext:value-type="float">
            <text:p>1.01</text:p>
          </table:table-cell>
          <table:table-cell office:value-type="float" office:value="1.15" calcext:value-type="float">
            <text:p>1.15</text:p>
          </table:table-cell>
          <table:table-cell table:number-columns-repeated="5"/>
          <table:table-cell office:value-type="float" office:value="1.65" calcext:value-type="float">
            <text:p>1.65</text:p>
          </table:table-cell>
          <table:table-cell/>
          <table:table-cell table:formula="of:=AVERAGE([.H5:.Z5])" office:value-type="float" office:value="1.42266666666667" calcext:value-type="float">
            <text:p>1.42266666666667</text:p>
          </table:table-cell>
          <table:table-cell table:number-columns-repeated="994"/>
        </table:table-row>
        <table:table-row table:style-name="ro7">
          <table:table-cell table:style-name="ce27" office:value-type="string" calcext:value-type="string">
            <text:p>ResNet20</text:p>
          </table:table-cell>
          <table:table-cell table:style-name="ce27" office:value-type="float" office:value="92.79" calcext:value-type="float">
            <text:p>92.79</text:p>
          </table:table-cell>
          <table:table-cell table:style-name="ce27" office:value-type="string" calcext:value-type="string">
            <text:p>51.32 (T=25)</text:p>
          </table:table-cell>
          <table:table-cell office:value-type="string" calcext:value-type="string">
            <text:p>91.71 (T=25)</text:p>
          </table:table-cell>
          <table:table-cell table:style-name="ce27" office:value-type="string" calcext:value-type="string">
            <text:p>92.14 (T=25)</text:p>
          </table:table-cell>
          <table:table-cell table:style-name="Default"/>
          <table:table-cell/>
          <table:table-cell office:value-type="float" office:value="3.35" calcext:value-type="float">
            <text:p>3.35</text:p>
          </table:table-cell>
          <table:table-cell office:value-type="float" office:value="2.54" calcext:value-type="float">
            <text:p>2.54</text:p>
          </table:table-cell>
          <table:table-cell office:value-type="float" office:value="3.91" calcext:value-type="float">
            <text:p>3.91</text:p>
          </table:table-cell>
          <table:table-cell office:value-type="float" office:value="1.07" calcext:value-type="float">
            <text:p>1.07</text:p>
          </table:table-cell>
          <table:table-cell office:value-type="float" office:value="3.18" calcext:value-type="float">
            <text:p>3.18</text:p>
          </table:table-cell>
          <table:table-cell office:value-type="float" office:value="0.87" calcext:value-type="float">
            <text:p>0.87</text:p>
          </table:table-cell>
          <table:table-cell office:value-type="float" office:value="2.44" calcext:value-type="float">
            <text:p>2.44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float" office:value="0.64" calcext:value-type="float">
            <text:p>0.64</text:p>
          </table:table-cell>
          <table:table-cell office:value-type="float" office:value="1.11" calcext:value-type="float">
            <text:p>1.11</text:p>
          </table:table-cell>
          <table:table-cell office:value-type="float" office:value="0.77" calcext:value-type="float">
            <text:p>0.77</text:p>
          </table:table-cell>
          <table:table-cell office:value-type="float" office:value="0.61" calcext:value-type="float">
            <text:p>0.61</text:p>
          </table:table-cell>
          <table:table-cell office:value-type="float" office:value="0.21" calcext:value-type="float">
            <text:p>0.21</text:p>
          </table:table-cell>
          <table:table-cell office:value-type="float" office:value="0.42" calcext:value-type="float">
            <text:p>0.42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2.55" calcext:value-type="float">
            <text:p>2.55</text:p>
          </table:table-cell>
          <table:table-cell/>
          <table:table-cell table:formula="of:=AVERAGE([.H6:.Z6])" office:value-type="float" office:value="1.29578947368421" calcext:value-type="float">
            <text:p>1.29578947368421</text:p>
          </table:table-cell>
          <table:table-cell table:number-columns-repeated="994"/>
        </table:table-row>
        <table:table-row table:style-name="ro7">
          <table:table-cell table:style-name="ce27" table:number-columns-repeated="5"/>
          <table:table-cell table:style-name="Default"/>
          <table:table-cell table:number-columns-repeated="1018"/>
        </table:table-row>
        <table:table-row table:style-name="ro7">
          <table:table-cell table:style-name="ce27" office:value-type="string" calcext:value-type="string" table:number-columns-spanned="5" table:number-rows-spanned="1">
            <text:p>CIFAR100</text:p>
          </table:table-cell>
          <table:covered-table-cell table:number-columns-repeated="4"/>
          <table:table-cell table:style-name="Default"/>
          <table:table-cell table:number-columns-repeated="1018"/>
        </table:table-row>
        <table:table-row table:style-name="ro7">
          <table:table-cell table:style-name="ce27" office:value-type="string" calcext:value-type="string">
            <text:p>VGG16</text:p>
          </table:table-cell>
          <table:table-cell table:style-name="ce27" office:value-type="float" office:value="71.82" calcext:value-type="float">
            <text:p>71.82</text:p>
          </table:table-cell>
          <table:table-cell table:style-name="ce27" office:value-type="string" calcext:value-type="string">
            <text:p>52.62 (T=20)</text:p>
          </table:table-cell>
          <table:table-cell table:style-name="ce27" office:value-type="string" calcext:value-type="string">
            <text:p>67.59 (T=20)</text:p>
          </table:table-cell>
          <table:table-cell table:style-name="ce27" office:value-type="string" calcext:value-type="string">
            <text:p>69.37 (T=20)</text:p>
          </table:table-cell>
          <table:table-cell table:style-name="Default"/>
          <table:table-cell/>
          <table:table-cell office:value-type="float" office:value="3.47" calcext:value-type="float">
            <text:p>3.47</text:p>
          </table:table-cell>
          <table:table-cell office:value-type="float" office:value="1.37" calcext:value-type="float">
            <text:p>1.37</text:p>
          </table:table-cell>
          <table:table-cell office:value-type="float" office:value="1.97" calcext:value-type="float">
            <text:p>1.97</text:p>
          </table:table-cell>
          <table:table-cell office:value-type="float" office:value="0.73" calcext:value-type="float">
            <text:p>0.73</text:p>
          </table:table-cell>
          <table:table-cell office:value-type="float" office:value="1.03" calcext:value-type="float">
            <text:p>1.03</text:p>
          </table:table-cell>
          <table:table-cell office:value-type="float" office:value="0.59" calcext:value-type="float">
            <text:p>0.59</text:p>
          </table:table-cell>
          <table:table-cell office:value-type="float" office:value="0.2" calcext:value-type="float">
            <text:p>0.2</text:p>
          </table:table-cell>
          <table:table-cell office:value-type="float" office:value="0.42" calcext:value-type="float">
            <text:p>0.42</text:p>
          </table:table-cell>
          <table:table-cell office:value-type="float" office:value="0.66" calcext:value-type="float">
            <text:p>0.66</text:p>
          </table:table-cell>
          <table:table-cell office:value-type="float" office:value="0.88" calcext:value-type="float">
            <text:p>0.88</text:p>
          </table:table-cell>
          <table:table-cell office:value-type="float" office:value="1.64" calcext:value-type="float">
            <text:p>1.64</text:p>
          </table:table-cell>
          <table:table-cell office:value-type="float" office:value="1.23" calcext:value-type="float">
            <text:p>1.23</text:p>
          </table:table-cell>
          <table:table-cell office:value-type="float" office:value="0.73" calcext:value-type="float">
            <text:p>0.73</text:p>
          </table:table-cell>
          <table:table-cell office:value-type="float" office:value="0.34" calcext:value-type="float">
            <text:p>0.34</text:p>
          </table:table-cell>
          <table:table-cell office:value-type="float" office:value="0.17" calcext:value-type="float">
            <text:p>0.17</text:p>
          </table:table-cell>
          <table:table-cell table:number-columns-repeated="5"/>
          <table:table-cell office:value-type="float" office:value="1.62" calcext:value-type="float">
            <text:p>1.62</text:p>
          </table:table-cell>
          <table:table-cell/>
          <table:table-cell table:formula="of:=AVERAGE([.H9:.Z9])" office:value-type="float" office:value="1.02866666666667" calcext:value-type="float">
            <text:p>1.02866666666667</text:p>
          </table:table-cell>
          <table:table-cell table:number-columns-repeated="994"/>
        </table:table-row>
        <table:table-row table:style-name="ro7">
          <table:table-cell table:style-name="ce27" office:value-type="string" calcext:value-type="string">
            <text:p>ResNet20</text:p>
          </table:table-cell>
          <table:table-cell table:style-name="ce38" office:value-type="float" office:value="64.64" calcext:value-type="float">
            <text:p>64.64</text:p>
          </table:table-cell>
          <table:table-cell table:style-name="ce38" office:value-type="string" calcext:value-type="string">
            <text:p>37.70 (T=25)</text:p>
          </table:table-cell>
          <table:table-cell table:style-name="ce38" office:value-type="string" calcext:value-type="string">
            <text:p>65.29 (T=25)</text:p>
          </table:table-cell>
          <table:table-cell table:style-name="ce38" office:value-type="string" calcext:value-type="string">
            <text:p>64.44 (T=25)</text:p>
          </table:table-cell>
          <table:table-cell table:style-name="Default"/>
          <table:table-cell/>
          <table:table-cell office:value-type="float" office:value="3.63" calcext:value-type="float">
            <text:p>3.63</text:p>
          </table:table-cell>
          <table:table-cell office:value-type="float" office:value="3.27" calcext:value-type="float">
            <text:p>3.27</text:p>
          </table:table-cell>
          <table:table-cell office:value-type="float" office:value="2.32" calcext:value-type="float">
            <text:p>2.32</text:p>
          </table:table-cell>
          <table:table-cell office:value-type="float" office:value="0.26" calcext:value-type="float">
            <text:p>0.26</text:p>
          </table:table-cell>
          <table:table-cell office:value-type="float" office:value="2.33" calcext:value-type="float">
            <text:p>2.33</text:p>
          </table:table-cell>
          <table:table-cell office:value-type="float" office:value="0.18" calcext:value-type="float">
            <text:p>0.18</text:p>
          </table:table-cell>
          <table:table-cell office:value-type="float" office:value="1.84" calcext:value-type="float">
            <text:p>1.84</text:p>
          </table:table-cell>
          <table:table-cell office:value-type="float" office:value="1.11" calcext:value-type="float">
            <text:p>1.11</text:p>
          </table:table-cell>
          <table:table-cell office:value-type="float" office:value="1.71" calcext:value-type="float">
            <text:p>1.71</text:p>
          </table:table-cell>
          <table:table-cell office:value-type="float" office:value="0.54" calcext:value-type="float">
            <text:p>0.54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76" calcext:value-type="float">
            <text:p>0.76</text:p>
          </table:table-cell>
          <table:table-cell office:value-type="float" office:value="0.27" calcext:value-type="float">
            <text:p>0.27</text:p>
          </table:table-cell>
          <table:table-cell office:value-type="float" office:value="0.59" calcext:value-type="float">
            <text:p>0.59</text:p>
          </table:table-cell>
          <table:table-cell office:value-type="float" office:value="0.37" calcext:value-type="float">
            <text:p>0.37</text:p>
          </table:table-cell>
          <table:table-cell office:value-type="float" office:value="0.47" calcext:value-type="float">
            <text:p>0.47</text:p>
          </table:table-cell>
          <table:table-cell office:value-type="float" office:value="0.23" calcext:value-type="float">
            <text:p>0.23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float" office:value="2.28" calcext:value-type="float">
            <text:p>2.28</text:p>
          </table:table-cell>
          <table:table-cell/>
          <table:table-cell table:formula="of:=AVERAGE([.H10:.Z10])" office:value-type="float" office:value="1.16473684210526" calcext:value-type="float">
            <text:p>1.16473684210526</text:p>
          </table:table-cell>
          <table:table-cell table:number-columns-repeated="994"/>
        </table:table-row>
        <table:table-row table:style-name="ro7">
          <table:table-cell table:style-name="ce27" office:value-type="string" calcext:value-type="string">
            <text:p>ResNet34</text:p>
          </table:table-cell>
          <table:table-cell table:style-name="ce38" office:value-type="float" office:value="66.89" calcext:value-type="float">
            <text:p>66.89</text:p>
          </table:table-cell>
          <table:table-cell table:style-name="ce38" table:number-columns-repeated="3"/>
          <table:table-cell table:style-name="Default"/>
          <table:table-cell table:number-columns-repeated="1018"/>
        </table:table-row>
        <table:table-row table:style-name="ro7">
          <table:table-cell table:style-name="ce38" table:number-columns-repeated="5"/>
          <table:table-cell table:style-name="Default"/>
          <table:table-cell table:number-columns-repeated="1018"/>
        </table:table-row>
        <table:table-row table:style-name="ro7">
          <table:table-cell table:style-name="ce27" office:value-type="string" calcext:value-type="string" table:number-columns-spanned="5" table:number-rows-spanned="1">
            <text:p>ImageNet</text:p>
          </table:table-cell>
          <table:covered-table-cell table:number-columns-repeated="4"/>
          <table:table-cell table:style-name="Default"/>
          <table:table-cell table:number-columns-repeated="1018"/>
        </table:table-row>
        <table:table-row table:style-name="ro9">
          <table:table-cell table:style-name="ce38" office:value-type="string" calcext:value-type="string">
            <text:p>VGG16</text:p>
          </table:table-cell>
          <table:table-cell table:style-name="ce38" office:value-type="float" office:value="70.08" calcext:value-type="float">
            <text:p>70.08</text:p>
          </table:table-cell>
          <table:table-cell table:style-name="ce38"/>
          <table:table-cell table:style-name="ce40"/>
          <table:table-cell table:style-name="ce40" office:value-type="string" calcext:value-type="string">
            <text:p>68.99 (T=25)</text:p>
          </table:table-cell>
          <table:table-cell table:style-name="Default"/>
          <table:table-cell/>
          <table:table-cell office:value-type="float" office:value="2.08" calcext:value-type="float">
            <text:p>2.08</text:p>
          </table:table-cell>
          <table:table-cell office:value-type="float" office:value="1.75" calcext:value-type="float">
            <text:p>1.75</text:p>
          </table:table-cell>
          <table:table-cell office:value-type="float" office:value="2.44" calcext:value-type="float">
            <text:p>2.44</text:p>
          </table:table-cell>
          <table:table-cell office:value-type="float" office:value="1.2" calcext:value-type="float">
            <text:p>1.2</text:p>
          </table:table-cell>
          <table:table-cell office:value-type="float" office:value="1.81" calcext:value-type="float">
            <text:p>1.81</text:p>
          </table:table-cell>
          <table:table-cell office:value-type="float" office:value="1.21" calcext:value-type="float">
            <text:p>1.21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54" calcext:value-type="float">
            <text:p>0.54</text:p>
          </table:table-cell>
          <table:table-cell office:value-type="float" office:value="0.26" calcext:value-type="float">
            <text:p>0.26</text:p>
          </table:table-cell>
          <table:table-cell office:value-type="float" office:value="0.53" calcext:value-type="float">
            <text:p>0.53</text:p>
          </table:table-cell>
          <table:table-cell office:value-type="float" office:value="0.35" calcext:value-type="float">
            <text:p>0.35</text:p>
          </table:table-cell>
          <table:table-cell office:value-type="float" office:value="0.14" calcext:value-type="float">
            <text:p>0.14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7">
          <table:table-cell table:style-name="ce38" office:value-type="string" calcext:value-type="string">
            <text:p>ResNet34</text:p>
          </table:table-cell>
          <table:table-cell table:style-name="ce38" office:value-type="float" office:value="70.2" calcext:value-type="float">
            <text:p>70.2</text:p>
          </table:table-cell>
          <table:table-cell table:style-name="ce38" table:number-columns-repeated="2"/>
          <table:table-cell table:style-name="ce38" office:value-type="string" calcext:value-type="string">
            <text:p>59.83 (T=35)</text:p>
          </table:table-cell>
          <table:table-cell table:style-name="Default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>
            <draw:g table:end-cell-address="Sheet3.P45" table:end-x="24.58pt" table:end-y="1.84pt" draw:z-index="0" draw:name="Chart 1">
              <draw:frame draw:name="Chart 2" draw:style-name="gr1" svg:width="867.94pt" svg:height="390.44pt" svg:x="54.74pt" svg:y="-2.15pt">
                <loext:p/>
                <draw:object xlink:href="./Object 5" xlink:type="simple" xlink:show="embed" xlink:actuate="onLoad"/>
                <draw:image xlink:href="./ObjectReplacements/Object 5" xlink:type="simple" xlink:show="embed" xlink:actuate="onLoad"/>
              </draw:frame>
              <draw:frame draw:name="TextBox 2" draw:style-name="gr2" draw:text-style-name="P2" svg:width="291.54pt" svg:height="120.61pt" svg:x="280.83pt" svg:y="43.88pt">
                <draw:text-box>
                  <text:p text:style-name="P1"><text:span text:style-name="T1">Avg Spike Rate</text:span></text:p>
                  <text:p text:style-name="P1"><text:span text:style-name="T1">CIFAR10 : </text:span><text:span text:style-name="T2">1.42</text:span></text:p>
                  <text:p text:style-name="P1"><text:span text:style-name="T1">CIFAR100 : </text:span><text:span text:style-name="T3">1.02</text:span></text:p>
                  <text:p text:style-name="P1"><text:span text:style-name="T1">ImageNet : </text:span><text:span text:style-name="T4">0.97</text:span></text:p>
                  <text:p text:style-name="P1"><text:span text:style-name="T3"/></text:p>
                  <text:p text:style-name="P1"><text:span text:style-name="T3"/></text:p>
                </draw:text-box>
              </draw:frame>
            </draw:g>
          </table:table-cell>
          <table:table-cell table:number-columns-repeated="1022"/>
        </table:table-row>
        <table:table-row table:style-name="ro7">
          <table:table-cell table:number-columns-repeated="14"/>
          <table:table-cell>
            <draw:frame table:end-cell-address="Sheet3.Z46" table:end-x="51.76pt" table:end-y="4.99pt" draw:z-index="1" draw:name="Chart 4" draw:style-name="gr1" svg:width="592.5pt" svg:height="393.42pt" svg:x="53.26pt" svg:y="-1.98pt">
              <loext:p draw:notify-on-update-of-ranges="Sheet3.A2:Sheet3.A2 Sheet3.H6:Sheet3.Z6 Sheet3.A8:Sheet3.A8 Sheet3.H10:Sheet3.Z10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09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9"/>
          <table:table-cell>
            <draw:frame table:end-cell-address="Sheet3.W27" table:end-x="47.85pt" table:end-y="8.79pt" draw:z-index="2" draw:name="TextBox 2" draw:style-name="gr2" draw:text-style-name="P2" svg:width="170.99pt" svg:height="90.14pt" svg:x="38.86pt" svg:y="1.5pt">
              <draw:text-box>
                <text:p text:style-name="P1"><text:span text:style-name="T1">Avg Spike Rate</text:span></text:p>
                <text:p text:style-name="P1"><text:span text:style-name="T1">CIFAR10 : </text:span><text:span text:style-name="T2">1.30</text:span></text:p>
                <text:p text:style-name="P1"><text:span text:style-name="T1">CIFAR100 : </text:span><text:span text:style-name="T3">1.16</text:span></text:p>
              </draw:text-box>
            </draw:frame>
          </table:table-cell>
          <table:table-cell table:number-columns-repeated="1004"/>
        </table:table-row>
        <table:table-row table:style-name="ro7" table:number-rows-repeated="26">
          <table:table-cell table:number-columns-repeated="1024"/>
        </table:table-row>
        <table:table-row table:style-name="ro7">
          <table:table-cell/>
          <table:table-cell>
            <draw:frame table:end-cell-address="Sheet3.Q74" table:end-x="27.01pt" table:end-y="2.95pt" draw:z-index="3" draw:name="Chart 6" draw:style-name="gr1" svg:width="927.35pt" svg:height="370.18pt" svg:x="51.76pt" svg:y="-8.39pt">
              <loext:p draw:notify-on-update-of-ranges="Sheet3.H3:Sheet3.Z3 Sheet3.A4:Sheet3.A4 Sheet3.H4:Sheet3.V4 Sheet3.A5:Sheet3.A5 Sheet3.H5:Sheet3.V5 Sheet3.A6:Sheet3.A6 Sheet3.H6:Sheet3.Z6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22"/>
        </table:table-row>
        <table:table-row table:style-name="ro7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nergy" table:style-name="ta2"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row table:style-name="ro7">
          <table:table-cell office:value-type="string" calcext:value-type="string">
            <text:p>Architectur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layer1</text:p>
          </table:table-cell>
          <table:table-cell office:value-type="string" calcext:value-type="string">
            <text:p>ANN-SNN</text:p>
          </table:table-cell>
          <table:table-cell office:value-type="string" calcext:value-type="string">
            <text:p>Weights Only</text:p>
          </table:table-cell>
          <table:table-cell office:value-type="string" calcext:value-type="string">
            <text:p>DIET-SNN</text:p>
          </table:table-cell>
          <table:table-cell/>
          <table:table-cell office:value-type="string" calcext:value-type="string">
            <text:p>ANN-SNN</text:p>
          </table:table-cell>
          <table:table-cell office:value-type="string" calcext:value-type="string">
            <text:p>Weights Only</text:p>
          </table:table-cell>
          <table:table-cell office:value-type="string" calcext:value-type="string">
            <text:p>DIET-SNN</text:p>
          </table:table-cell>
          <table:table-cell/>
          <table:table-cell office:value-type="string" calcext:value-type="string">
            <text:p>ANN-SNN</text:p>
          </table:table-cell>
          <table:table-cell office:value-type="string" calcext:value-type="string">
            <text:p>Weights Only</text:p>
          </table:table-cell>
          <table:table-cell office:value-type="string" calcext:value-type="string">
            <text:p>DIET-SN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GG5</text:p>
          </table:table-cell>
          <table:table-cell office:value-type="string" calcext:value-type="string">
            <text:p>CIFAR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29" calcext:value-type="float">
            <text:p>0.029</text:p>
          </table:table-cell>
          <table:table-cell office:value-type="float" office:value="1.71" calcext:value-type="float">
            <text:p>1.71</text:p>
          </table:table-cell>
          <table:table-cell office:value-type="float" office:value="0.87" calcext:value-type="float">
            <text:p>0.87</text:p>
          </table:table-cell>
          <table:table-cell table:style-name="ce1" office:value-type="float" office:value="0.49" calcext:value-type="float">
            <text:p>0.49</text:p>
          </table:table-cell>
          <table:table-cell table:style-name="ce1"/>
          <table:table-cell table:formula="of:=([.C2]*4.6)/(([.D2]*4.6)+(1-[.D2])*0.9*[.E2])" office:value-type="float" office:value="2.82595380548468" calcext:value-type="float">
            <text:p>2.82595380548468</text:p>
          </table:table-cell>
          <table:table-cell table:style-name="ce36" table:formula="of:=([.C2]*4.6)/(([.D2]*4.6)+(1-[.D2])*0.9*[.F2])" office:value-type="float" office:value="5.14718141464686" calcext:value-type="float">
            <text:p>5.14718141464686</text:p>
          </table:table-cell>
          <table:table-cell table:style-name="ce36" table:formula="of:=([.C2]*4.6)/(([.D2]*4.6)+(1-[.D2])*0.9*[.G2])" office:value-type="float" office:value="8.1907227600599" calcext:value-type="float">
            <text:p>8.1907227600599</text:p>
          </table:table-cell>
          <table:table-cell/>
          <table:table-cell table:formula="of:=1/[.I2]" office:value-type="float" office:value="0.353862826086957" calcext:value-type="float">
            <text:p>0.353862826086957</text:p>
          </table:table-cell>
          <table:table-cell table:formula="of:=1/[.J2]" office:value-type="float" office:value="0.194281086956522" calcext:value-type="float">
            <text:p>0.194281086956522</text:p>
          </table:table-cell>
          <table:table-cell table:formula="of:=1/[.K2]" office:value-type="float" office:value="0.122089347826087" calcext:value-type="float">
            <text:p>0.122089347826087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VGG16</text:p>
          </table:table-cell>
          <table:table-cell office:value-type="string" calcext:value-type="string">
            <text:p>CIFAR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" calcext:value-type="float">
            <text:p>0.005</text:p>
          </table:table-cell>
          <table:table-cell office:value-type="float" office:value="1.65" calcext:value-type="float">
            <text:p>1.65</text:p>
          </table:table-cell>
          <table:table-cell office:value-type="float" office:value="1.57" calcext:value-type="float">
            <text:p>1.57</text:p>
          </table:table-cell>
          <table:table-cell table:style-name="ce1" office:value-type="float" office:value="1.65" calcext:value-type="float">
            <text:p>1.65</text:p>
          </table:table-cell>
          <table:table-cell table:style-name="ce1"/>
          <table:table-cell table:formula="of:=([.C3]*4.6)/(([.D3]*4.6)+(1-[.D3])*0.9*[.E3])" office:value-type="float" office:value="3.06549156156807" calcext:value-type="float">
            <text:p>3.06549156156807</text:p>
          </table:table-cell>
          <table:table-cell table:style-name="ce36" table:formula="of:=([.C3]*4.6)/(([.D3]*4.6)+(1-[.D3])*0.9*[.F3])" office:value-type="float" office:value="3.21918071850714" calcext:value-type="float">
            <text:p>3.21918071850714</text:p>
          </table:table-cell>
          <table:table-cell table:style-name="ce36" table:formula="of:=([.C3]*4.6)/(([.D3]*4.6)+(1-[.D3])*0.9*[.G3])" office:value-type="float" office:value="3.06549156156807" calcext:value-type="float">
            <text:p>3.06549156156807</text:p>
          </table:table-cell>
          <table:table-cell/>
          <table:table-cell table:formula="of:=1/[.I3]" office:value-type="float" office:value="0.326211956521739" calcext:value-type="float">
            <text:p>0.326211956521739</text:p>
          </table:table-cell>
          <table:table-cell table:formula="of:=1/[.J3]" office:value-type="float" office:value="0.310638043478261" calcext:value-type="float">
            <text:p>0.310638043478261</text:p>
          </table:table-cell>
          <table:table-cell table:formula="of:=1/[.K3]" office:value-type="float" office:value="0.326211956521739" calcext:value-type="float">
            <text:p>0.326211956521739</text:p>
          </table:table-cell>
          <table:table-cell table:style-name="ce1" table:number-columns-repeated="2"/>
        </table:table-row>
        <table:table-row table:style-name="ro7">
          <table:table-cell office:value-type="string" calcext:value-type="string">
            <text:p>VGG16</text:p>
          </table:table-cell>
          <table:table-cell office:value-type="string" calcext:value-type="string">
            <text:p>CIFAR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5" calcext:value-type="float">
            <text:p>0.005</text:p>
          </table:table-cell>
          <table:table-cell office:value-type="float" office:value="2.12" calcext:value-type="float">
            <text:p>2.12</text:p>
          </table:table-cell>
          <table:table-cell office:value-type="float" office:value="1.76" calcext:value-type="float">
            <text:p>1.76</text:p>
          </table:table-cell>
          <table:table-cell table:style-name="ce1" office:value-type="float" office:value="1.62" calcext:value-type="float">
            <text:p>1.62</text:p>
          </table:table-cell>
          <table:table-cell table:style-name="ce1"/>
          <table:table-cell table:formula="of:=([.C4]*4.6)/(([.D4]*4.6)+(1-[.D4])*0.9*[.E4])" office:value-type="float" office:value="2.39401288603458" calcext:value-type="float">
            <text:p>2.39401288603458</text:p>
          </table:table-cell>
          <table:table-cell table:style-name="ce36" table:formula="of:=([.C4]*4.6)/(([.D4]*4.6)+(1-[.D4])*0.9*[.F4])" office:value-type="float" office:value="2.87665407609375" calcext:value-type="float">
            <text:p>2.87665407609375</text:p>
          </table:table-cell>
          <table:table-cell table:style-name="ce36" table:formula="of:=([.C4]*4.6)/(([.D4]*4.6)+(1-[.D4])*0.9*[.G4])" office:value-type="float" office:value="3.12137394738449" calcext:value-type="float">
            <text:p>3.12137394738449</text:p>
          </table:table-cell>
          <table:table-cell/>
          <table:table-cell table:formula="of:=1/[.I4]" office:value-type="float" office:value="0.417708695652174" calcext:value-type="float">
            <text:p>0.417708695652174</text:p>
          </table:table-cell>
          <table:table-cell table:formula="of:=1/[.J4]" office:value-type="float" office:value="0.347626086956522" calcext:value-type="float">
            <text:p>0.347626086956522</text:p>
          </table:table-cell>
          <table:table-cell table:formula="of:=1/[.K4]" office:value-type="float" office:value="0.320371739130435" calcext:value-type="float">
            <text:p>0.320371739130435</text:p>
          </table:table-cell>
          <table:table-cell table:style-name="ce1" table:number-columns-repeated="2"/>
        </table:table-row>
        <table:table-row table:style-name="ro7">
          <table:table-cell office:value-type="string" calcext:value-type="string">
            <text:p>VGG16</text:p>
          </table:table-cell>
          <table:table-cell office:value-type="string" calcext:value-type="string">
            <text:p>ImageNe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2"/>
          <table:table-cell table:style-name="ce1" office:value-type="float" office:value="1.62" calcext:value-type="float">
            <text:p>1.62</text:p>
          </table:table-cell>
          <table:table-cell table:style-name="ce1"/>
          <table:table-cell table:formula="of:=([.C5]*4.6)/(([.D5]*4.6)+(1-[.D5])*0.9*[.E5])" office:value-type="float" office:value="166.666666666667" calcext:value-type="float">
            <text:p>166.666666666667</text:p>
          </table:table-cell>
          <table:table-cell table:style-name="ce36" table:formula="of:=([.C5]*4.6)/(([.D5]*4.6)+(1-[.D5])*0.9*[.F5])" office:value-type="float" office:value="166.666666666667" calcext:value-type="float">
            <text:p>166.666666666667</text:p>
          </table:table-cell>
          <table:table-cell table:style-name="ce36" table:formula="of:=([.C5]*4.6)/(([.D5]*4.6)+(1-[.D5])*0.9*[.G5])" office:value-type="float" office:value="3.11473322987002" calcext:value-type="float">
            <text:p>3.11473322987002</text:p>
          </table:table-cell>
          <table:table-cell/>
          <table:table-cell table:formula="of:=1/[.I5]" office:value-type="float" office:value="0.006" calcext:value-type="float">
            <text:p>0.006</text:p>
          </table:table-cell>
          <table:table-cell table:formula="of:=1/[.J5]" office:value-type="float" office:value="0.00599999999999999" calcext:value-type="float">
            <text:p>0.006</text:p>
          </table:table-cell>
          <table:table-cell table:formula="of:=1/[.K5]" office:value-type="float" office:value="0.321054782608696" calcext:value-type="float">
            <text:p>0.321054782608696</text:p>
          </table:table-cell>
          <table:table-cell table:style-name="ce1" table:number-columns-repeated="2"/>
        </table:table-row>
        <table:table-row table:style-name="ro7">
          <table:table-cell office:value-type="string" calcext:value-type="string">
            <text:p>ResNet20</text:p>
          </table:table-cell>
          <table:table-cell office:value-type="string" calcext:value-type="string">
            <text:p>CIFAR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3" calcext:value-type="float">
            <text:p>0.013</text:p>
          </table:table-cell>
          <table:table-cell office:value-type="float" office:value="4.68" calcext:value-type="float">
            <text:p>4.68</text:p>
          </table:table-cell>
          <table:table-cell office:value-type="float" office:value="3.79" calcext:value-type="float">
            <text:p>3.79</text:p>
          </table:table-cell>
          <table:table-cell table:style-name="ce1" office:value-type="float" office:value="2.55" calcext:value-type="float">
            <text:p>2.55</text:p>
          </table:table-cell>
          <table:table-cell table:style-name="ce1"/>
          <table:table-cell table:formula="of:=([.C6]*4.6)/(([.D6]*4.6)+(1-[.D6])*0.9*[.E6])" office:value-type="float" office:value="1.09081147837205" calcext:value-type="float">
            <text:p>1.09081147837205</text:p>
          </table:table-cell>
          <table:table-cell table:style-name="ce36" table:formula="of:=([.C6]*4.6)/(([.D6]*4.6)+(1-[.D6])*0.9*[.F6])" office:value-type="float" office:value="1.34249459427041" calcext:value-type="float">
            <text:p>1.34249459427041</text:p>
          </table:table-cell>
          <table:table-cell table:style-name="ce36" table:formula="of:=([.C6]*4.6)/(([.D6]*4.6)+(1-[.D6])*0.9*[.G6])" office:value-type="float" office:value="1.97852440789431" calcext:value-type="float">
            <text:p>1.97852440789431</text:p>
          </table:table-cell>
          <table:table-cell/>
          <table:table-cell table:formula="of:=1/[.I6]" office:value-type="float" office:value="0.916748695652174" calcext:value-type="float">
            <text:p>0.916748695652174</text:p>
          </table:table-cell>
          <table:table-cell table:formula="of:=1/[.J6]" office:value-type="float" office:value="0.744881956521738" calcext:value-type="float">
            <text:p>0.744881956521738</text:p>
          </table:table-cell>
          <table:table-cell table:formula="of:=1/[.K6]" office:value-type="float" office:value="0.505427173913044" calcext:value-type="float">
            <text:p>0.505427173913044</text:p>
          </table:table-cell>
          <table:table-cell table:style-name="ce1" table:number-columns-repeated="2"/>
        </table:table-row>
        <table:table-row table:style-name="ro7">
          <table:table-cell office:value-type="string" calcext:value-type="string">
            <text:p>ResNet20</text:p>
          </table:table-cell>
          <table:table-cell office:value-type="string" calcext:value-type="string">
            <text:p>CIFAR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3" calcext:value-type="float">
            <text:p>0.013</text:p>
          </table:table-cell>
          <table:table-cell office:value-type="float" office:value="3.49" calcext:value-type="float">
            <text:p>3.49</text:p>
          </table:table-cell>
          <table:table-cell office:value-type="float" office:value="2.52" calcext:value-type="float">
            <text:p>2.52</text:p>
          </table:table-cell>
          <table:table-cell table:style-name="ce1" office:value-type="float" office:value="2.28" calcext:value-type="float">
            <text:p>2.28</text:p>
          </table:table-cell>
          <table:table-cell table:style-name="ce1"/>
          <table:table-cell table:formula="of:=([.C7]*4.6)/(([.D7]*4.6)+(1-[.D7])*0.9*[.E7])" office:value-type="float" office:value="1.45571140458112" calcext:value-type="float">
            <text:p>1.45571140458112</text:p>
          </table:table-cell>
          <table:table-cell table:style-name="ce36" table:formula="of:=([.C7]*4.6)/(([.D7]*4.6)+(1-[.D7])*0.9*[.F7])" office:value-type="float" office:value="2.00146542076894" calcext:value-type="float">
            <text:p>2.00146542076894</text:p>
          </table:table-cell>
          <table:table-cell table:style-name="ce36" table:formula="of:=([.C7]*4.6)/(([.D7]*4.6)+(1-[.D7])*0.9*[.G7])" office:value-type="float" office:value="2.20610380965353" calcext:value-type="float">
            <text:p>2.20610380965353</text:p>
          </table:table-cell>
          <table:table-cell/>
          <table:table-cell table:formula="of:=1/[.I7]" office:value-type="float" office:value="0.686949347826087" calcext:value-type="float">
            <text:p>0.686949347826087</text:p>
          </table:table-cell>
          <table:table-cell table:formula="of:=1/[.J7]" office:value-type="float" office:value="0.49963391304348" calcext:value-type="float">
            <text:p>0.49963391304348</text:p>
          </table:table-cell>
          <table:table-cell table:formula="of:=1/[.K7]" office:value-type="float" office:value="0.453287826086956" calcext:value-type="float">
            <text:p>0.453287826086956</text:p>
          </table:table-cell>
          <table:table-cell table:style-name="ce1" table:number-columns-repeated="2"/>
        </table:table-row>
        <table:table-row table:style-name="ro7">
          <table:table-cell table:number-columns-repeated="13"/>
          <table:table-cell table:style-name="ce1" table:number-columns-repeated="4"/>
        </table:table-row>
        <table:table-row table:style-name="ro7" table:number-rows-repeated="1048567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Threshold_and_Leak" table:style-name="ta3">
        <table:table-column table:style-name="co1" table:number-columns-repeated="4" table:default-cell-style-name="ce1"/>
        <table:table-column table:style-name="co4" table:number-columns-repeated="1020" table:default-cell-style-name="ce1"/>
        <table:table-row table:style-name="ro1">
          <table:table-cell table:style-name="ce27" office:value-type="string" calcext:value-type="string" table:number-columns-spanned="4" table:number-rows-spanned="1">
            <text:p>CIFAR100 VGG16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7" office:value-type="string" calcext:value-type="string" table:number-columns-spanned="2" table:number-rows-spanned="1">
            <text:p>Threshold</text:p>
          </table:table-cell>
          <table:covered-table-cell/>
          <table:table-cell table:style-name="ce27" office:value-type="string" calcext:value-type="string" table:number-columns-spanned="2" table:number-rows-spanned="1">
            <text:p>Leak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hreshold before training</text:p>
          </table:table-cell>
          <table:table-cell office:value-type="string" calcext:value-type="string">
            <text:p>Threshold after training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Leak after training</text:p>
          </table:table-cell>
          <table:table-cell table:number-columns-repeated="1020"/>
        </table:table-row>
        <table:table-row table:style-name="ro1">
          <table:table-cell office:value-type="float" office:value="0.915940618515015" calcext:value-type="float">
            <text:p>0.915940618515015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.42625184059143" calcext:value-type="float">
            <text:p>1.42625184059143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table:number-columns-repeated="1020"/>
        </table:table-row>
        <table:table-row table:style-name="ro1">
          <table:table-cell office:value-type="float" office:value="0.327495682239533" calcext:value-type="float">
            <text:p>0.327495682239533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table:number-columns-repeated="1020"/>
        </table:table-row>
        <table:table-row table:style-name="ro1">
          <table:table-cell office:value-type="float" office:value="0.732776069641113" calcext:value-type="float">
            <text:p>0.732776069641113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table:number-columns-repeated="1020"/>
        </table:table-row>
        <table:table-row table:style-name="ro1">
          <table:table-cell office:value-type="float" office:value="0.229836702346802" calcext:value-type="float">
            <text:p>0.229836702346802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table:number-columns-repeated="1020"/>
        </table:table-row>
        <table:table-row table:style-name="ro1">
          <table:table-cell office:value-type="float" office:value="0.493495380878449" calcext:value-type="float">
            <text:p>0.493495380878449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table:number-columns-repeated="1020"/>
        </table:table-row>
        <table:table-row table:style-name="ro1">
          <table:table-cell office:value-type="float" office:value="0.295529168844223" calcext:value-type="float">
            <text:p>0.295529168844223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table:number-columns-repeated="1020"/>
        </table:table-row>
        <table:table-row table:style-name="ro1">
          <table:table-cell office:value-type="float" office:value="0.100053942203522" calcext:value-type="float">
            <text:p>0.100053942203522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1020"/>
        </table:table-row>
        <table:table-row table:style-name="ro1">
          <table:table-cell office:value-type="float" office:value="0.353926169872284" calcext:value-type="float">
            <text:p>0.353926169872284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table:number-columns-repeated="4"/>
          <table:table-cell>
            <draw:frame table:end-cell-address="Threshold_and_Leak.S37" table:end-x="21.06pt" table:end-y="0.82pt" draw:z-index="0" draw:name="Chart 1" draw:style-name="gr1" svg:width="536.09pt" svg:height="349.34pt" svg:x="25.03pt" svg:y="7.8pt">
              <lo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float" office:value="1.02382736206055" calcext:value-type="float">
            <text:p>1.02382736206055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table:number-columns-repeated="1020"/>
        </table:table-row>
        <table:table-row table:style-name="ro1">
          <table:table-cell office:value-type="float" office:value="0.78100118637085" calcext:value-type="float">
            <text:p>0.78100118637085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table:number-columns-repeated="1020"/>
        </table:table-row>
        <table:table-row table:style-name="ro1">
          <table:table-cell office:value-type="float" office:value="1.48149862289429" calcext:value-type="float">
            <text:p>1.48149862289429</text:p>
          </table:table-cell>
          <table:table-cell office:value-type="float" office:value="1.61" calcext:value-type="float">
            <text:p>1.61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table:number-columns-repeated="1020"/>
        </table:table-row>
        <table:table-row table:style-name="ro1">
          <table:table-cell office:value-type="float" office:value="1.51254816055298" calcext:value-type="float">
            <text:p>1.51254816055298</text:p>
          </table:table-cell>
          <table:table-cell office:value-type="float" office:value="1.66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number-columns-repeated="1020"/>
        </table:table-row>
        <table:table-row table:style-name="ro1">
          <table:table-cell office:value-type="float" office:value="0.736433243751526" calcext:value-type="float">
            <text:p>0.736433243751526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table:number-columns-repeated="1020"/>
        </table:table-row>
        <table:table-row table:style-name="ro1">
          <table:table-cell office:value-type="float" office:value="0.936056327819824" calcext:value-type="float">
            <text:p>0.936056327819824</text:p>
          </table:table-cell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20" table:default-cell-style-name="ce1"/>
        <table:table-column table:style-name="co21" table:number-columns-repeated="2" table:default-cell-style-name="ce1"/>
        <table:table-column table:style-name="co21" table:number-columns-repeated="2" table:default-cell-style-name="ce17"/>
        <table:table-column table:style-name="co22" table:default-cell-style-name="ce17"/>
        <table:table-column table:style-name="co23" table:number-columns-repeated="2" table:default-cell-style-name="ce1"/>
        <table:table-column table:style-name="co1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default-cell-style-name="ce1"/>
        <table:table-column table:style-name="co27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1" table:default-cell-style-name="ce1"/>
        <table:table-column table:style-name="co30" table:default-cell-style-name="ce1"/>
        <table:table-column table:style-name="co25" table:default-cell-style-name="ce1"/>
        <table:table-column table:style-name="co27" table:default-cell-style-name="ce1"/>
        <table:table-column table:style-name="co31" table:default-cell-style-name="ce1"/>
        <table:table-column table:style-name="co1" table:number-columns-repeated="1002" table:default-cell-style-name="ce1"/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21" office:value-type="string" calcext:value-type="string" table:number-columns-spanned="4" table:number-rows-spanned="1">
            <text:p>ANN FLOPS</text:p>
          </table:table-cell>
          <table:covered-table-cell table:number-columns-repeated="3"/>
          <table:table-cell table:style-name="ce18"/>
          <table:table-cell table:style-name="ce21" office:value-type="string" calcext:value-type="string" table:number-columns-spanned="4" table:number-rows-spanned="1">
            <text:p>SNN Spike Rate</text:p>
          </table:table-cell>
          <table:covered-table-cell table:number-columns-repeated="3"/>
          <table:table-cell table:style-name="ce18"/>
          <table:table-cell table:style-name="ce21" office:value-type="string" calcext:value-type="string" table:number-columns-spanned="4" table:number-rows-spanned="1">
            <text:p>ANN Energy</text:p>
          </table:table-cell>
          <table:covered-table-cell table:number-columns-repeated="3"/>
          <table:table-cell/>
          <table:table-cell table:style-name="ce21" office:value-type="string" calcext:value-type="string" table:number-columns-spanned="4" table:number-rows-spanned="1">
            <text:p>SNN Energy</text:p>
          </table:table-cell>
          <table:covered-table-cell table:number-columns-repeated="3"/>
          <table:table-cell table:number-columns-repeated="1002"/>
        </table:table-row>
        <table:table-row table:style-name="ro7">
          <table:table-cell/>
          <table:table-cell office:value-type="string" calcext:value-type="string">
            <text:p>VGG4 MNIST</text:p>
          </table:table-cell>
          <table:table-cell office:value-type="string" calcext:value-type="string">
            <text:p>VGG6 CIFAR</text:p>
          </table:table-cell>
          <table:table-cell office:value-type="string" calcext:value-type="string">
            <text:p>VGG16 CIFAR</text:p>
          </table:table-cell>
          <table:table-cell office:value-type="string" calcext:value-type="string">
            <text:p>ResNet20 CIFAR</text:p>
          </table:table-cell>
          <table:table-cell office:value-type="string" calcext:value-type="string">
            <text:p>VGG16 ImageNet</text:p>
          </table:table-cell>
          <table:table-cell table:style-name="ce17" office:value-type="string" calcext:value-type="string">
            <text:p>ResNet20 ImageNet</text:p>
          </table:table-cell>
          <table:table-cell table:style-name="ce17"/>
          <table:table-cell table:style-name="ce17" office:value-type="string" calcext:value-type="string">
            <text:p>VGG16 CIFAR</text:p>
          </table:table-cell>
          <table:table-cell table:style-name="ce17" office:value-type="string" calcext:value-type="string">
            <text:p>ResNet20 CIFAR</text:p>
          </table:table-cell>
          <table:table-cell table:style-name="ce17" office:value-type="string" calcext:value-type="string">
            <text:p>VGG16 ImageNet</text:p>
          </table:table-cell>
          <table:table-cell table:style-name="ce17" office:value-type="string" calcext:value-type="string">
            <text:p>ResNet20 ImageNet</text:p>
          </table:table-cell>
          <table:table-cell table:style-name="ce17"/>
          <table:table-cell table:style-name="ce17" office:value-type="string" calcext:value-type="string">
            <text:p>VGG16 CIFAR</text:p>
          </table:table-cell>
          <table:table-cell table:style-name="ce17" office:value-type="string" calcext:value-type="string">
            <text:p>ResNet20 CIFAR</text:p>
          </table:table-cell>
          <table:table-cell table:style-name="ce17" office:value-type="string" calcext:value-type="string">
            <text:p>VGG16 ImageNet</text:p>
          </table:table-cell>
          <table:table-cell table:style-name="ce17" office:value-type="string" calcext:value-type="string">
            <text:p>ResNet20 ImageNet</text:p>
          </table:table-cell>
          <table:table-cell/>
          <table:table-cell table:style-name="ce17" office:value-type="string" calcext:value-type="string">
            <text:p>VGG16 CIFAR</text:p>
          </table:table-cell>
          <table:table-cell table:style-name="ce17" office:value-type="string" calcext:value-type="string">
            <text:p>ResNet20 CIFAR</text:p>
          </table:table-cell>
          <table:table-cell table:style-name="ce17" office:value-type="string" calcext:value-type="string">
            <text:p>VGG16 ImageNet</text:p>
          </table:table-cell>
          <table:table-cell table:style-name="ce17" office:value-type="string" calcext:value-type="string">
            <text:p>ResNet20 ImageNet</text:p>
          </table:table-cell>
          <table:table-cell table:number-columns-repeated="100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451584" calcext:value-type="float">
            <text:p>451584</text:p>
          </table:table-cell>
          <table:table-cell office:value-type="float" office:value="86704128" calcext:value-type="float">
            <text:p>86704128</text:p>
          </table:table-cell>
          <table:table-cell table:number-columns-repeated="2" office:value-type="float" office:value="1769472" calcext:value-type="float">
            <text:p>1,769,472</text:p>
          </table:table-cell>
          <table:table-cell office:value-type="float" office:value="86704128" calcext:value-type="float">
            <text:p>86,704,128</text:p>
          </table:table-cell>
          <table:table-cell office:value-type="float" office:value="86704128" calcext:value-type="float">
            <text:p>86704128</text:p>
          </table:table-cell>
          <table:table-cell table:formula="of:=SUM([.G4:.G6])/[.G28]" office:value-type="float" office:value="0.559165283376808" calcext:value-type="float">
            <text:p>0.559165283376808</text:p>
          </table:table-cell>
          <table:table-cell table:number-columns-repeated="5"/>
          <table:table-cell table:formula="of:=[.D4]*4.6" office:value-type="float" office:value="8139571.2" calcext:value-type="float">
            <text:p>8139571.2</text:p>
          </table:table-cell>
          <table:table-cell table:formula="of:=[.E4]*4.6" office:value-type="float" office:value="8139571.2" calcext:value-type="float">
            <text:p>8139571.2</text:p>
          </table:table-cell>
          <table:table-cell table:formula="of:=[.F4]*4.6" office:value-type="float" office:value="398838988.8" calcext:value-type="float">
            <text:p>398838988.8</text:p>
          </table:table-cell>
          <table:table-cell table:formula="of:=[.G4]*4.6" office:value-type="float" office:value="398838988.8" calcext:value-type="float">
            <text:p>398838988.8</text:p>
          </table:table-cell>
          <table:table-cell/>
          <table:table-cell table:formula="of:=[.N4]*4.6" office:value-type="float" office:value="37442027.52" calcext:value-type="float">
            <text:p>37442027.52</text:p>
          </table:table-cell>
          <table:table-cell table:formula="of:=[.O4]*4.6" office:value-type="float" office:value="37442027.52" calcext:value-type="float">
            <text:p>37442027.52</text:p>
          </table:table-cell>
          <table:table-cell table:formula="of:=[.P4]*4.6" office:value-type="float" office:value="1834659348.48" calcext:value-type="float">
            <text:p>1834659348.48</text:p>
          </table:table-cell>
          <table:table-cell table:formula="of:=[.Q4]*4.6" office:value-type="float" office:value="1834659348.48" calcext:value-type="float">
            <text:p>1834659348.48</text:p>
          </table:table-cell>
          <table:table-cell table:number-columns-repeated="100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4450688" calcext:value-type="float">
            <text:p>14450688</text:p>
          </table:table-cell>
          <table:table-cell office:value-type="float" office:value="924844032" calcext:value-type="float">
            <text:p>924844032</text:p>
          </table:table-cell>
          <table:table-cell table:number-columns-repeated="2" office:value-type="float" office:value="37748736" calcext:value-type="float">
            <text:p>37,748,736</text:p>
          </table:table-cell>
          <table:table-cell office:value-type="float" office:value="1849688064" calcext:value-type="float">
            <text:p>1,849,688,064</text:p>
          </table:table-cell>
          <table:table-cell office:value-type="float" office:value="1849688064" calcext:value-type="float">
            <text:p>1849688064</text:p>
          </table:table-cell>
          <table:table-cell/>
          <table:table-cell table:number-columns-repeated="2" office:value-type="float" office:value="3.35" calcext:value-type="float">
            <text:p>3.35</text:p>
          </table:table-cell>
          <table:table-cell office:value-type="float" office:value="2.08" calcext:value-type="float">
            <text:p>2.08</text:p>
          </table:table-cell>
          <table:table-cell table:number-columns-repeated="2"/>
          <table:table-cell table:formula="of:=[.D5]*4.6" office:value-type="float" office:value="173644185.6" calcext:value-type="float">
            <text:p>173644185.6</text:p>
          </table:table-cell>
          <table:table-cell table:formula="of:=[.E5]*4.6" office:value-type="float" office:value="173644185.6" calcext:value-type="float">
            <text:p>173644185.6</text:p>
          </table:table-cell>
          <table:table-cell table:formula="of:=[.F5]*4.6" office:value-type="float" office:value="8508565094.4" calcext:value-type="float">
            <text:p>8508565094.4</text:p>
          </table:table-cell>
          <table:table-cell table:formula="of:=[.G5]*4.6" office:value-type="float" office:value="8508565094.4" calcext:value-type="float">
            <text:p>8508565094.4</text:p>
          </table:table-cell>
          <table:table-cell/>
          <table:table-cell table:formula="of:=0.9*[.I5]*[.D5]" office:value-type="float" office:value="113812439.04" calcext:value-type="float">
            <text:p>113812439.04</text:p>
          </table:table-cell>
          <table:table-cell table:formula="of:=0.9*[.J5]*[.E5]" office:value-type="float" office:value="113812439.04" calcext:value-type="float">
            <text:p>113812439.04</text:p>
          </table:table-cell>
          <table:table-cell table:number-columns-repeated="1004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6422528" calcext:value-type="float">
            <text:p>6422528</text:p>
          </table:table-cell>
          <table:table-cell office:value-type="float" office:value="1849688064" calcext:value-type="float">
            <text:p>1849688064</text:p>
          </table:table-cell>
          <table:table-cell office:value-type="float" office:value="18874368" calcext:value-type="float">
            <text:p>18,874,368</text:p>
          </table:table-cell>
          <table:table-cell office:value-type="float" office:value="37748736" calcext:value-type="float">
            <text:p>37,748,736</text:p>
          </table:table-cell>
          <table:table-cell office:value-type="float" office:value="924844032" calcext:value-type="float">
            <text:p>924,844,032</text:p>
          </table:table-cell>
          <table:table-cell office:value-type="float" office:value="1849688064" calcext:value-type="float">
            <text:p>184968806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.54" calcext:value-type="float">
            <text:p>2.54</text:p>
          </table:table-cell>
          <table:table-cell office:value-type="float" office:value="1.75" calcext:value-type="float">
            <text:p>1.75</text:p>
          </table:table-cell>
          <table:table-cell table:number-columns-repeated="2"/>
          <table:table-cell table:formula="of:=[.D6]*4.6" office:value-type="float" office:value="86822092.8" calcext:value-type="float">
            <text:p>86822092.8</text:p>
          </table:table-cell>
          <table:table-cell table:formula="of:=[.E6]*4.6" office:value-type="float" office:value="173644185.6" calcext:value-type="float">
            <text:p>173644185.6</text:p>
          </table:table-cell>
          <table:table-cell table:formula="of:=[.F6]*4.6" office:value-type="float" office:value="4254282547.2" calcext:value-type="float">
            <text:p>4254282547.2</text:p>
          </table:table-cell>
          <table:table-cell table:formula="of:=[.G6]*4.6" office:value-type="float" office:value="8508565094.4" calcext:value-type="float">
            <text:p>8508565094.4</text:p>
          </table:table-cell>
          <table:table-cell/>
          <table:table-cell table:formula="of:=0.9*[.I6]*[.D6]" office:value-type="float" office:value="22083010.56" calcext:value-type="float">
            <text:p>22083010.56</text:p>
          </table:table-cell>
          <table:table-cell table:formula="of:=0.9*[.J6]*[.E6]" office:value-type="float" office:value="86293610.496" calcext:value-type="float">
            <text:p>86293610.496</text:p>
          </table:table-cell>
          <table:table-cell table:number-columns-repeated="1004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10240" calcext:value-type="float">
            <text:p>1024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37748736" calcext:value-type="float">
            <text:p>37,748,736</text:p>
          </table:table-cell>
          <table:table-cell office:value-type="float" office:value="9437184" calcext:value-type="float">
            <text:p>9,437,184</text:p>
          </table:table-cell>
          <table:table-cell office:value-type="float" office:value="1849688064" calcext:value-type="float">
            <text:p>1,849,688,064</text:p>
          </table:table-cell>
          <table:table-cell office:value-type="float" office:value="462422016" calcext:value-type="float">
            <text:p>462422016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3.91" calcext:value-type="float">
            <text:p>3.91</text:p>
          </table:table-cell>
          <table:table-cell office:value-type="float" office:value="2.44" calcext:value-type="float">
            <text:p>2.44</text:p>
          </table:table-cell>
          <table:table-cell table:number-columns-repeated="2"/>
          <table:table-cell table:formula="of:=[.D7]*4.6" office:value-type="float" office:value="173644185.6" calcext:value-type="float">
            <text:p>173644185.6</text:p>
          </table:table-cell>
          <table:table-cell table:formula="of:=[.E7]*4.6" office:value-type="float" office:value="43411046.4" calcext:value-type="float">
            <text:p>43411046.4</text:p>
          </table:table-cell>
          <table:table-cell table:formula="of:=[.F7]*4.6" office:value-type="float" office:value="8508565094.4" calcext:value-type="float">
            <text:p>8508565094.4</text:p>
          </table:table-cell>
          <table:table-cell table:formula="of:=[.G7]*4.6" office:value-type="float" office:value="2127141273.6" calcext:value-type="float">
            <text:p>2127141273.6</text:p>
          </table:table-cell>
          <table:table-cell/>
          <table:table-cell table:formula="of:=0.9*[.I7]*[.D7]" office:value-type="float" office:value="62851645.44" calcext:value-type="float">
            <text:p>62851645.44</text:p>
          </table:table-cell>
          <table:table-cell table:formula="of:=0.9*[.J7]*[.E7]" office:value-type="float" office:value="33209450.496" calcext:value-type="float">
            <text:p>33209450.496</text:p>
          </table:table-cell>
          <table:table-cell table:number-columns-repeated="1004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float" office:value="16777216" calcext:value-type="float">
            <text:p>16777216</text:p>
          </table:table-cell>
          <table:table-cell office:value-type="float" office:value="18874368" calcext:value-type="float">
            <text:p>18,874,368</text:p>
          </table:table-cell>
          <table:table-cell office:value-type="float" office:value="9437184" calcext:value-type="float">
            <text:p>9,437,184</text:p>
          </table:table-cell>
          <table:table-cell office:value-type="float" office:value="924844032" calcext:value-type="float">
            <text:p>924,844,032</text:p>
          </table:table-cell>
          <table:table-cell office:value-type="float" office:value="462422016" calcext:value-type="float">
            <text:p>462422016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1.07" calcext:value-type="float">
            <text:p>1.07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table:formula="of:=[.D8]*4.6" office:value-type="float" office:value="86822092.8" calcext:value-type="float">
            <text:p>86822092.8</text:p>
          </table:table-cell>
          <table:table-cell table:formula="of:=[.E8]*4.6" office:value-type="float" office:value="43411046.4" calcext:value-type="float">
            <text:p>43411046.4</text:p>
          </table:table-cell>
          <table:table-cell table:formula="of:=[.F8]*4.6" office:value-type="float" office:value="4254282547.2" calcext:value-type="float">
            <text:p>4254282547.2</text:p>
          </table:table-cell>
          <table:table-cell table:formula="of:=[.G8]*4.6" office:value-type="float" office:value="2127141273.6" calcext:value-type="float">
            <text:p>2127141273.6</text:p>
          </table:table-cell>
          <table:table-cell/>
          <table:table-cell table:formula="of:=0.9*[.I8]*[.D8]" office:value-type="float" office:value="9003073.536" calcext:value-type="float">
            <text:p>9003073.536</text:p>
          </table:table-cell>
          <table:table-cell table:formula="of:=0.9*[.J8]*[.E8]" office:value-type="float" office:value="9088008.192" calcext:value-type="float">
            <text:p>9088008.192</text:p>
          </table:table-cell>
          <table:table-cell table:number-columns-repeated="1004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float" office:value="40960" calcext:value-type="float">
            <text:p>40960</text:p>
          </table:table-cell>
          <table:table-cell office:value-type="float" office:value="37748736" calcext:value-type="float">
            <text:p>37,748,736</text:p>
          </table:table-cell>
          <table:table-cell office:value-type="float" office:value="9437184" calcext:value-type="float">
            <text:p>9,437,184</text:p>
          </table:table-cell>
          <table:table-cell office:value-type="float" office:value="1849688064" calcext:value-type="float">
            <text:p>1,849,688,064</text:p>
          </table:table-cell>
          <table:table-cell office:value-type="float" office:value="462422016" calcext:value-type="float">
            <text:p>462422016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3.18" calcext:value-type="float">
            <text:p>3.18</text:p>
          </table:table-cell>
          <table:table-cell office:value-type="float" office:value="1.81" calcext:value-type="float">
            <text:p>1.81</text:p>
          </table:table-cell>
          <table:table-cell table:number-columns-repeated="2"/>
          <table:table-cell table:formula="of:=[.D9]*4.6" office:value-type="float" office:value="173644185.6" calcext:value-type="float">
            <text:p>173644185.6</text:p>
          </table:table-cell>
          <table:table-cell table:formula="of:=[.E9]*4.6" office:value-type="float" office:value="43411046.4" calcext:value-type="float">
            <text:p>43411046.4</text:p>
          </table:table-cell>
          <table:table-cell table:formula="of:=[.F9]*4.6" office:value-type="float" office:value="8508565094.4" calcext:value-type="float">
            <text:p>8508565094.4</text:p>
          </table:table-cell>
          <table:table-cell table:formula="of:=[.G9]*4.6" office:value-type="float" office:value="2127141273.6" calcext:value-type="float">
            <text:p>2127141273.6</text:p>
          </table:table-cell>
          <table:table-cell/>
          <table:table-cell table:formula="of:=0.9*[.I9]*[.D9]" office:value-type="float" office:value="31595692.032" calcext:value-type="float">
            <text:p>31595692.032</text:p>
          </table:table-cell>
          <table:table-cell table:formula="of:=0.9*[.J9]*[.E9]" office:value-type="float" office:value="27009220.608" calcext:value-type="float">
            <text:p>27009220.608</text:p>
          </table:table-cell>
          <table:table-cell table:number-columns-repeated="1004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7748736" calcext:value-type="float">
            <text:p>37,748,736</text:p>
          </table:table-cell>
          <table:table-cell office:value-type="float" office:value="9437184" calcext:value-type="float">
            <text:p>9,437,184</text:p>
          </table:table-cell>
          <table:table-cell office:value-type="float" office:value="1849688064" calcext:value-type="float">
            <text:p>1,849,688,064</text:p>
          </table:table-cell>
          <table:table-cell office:value-type="float" office:value="462422016" calcext:value-type="float">
            <text:p>462422016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87" calcext:value-type="float">
            <text:p>0.87</text:p>
          </table:table-cell>
          <table:table-cell office:value-type="float" office:value="1.21" calcext:value-type="float">
            <text:p>1.21</text:p>
          </table:table-cell>
          <table:table-cell table:number-columns-repeated="2"/>
          <table:table-cell table:formula="of:=[.D10]*4.6" office:value-type="float" office:value="173644185.6" calcext:value-type="float">
            <text:p>173644185.6</text:p>
          </table:table-cell>
          <table:table-cell table:formula="of:=[.E10]*4.6" office:value-type="float" office:value="43411046.4" calcext:value-type="float">
            <text:p>43411046.4</text:p>
          </table:table-cell>
          <table:table-cell table:formula="of:=[.F10]*4.6" office:value-type="float" office:value="8508565094.4" calcext:value-type="float">
            <text:p>8508565094.4</text:p>
          </table:table-cell>
          <table:table-cell table:formula="of:=[.G10]*4.6" office:value-type="float" office:value="2127141273.6" calcext:value-type="float">
            <text:p>2127141273.6</text:p>
          </table:table-cell>
          <table:table-cell/>
          <table:table-cell table:formula="of:=0.9*[.I10]*[.D10]" office:value-type="float" office:value="15967715.328" calcext:value-type="float">
            <text:p>15967715.328</text:p>
          </table:table-cell>
          <table:table-cell table:formula="of:=0.9*[.J10]*[.E10]" office:value-type="float" office:value="7389315.072" calcext:value-type="float">
            <text:p>7389315.072</text:p>
          </table:table-cell>
          <table:table-cell table:number-columns-repeated="1004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8874368" calcext:value-type="float">
            <text:p>18,874,368</text:p>
          </table:table-cell>
          <table:table-cell office:value-type="float" office:value="4718592" calcext:value-type="float">
            <text:p>4,718,592</text:p>
          </table:table-cell>
          <table:table-cell office:value-type="float" office:value="924844032" calcext:value-type="float">
            <text:p>924,844,032</text:p>
          </table:table-cell>
          <table:table-cell office:value-type="float" office:value="231211008" calcext:value-type="float">
            <text:p>231211008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2.44" calcext:value-type="float">
            <text:p>2.44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table:formula="of:=[.D11]*4.6" office:value-type="float" office:value="86822092.8" calcext:value-type="float">
            <text:p>86822092.8</text:p>
          </table:table-cell>
          <table:table-cell table:formula="of:=[.E11]*4.6" office:value-type="float" office:value="21705523.2" calcext:value-type="float">
            <text:p>21705523.2</text:p>
          </table:table-cell>
          <table:table-cell table:formula="of:=[.F11]*4.6" office:value-type="float" office:value="4254282547.2" calcext:value-type="float">
            <text:p>4254282547.2</text:p>
          </table:table-cell>
          <table:table-cell table:formula="of:=[.G11]*4.6" office:value-type="float" office:value="1063570636.8" calcext:value-type="float">
            <text:p>1063570636.8</text:p>
          </table:table-cell>
          <table:table-cell/>
          <table:table-cell table:formula="of:=0.9*[.I11]*[.D11]" office:value-type="float" office:value="3906994.176" calcext:value-type="float">
            <text:p>3906994.176</text:p>
          </table:table-cell>
          <table:table-cell table:formula="of:=0.9*[.J11]*[.E11]" office:value-type="float" office:value="10362028.032" calcext:value-type="float">
            <text:p>10362028.032</text:p>
          </table:table-cell>
          <table:table-cell table:number-columns-repeated="1004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7748736" calcext:value-type="float">
            <text:p>37,748,736</text:p>
          </table:table-cell>
          <table:table-cell office:value-type="float" office:value="9437184" calcext:value-type="float">
            <text:p>9,437,184</text:p>
          </table:table-cell>
          <table:table-cell office:value-type="float" office:value="1849688064" calcext:value-type="float">
            <text:p>1,849,688,064</text:p>
          </table:table-cell>
          <table:table-cell office:value-type="float" office:value="462422016" calcext:value-type="float">
            <text:p>462422016</text:p>
          </table:table-cell>
          <table:table-cell/>
          <table:table-cell office:value-type="float" office:value="1.27" calcext:value-type="float">
            <text:p>1.27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formula="of:=[.D12]*4.6" office:value-type="float" office:value="173644185.6" calcext:value-type="float">
            <text:p>173644185.6</text:p>
          </table:table-cell>
          <table:table-cell table:formula="of:=[.E12]*4.6" office:value-type="float" office:value="43411046.4" calcext:value-type="float">
            <text:p>43411046.4</text:p>
          </table:table-cell>
          <table:table-cell table:formula="of:=[.F12]*4.6" office:value-type="float" office:value="8508565094.4" calcext:value-type="float">
            <text:p>8508565094.4</text:p>
          </table:table-cell>
          <table:table-cell table:formula="of:=[.G12]*4.6" office:value-type="float" office:value="2127141273.6" calcext:value-type="float">
            <text:p>2127141273.6</text:p>
          </table:table-cell>
          <table:table-cell/>
          <table:table-cell table:formula="of:=0.9*[.I12]*[.D12]" office:value-type="float" office:value="43146805.248" calcext:value-type="float">
            <text:p>43146805.248</text:p>
          </table:table-cell>
          <table:table-cell table:formula="of:=0.9*[.J12]*[.E12]" office:value-type="float" office:value="11041505.28" calcext:value-type="float">
            <text:p>11041505.28</text:p>
          </table:table-cell>
          <table:table-cell table:number-columns-repeated="1004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748736" calcext:value-type="float">
            <text:p>37,748,736</text:p>
          </table:table-cell>
          <table:table-cell office:value-type="float" office:value="131072" calcext:value-type="float">
            <text:p>131,072</text:p>
          </table:table-cell>
          <table:table-cell office:value-type="float" office:value="1849688064" calcext:value-type="float">
            <text:p>1,849,688,064</text:p>
          </table:table-cell>
          <table:table-cell office:value-type="float" office:value="6422528" calcext:value-type="float">
            <text:p>6422528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1.5" calcext:value-type="float">
            <text:p>1.5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table:formula="of:=[.D13]*4.6" office:value-type="float" office:value="173644185.6" calcext:value-type="float">
            <text:p>173644185.6</text:p>
          </table:table-cell>
          <table:table-cell table:formula="of:=[.E13]*4.6" office:value-type="float" office:value="602931.2" calcext:value-type="float">
            <text:p>602931.2</text:p>
          </table:table-cell>
          <table:table-cell table:formula="of:=[.F13]*4.6" office:value-type="float" office:value="8508565094.4" calcext:value-type="float">
            <text:p>8508565094.4</text:p>
          </table:table-cell>
          <table:table-cell table:formula="of:=[.G13]*4.6" office:value-type="float" office:value="29543628.8" calcext:value-type="float">
            <text:p>29543628.8</text:p>
          </table:table-cell>
          <table:table-cell/>
          <table:table-cell table:formula="of:=0.9*[.I13]*[.D13]" office:value-type="float" office:value="72704065.536" calcext:value-type="float">
            <text:p>72704065.536</text:p>
          </table:table-cell>
          <table:table-cell table:formula="of:=0.9*[.J13]*[.E13]" office:value-type="float" office:value="176947.2" calcext:value-type="float">
            <text:p>176947.2</text:p>
          </table:table-cell>
          <table:table-cell table:number-columns-repeated="1004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437184" calcext:value-type="float">
            <text:p>9,437,184</text:p>
          </table:table-cell>
          <table:table-cell office:value-type="float" office:value="2359296" calcext:value-type="float">
            <text:p>2,359,296</text:p>
          </table:table-cell>
          <table:table-cell office:value-type="float" office:value="462422016" calcext:value-type="float">
            <text:p>462,422,016</text:p>
          </table:table-cell>
          <table:table-cell office:value-type="float" office:value="115605504" calcext:value-type="float">
            <text:p>115605504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0.64" calcext:value-type="float">
            <text:p>0.64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table:formula="of:=[.D14]*4.6" office:value-type="float" office:value="43411046.4" calcext:value-type="float">
            <text:p>43411046.4</text:p>
          </table:table-cell>
          <table:table-cell table:formula="of:=[.E14]*4.6" office:value-type="float" office:value="10852761.6" calcext:value-type="float">
            <text:p>10852761.6</text:p>
          </table:table-cell>
          <table:table-cell table:formula="of:=[.F14]*4.6" office:value-type="float" office:value="2127141273.6" calcext:value-type="float">
            <text:p>2127141273.6</text:p>
          </table:table-cell>
          <table:table-cell table:formula="of:=[.G14]*4.6" office:value-type="float" office:value="531785318.4" calcext:value-type="float">
            <text:p>531785318.4</text:p>
          </table:table-cell>
          <table:table-cell/>
          <table:table-cell table:formula="of:=0.9*[.I14]*[.D14]" office:value-type="float" office:value="13164871.68" calcext:value-type="float">
            <text:p>13164871.68</text:p>
          </table:table-cell>
          <table:table-cell table:formula="of:=0.9*[.J14]*[.E14]" office:value-type="float" office:value="1358954.496" calcext:value-type="float">
            <text:p>1358954.496</text:p>
          </table:table-cell>
          <table:table-cell table:number-columns-repeated="1004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437184" calcext:value-type="float">
            <text:p>9,437,184</text:p>
          </table:table-cell>
          <table:table-cell office:value-type="float" office:value="2359296" calcext:value-type="float">
            <text:p>2,359,296</text:p>
          </table:table-cell>
          <table:table-cell office:value-type="float" office:value="462422016" calcext:value-type="float">
            <text:p>462,422,016</text:p>
          </table:table-cell>
          <table:table-cell office:value-type="float" office:value="115605504" calcext:value-type="float">
            <text:p>115605504</text:p>
          </table:table-cell>
          <table:table-cell/>
          <table:table-cell office:value-type="float" office:value="2.31" calcext:value-type="float">
            <text:p>2.31</text:p>
          </table:table-cell>
          <table:table-cell office:value-type="float" office:value="1.11" calcext:value-type="float">
            <text:p>1.11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table:formula="of:=[.D15]*4.6" office:value-type="float" office:value="43411046.4" calcext:value-type="float">
            <text:p>43411046.4</text:p>
          </table:table-cell>
          <table:table-cell table:formula="of:=[.E15]*4.6" office:value-type="float" office:value="10852761.6" calcext:value-type="float">
            <text:p>10852761.6</text:p>
          </table:table-cell>
          <table:table-cell table:formula="of:=[.F15]*4.6" office:value-type="float" office:value="2127141273.6" calcext:value-type="float">
            <text:p>2127141273.6</text:p>
          </table:table-cell>
          <table:table-cell table:formula="of:=[.G15]*4.6" office:value-type="float" office:value="531785318.4" calcext:value-type="float">
            <text:p>531785318.4</text:p>
          </table:table-cell>
          <table:table-cell/>
          <table:table-cell table:formula="of:=0.9*[.I15]*[.D15]" office:value-type="float" office:value="19619905.536" calcext:value-type="float">
            <text:p>19619905.536</text:p>
          </table:table-cell>
          <table:table-cell table:formula="of:=0.9*[.J15]*[.E15]" office:value-type="float" office:value="2356936.704" calcext:value-type="float">
            <text:p>2356936.704</text:p>
          </table:table-cell>
          <table:table-cell table:number-columns-repeated="1004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9437184" calcext:value-type="float">
            <text:p>9,437,184</text:p>
          </table:table-cell>
          <table:table-cell office:value-type="float" office:value="1179648" calcext:value-type="float">
            <text:p>1,179,648</text:p>
          </table:table-cell>
          <table:table-cell office:value-type="float" office:value="462422016" calcext:value-type="float">
            <text:p>462,422,016</text:p>
          </table:table-cell>
          <table:table-cell office:value-type="float" office:value="57802752" calcext:value-type="float">
            <text:p>57802752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float" office:value="0.77" calcext:value-type="float">
            <text:p>0.77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table:formula="of:=[.D16]*4.6" office:value-type="float" office:value="43411046.4" calcext:value-type="float">
            <text:p>43411046.4</text:p>
          </table:table-cell>
          <table:table-cell table:formula="of:=[.E16]*4.6" office:value-type="float" office:value="5426380.8" calcext:value-type="float">
            <text:p>5426380.8</text:p>
          </table:table-cell>
          <table:table-cell table:formula="of:=[.F16]*4.6" office:value-type="float" office:value="2127141273.6" calcext:value-type="float">
            <text:p>2127141273.6</text:p>
          </table:table-cell>
          <table:table-cell table:formula="of:=[.G16]*4.6" office:value-type="float" office:value="265892659.2" calcext:value-type="float">
            <text:p>265892659.2</text:p>
          </table:table-cell>
          <table:table-cell/>
          <table:table-cell table:formula="of:=0.9*[.I16]*[.D16]" office:value-type="float" office:value="15373172.736" calcext:value-type="float">
            <text:p>15373172.736</text:p>
          </table:table-cell>
          <table:table-cell table:formula="of:=0.9*[.J16]*[.E16]" office:value-type="float" office:value="817496.064" calcext:value-type="float">
            <text:p>817496.064</text:p>
          </table:table-cell>
          <table:table-cell table:number-columns-repeated="1004"/>
        </table:table-row>
        <table:table-row table:style-name="ro7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388608" calcext:value-type="float">
            <text:p>8,388,608</text:p>
          </table:table-cell>
          <table:table-cell office:value-type="float" office:value="2359296" calcext:value-type="float">
            <text:p>2,359,296</text:p>
          </table:table-cell>
          <table:table-cell office:value-type="float" office:value="8388608" calcext:value-type="float">
            <text:p>8,388,608</text:p>
          </table:table-cell>
          <table:table-cell office:value-type="float" office:value="115605504" calcext:value-type="float">
            <text:p>115605504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0.61" calcext:value-type="float">
            <text:p>0.61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table:formula="of:=[.D17]*4.6" office:value-type="float" office:value="38587596.8" calcext:value-type="float">
            <text:p>38587596.8</text:p>
          </table:table-cell>
          <table:table-cell table:formula="of:=[.E17]*4.6" office:value-type="float" office:value="10852761.6" calcext:value-type="float">
            <text:p>10852761.6</text:p>
          </table:table-cell>
          <table:table-cell table:formula="of:=[.F17]*4.6" office:value-type="float" office:value="38587596.8" calcext:value-type="float">
            <text:p>38587596.8</text:p>
          </table:table-cell>
          <table:table-cell table:formula="of:=[.G17]*4.6" office:value-type="float" office:value="531785318.4" calcext:value-type="float">
            <text:p>531785318.4</text:p>
          </table:table-cell>
          <table:table-cell/>
          <table:table-cell table:formula="of:=0.9*[.I17]*[.D17]" office:value-type="float" office:value="10871635.968" calcext:value-type="float">
            <text:p>10871635.968</text:p>
          </table:table-cell>
          <table:table-cell table:formula="of:=0.9*[.J17]*[.E17]" office:value-type="float" office:value="1295253.504" calcext:value-type="float">
            <text:p>1295253.504</text:p>
          </table:table-cell>
          <table:table-cell table:number-columns-repeated="1004"/>
        </table:table-row>
        <table:table-row table:style-name="ro7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777216" calcext:value-type="float">
            <text:p>16,777,216</text:p>
          </table:table-cell>
          <table:table-cell office:value-type="float" office:value="32768" calcext:value-type="float">
            <text:p>32,768</text:p>
          </table:table-cell>
          <table:table-cell office:value-type="float" office:value="16777216" calcext:value-type="float">
            <text:p>16,777,216</text:p>
          </table:table-cell>
          <table:table-cell office:value-type="float" office:value="1605632" calcext:value-type="float">
            <text:p>1605632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float" office:value="0.21" calcext:value-type="float">
            <text:p>0.21</text:p>
          </table:table-cell>
          <table:table-cell office:value-type="float" office:value="0.36" calcext:value-type="float">
            <text:p>0.36</text:p>
          </table:table-cell>
          <table:table-cell table:number-columns-repeated="2"/>
          <table:table-cell table:formula="of:=[.D18]*4.6" office:value-type="float" office:value="77175193.6" calcext:value-type="float">
            <text:p>77175193.6</text:p>
          </table:table-cell>
          <table:table-cell table:formula="of:=[.E18]*4.6" office:value-type="float" office:value="150732.8" calcext:value-type="float">
            <text:p>150732.8</text:p>
          </table:table-cell>
          <table:table-cell table:formula="of:=[.F18]*4.6" office:value-type="float" office:value="77175193.6" calcext:value-type="float">
            <text:p>77175193.6</text:p>
          </table:table-cell>
          <table:table-cell table:formula="of:=[.G18]*4.6" office:value-type="float" office:value="7385907.2" calcext:value-type="float">
            <text:p>7385907.2</text:p>
          </table:table-cell>
          <table:table-cell/>
          <table:table-cell table:formula="of:=0.9*[.I18]*[.D18]" office:value-type="float" office:value="15250489.344" calcext:value-type="float">
            <text:p>15250489.344</text:p>
          </table:table-cell>
          <table:table-cell table:formula="of:=0.9*[.J18]*[.E18]" office:value-type="float" office:value="6193.152" calcext:value-type="float">
            <text:p>6193.152</text:p>
          </table:table-cell>
          <table:table-cell table:number-columns-repeated="1004"/>
        </table:table-row>
        <table:table-row table:style-name="ro7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0960" calcext:value-type="float">
            <text:p>40,960</text:p>
          </table:table-cell>
          <table:table-cell office:value-type="float" office:value="589824" calcext:value-type="float">
            <text:p>589,824</text:p>
          </table:table-cell>
          <table:table-cell table:formula="of:=4096*1000" office:value-type="float" office:value="4096000" calcext:value-type="float">
            <text:p>4,096,000</text:p>
          </table:table-cell>
          <table:table-cell office:value-type="float" office:value="28901376" calcext:value-type="float">
            <text:p>28901376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0.42" calcext:value-type="float">
            <text:p>0.42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D19]*4.6" office:value-type="float" office:value="188416" calcext:value-type="float">
            <text:p>188416</text:p>
          </table:table-cell>
          <table:table-cell table:formula="of:=[.E19]*4.6" office:value-type="float" office:value="2713190.4" calcext:value-type="float">
            <text:p>2713190.4</text:p>
          </table:table-cell>
          <table:table-cell table:formula="of:=[.F19]*4.6" office:value-type="float" office:value="18841600" calcext:value-type="float">
            <text:p>18841600</text:p>
          </table:table-cell>
          <table:table-cell table:formula="of:=[.G19]*4.6" office:value-type="float" office:value="132946329.6" calcext:value-type="float">
            <text:p>132946329.6</text:p>
          </table:table-cell>
          <table:table-cell/>
          <table:table-cell table:formula="of:=0.9*[.I19]*[.D19]" office:value-type="float" office:value="42393.6" calcext:value-type="float">
            <text:p>42393.6</text:p>
          </table:table-cell>
          <table:table-cell table:formula="of:=0.9*[.J19]*[.E19]" office:value-type="float" office:value="222953.472" calcext:value-type="float">
            <text:p>222953.472</text:p>
          </table:table-cell>
          <table:table-cell table:number-columns-repeated="1004"/>
        </table:table-row>
        <table:table-row table:style-name="ro7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589824" calcext:value-type="float">
            <text:p>589,824</text:p>
          </table:table-cell>
          <table:table-cell/>
          <table:table-cell office:value-type="float" office:value="28901376" calcext:value-type="float">
            <text:p>28901376</text:p>
          </table:table-cell>
          <table:table-cell table:number-columns-repeated="2"/>
          <table:table-cell office:value-type="float" office:value="0.27" calcext:value-type="float">
            <text:p>0.27</text:p>
          </table:table-cell>
          <table:table-cell table:number-columns-repeated="4"/>
          <table:table-cell table:formula="of:=[.E20]*4.6" office:value-type="float" office:value="2713190.4" calcext:value-type="float">
            <text:p>2713190.4</text:p>
          </table:table-cell>
          <table:table-cell/>
          <table:table-cell table:formula="of:=[.G20]*4.6" office:value-type="float" office:value="132946329.6" calcext:value-type="float">
            <text:p>132946329.6</text:p>
          </table:table-cell>
          <table:table-cell table:number-columns-repeated="2"/>
          <table:table-cell table:formula="of:=0.9*[.J20]*[.E20]" office:value-type="float" office:value="143327.232" calcext:value-type="float">
            <text:p>143327.232</text:p>
          </table:table-cell>
          <table:table-cell table:number-columns-repeated="1004"/>
        </table:table-row>
        <table:table-row table:style-name="ro7"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179648" calcext:value-type="float">
            <text:p>1,179,648</text:p>
          </table:table-cell>
          <table:table-cell/>
          <table:table-cell office:value-type="float" office:value="18874368" calcext:value-type="float">
            <text:p>18874368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 table:number-columns-repeated="4"/>
          <table:table-cell table:formula="of:=[.E21]*4.6" office:value-type="float" office:value="5426380.8" calcext:value-type="float">
            <text:p>5426380.8</text:p>
          </table:table-cell>
          <table:table-cell/>
          <table:table-cell table:formula="of:=[.G21]*4.6" office:value-type="float" office:value="86822092.8" calcext:value-type="float">
            <text:p>86822092.8</text:p>
          </table:table-cell>
          <table:table-cell table:number-columns-repeated="2"/>
          <table:table-cell table:formula="of:=0.9*[.J21]*[.E21]" office:value-type="float" office:value="254803.968" calcext:value-type="float">
            <text:p>254803.968</text:p>
          </table:table-cell>
          <table:table-cell table:number-columns-repeated="1004"/>
        </table:table-row>
        <table:table-row table:style-name="ro7"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359296" calcext:value-type="float">
            <text:p>2,359,296</text:p>
          </table:table-cell>
          <table:table-cell/>
          <table:table-cell office:value-type="float" office:value="37748736" calcext:value-type="float">
            <text:p>37748736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4"/>
          <table:table-cell table:formula="of:=[.E22]*4.6" office:value-type="float" office:value="10852761.6" calcext:value-type="float">
            <text:p>10852761.6</text:p>
          </table:table-cell>
          <table:table-cell/>
          <table:table-cell table:formula="of:=[.G22]*4.6" office:value-type="float" office:value="173644185.6" calcext:value-type="float">
            <text:p>173644185.6</text:p>
          </table:table-cell>
          <table:table-cell table:number-columns-repeated="2"/>
          <table:table-cell table:formula="of:=0.9*[.J22]*[.E22]" office:value-type="float" office:value="21233.664" calcext:value-type="float">
            <text:p>21233.664</text:p>
          </table:table-cell>
          <table:table-cell table:number-columns-repeated="1004"/>
        </table:table-row>
        <table:table-row table:style-name="ro7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31072" calcext:value-type="float">
            <text:p>131,072</text:p>
          </table:table-cell>
          <table:table-cell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0.18" calcext:value-type="float">
            <text:p>0.18</text:p>
          </table:table-cell>
          <table:table-cell table:number-columns-repeated="4"/>
          <table:table-cell table:formula="of:=[.E23]*4.6" office:value-type="float" office:value="602931.2" calcext:value-type="float">
            <text:p>602931.2</text:p>
          </table:table-cell>
          <table:table-cell/>
          <table:table-cell table:formula="of:=[.G23]*4.6" office:value-type="float" office:value="2411724.8" calcext:value-type="float">
            <text:p>2411724.8</text:p>
          </table:table-cell>
          <table:table-cell table:number-columns-repeated="2"/>
          <table:table-cell table:formula="of:=0.9*[.J23]*[.E23]" office:value-type="float" office:value="21233.664" calcext:value-type="float">
            <text:p>21233.664</text:p>
          </table:table-cell>
          <table:table-cell table:number-columns-repeated="1004"/>
        </table:table-row>
        <table:table-row table:style-name="ro7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359296" calcext:value-type="float">
            <text:p>2,359,296</text:p>
          </table:table-cell>
          <table:table-cell/>
          <table:table-cell office:value-type="float" office:value="9437184" calcext:value-type="float">
            <text:p>9437184</text:p>
          </table:table-cell>
          <table:table-cell table:number-columns-repeated="7"/>
          <table:table-cell table:formula="of:=[.E24]*4.6" office:value-type="float" office:value="10852761.6" calcext:value-type="float">
            <text:p>10852761.6</text:p>
          </table:table-cell>
          <table:table-cell/>
          <table:table-cell table:formula="of:=[.G24]*4.6" office:value-type="float" office:value="43411046.4" calcext:value-type="float">
            <text:p>43411046.4</text:p>
          </table:table-cell>
          <table:table-cell table:number-columns-repeated="2"/>
          <table:table-cell table:formula="of:=0.9*[.J24]*[.E24]" office:value-type="float" office:value="0" calcext:value-type="float">
            <text:p>0</text:p>
          </table:table-cell>
          <table:table-cell table:number-columns-repeated="1004"/>
        </table:table-row>
        <table:table-row table:style-name="ro7"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359296" calcext:value-type="float">
            <text:p>2,359,296</text:p>
          </table:table-cell>
          <table:table-cell/>
          <table:table-cell office:value-type="float" office:value="9437184" calcext:value-type="float">
            <text:p>9437184</text:p>
          </table:table-cell>
          <table:table-cell table:number-columns-repeated="7"/>
          <table:table-cell table:formula="of:=[.E25]*4.6" office:value-type="float" office:value="10852761.6" calcext:value-type="float">
            <text:p>10852761.6</text:p>
          </table:table-cell>
          <table:table-cell/>
          <table:table-cell table:formula="of:=[.G25]*4.6" office:value-type="float" office:value="43411046.4" calcext:value-type="float">
            <text:p>43411046.4</text:p>
          </table:table-cell>
          <table:table-cell table:number-columns-repeated="2"/>
          <table:table-cell table:formula="of:=0.9*[.J25]*[.E25]" office:value-type="float" office:value="0" calcext:value-type="float">
            <text:p>0</text:p>
          </table:table-cell>
          <table:table-cell table:number-columns-repeated="1004"/>
        </table:table-row>
        <table:table-row table:style-name="ro7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0480" calcext:value-type="float">
            <text:p>20,480</text:p>
          </table:table-cell>
          <table:table-cell/>
          <table:table-cell office:value-type="float" office:value="20480" calcext:value-type="float">
            <text:p>20480</text:p>
          </table:table-cell>
          <table:table-cell table:number-columns-repeated="7"/>
          <table:table-cell table:formula="of:=[.E26]*4.6" office:value-type="float" office:value="94208" calcext:value-type="float">
            <text:p>94208</text:p>
          </table:table-cell>
          <table:table-cell/>
          <table:table-cell table:formula="of:=[.G26]*4.6" office:value-type="float" office:value="94208" calcext:value-type="float">
            <text:p>94208</text:p>
          </table:table-cell>
          <table:table-cell table:number-columns-repeated="2"/>
          <table:table-cell table:formula="of:=0.9*[.J26]*[.E26]" office:value-type="float" office:value="0" calcext:value-type="float">
            <text:p>0</text:p>
          </table:table-cell>
          <table:table-cell table:number-columns-repeated="1004"/>
        </table:table-row>
        <table:table-row table:style-name="ro7">
          <table:table-cell table:number-columns-repeated="1024"/>
        </table:table-row>
        <table:table-row table:style-name="ro7">
          <table:table-cell table:style-name="ce19" office:value-type="string" calcext:value-type="string">
            <text:p>Sum</text:p>
          </table:table-cell>
          <table:table-cell table:style-name="ce17" table:formula="of:=SUM([.B4:.B19])" office:value-type="float" office:value="21335040" calcext:value-type="float">
            <text:p>21,335,040</text:p>
          </table:table-cell>
          <table:table-cell table:style-name="ce17" table:formula="of:=SUM([.C4:.C19])" office:value-type="float" office:value="2911608832" calcext:value-type="float">
            <text:p>2,911,608,832</text:p>
          </table:table-cell>
          <table:table-cell table:formula="of:=SUM([.D4:.D19])" office:value-type="float" office:value="338403328" calcext:value-type="float">
            <text:p>338,403,328</text:p>
          </table:table-cell>
          <table:table-cell table:formula="of:=SUM([.E4:.E19])" office:value-type="float" office:value="138182656" calcext:value-type="float">
            <text:p>138,182,656</text:p>
          </table:table-cell>
          <table:table-cell table:formula="of:=SUM([.F4:.F19])" office:value-type="float" office:value="15375892480" calcext:value-type="float">
            <text:p>15,375,892,480</text:p>
          </table:table-cell>
          <table:table-cell table:style-name="ce17" table:formula="of:=SUM([.G4:.G19])" office:value-type="float" office:value="6770950144" calcext:value-type="float">
            <text:p>6,770,950,144</text:p>
          </table:table-cell>
          <table:table-cell table:style-name="ce19" table:number-columns-repeated="6"/>
          <table:table-cell table:style-name="ce19" table:formula="of:=SUM([.N4:.N26])" office:value-type="float" office:value="1556655308.8" calcext:value-type="float">
            <text:p>1,556,655,308.80</text:p>
          </table:table-cell>
          <table:table-cell table:style-name="ce19" table:formula="of:=SUM([.O4:.O26])" office:value-type="float" office:value="677035212.8" calcext:value-type="float">
            <text:p>677,035,212.80</text:p>
          </table:table-cell>
          <table:table-cell table:style-name="ce19" table:formula="of:=SUM([.P4:.P26])" office:value-type="float" office:value="70729105408" calcext:value-type="float">
            <text:p>70,729,105,408.00</text:p>
          </table:table-cell>
          <table:table-cell table:style-name="ce19" table:formula="of:=SUM([.Q4:.Q26])" office:value-type="float" office:value="31629111296" calcext:value-type="float">
            <text:p>31,629,111,296.00</text:p>
          </table:table-cell>
          <table:table-cell table:style-name="ce19"/>
          <table:table-cell table:style-name="ce19" table:formula="of:=SUM([.S4:.S26])" office:value-type="float" office:value="486835937.28" calcext:value-type="float">
            <text:p>486,835,937.28</text:p>
          </table:table-cell>
          <table:table-cell table:style-name="ce19" table:formula="of:=SUM([.T4:.T26])" office:value-type="float" office:value="342322937.856" calcext:value-type="float">
            <text:p>342,322,937.86</text:p>
          </table:table-cell>
          <table:table-cell table:style-name="ce19" table:formula="of:=SUM([.U4:.U26])" office:value-type="float" office:value="1834659348.48" calcext:value-type="float">
            <text:p>1,834,659,348.48</text:p>
          </table:table-cell>
          <table:table-cell table:style-name="ce19" table:formula="of:=SUM([.V4:.V26])" office:value-type="float" office:value="1834659348.48" calcext:value-type="float">
            <text:p>1,834,659,348.48</text:p>
          </table:table-cell>
          <table:table-cell table:style-name="ce19" table:number-columns-repeated="1002"/>
        </table:table-row>
        <table:table-row table:style-name="ro7">
          <table:table-cell table:style-name="ce20" office:value-type="string" calcext:value-type="string">
            <text:p>1<text:span text:style-name="T5">st</text:span> layer/Sum</text:p>
          </table:table-cell>
          <table:table-cell table:style-name="ce20" table:formula="of:=[.B4]/[.B28]" office:value-type="float" office:value="0.0211663066954644" calcext:value-type="float">
            <text:p>0.02116631</text:p>
          </table:table-cell>
          <table:table-cell table:style-name="ce20" table:formula="of:=[.C4]/[.C28]" office:value-type="float" office:value="0.029778769403046" calcext:value-type="float">
            <text:p>0.02977877</text:p>
          </table:table-cell>
          <table:table-cell table:style-name="ce20" table:formula="of:=[.D4]/[.D28]" office:value-type="float" office:value="0.00522888474666538" calcext:value-type="float">
            <text:p>0.00522888</text:p>
          </table:table-cell>
          <table:table-cell table:style-name="ce20" table:formula="of:=[.E4]/[.E28]" office:value-type="float" office:value="0.0128053118330567" calcext:value-type="float">
            <text:p>0.01280531</text:p>
          </table:table-cell>
          <table:table-cell table:style-name="ce20" table:formula="of:=[.F4]/[.F28]" office:value-type="float" office:value="0.00563896555031061" calcext:value-type="float">
            <text:p>0.00563897</text:p>
          </table:table-cell>
          <table:table-cell table:style-name="ce20" table:formula="of:=[.G4]/[.G28]" office:value-type="float" office:value="0.0128053118330567" calcext:value-type="float">
            <text:p>0.01280531</text:p>
          </table:table-cell>
          <table:table-cell table:style-name="ce20" table:number-columns-repeated="11"/>
          <table:table-cell table:style-name="ce20" table:formula="of:=[.N28]/[.S28]" office:value-type="float" office:value="3.19749465805089" calcext:value-type="float">
            <text:p>3.19749466</text:p>
          </table:table-cell>
          <table:table-cell table:style-name="ce20" table:number-columns-repeated="1005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7"/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0.029" calcext:value-type="float">
            <text:p>0.029</text:p>
          </table:table-cell>
          <table:table-cell table:formula="of:=([.I32]*4.6)/(([.K32]*4.6)+(1-[.K32])*0.9*[.J32])" office:value-type="float" office:value="8.1907227600599" calcext:value-type="float">
            <text:p>8.1907227600599</text:p>
          </table:table-cell>
          <table:table-cell table:number-columns-repeated="1012"/>
        </table:table-row>
        <table:table-row table:style-name="ro7">
          <table:table-cell table:number-columns-repeated="7"/>
          <table:table-cell office:value-type="float" office:value="1.65" calcext:value-type="float">
            <text:p>1.65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.005" calcext:value-type="float">
            <text:p>0.005</text:p>
          </table:table-cell>
          <table:table-cell table:formula="of:=([.I33]*4.6)/(([.K33]*4.6)+(1-[.K33])*0.9*[.J33])" office:value-type="float" office:value="3.06549156156807" calcext:value-type="float">
            <text:p>3.06549156156807</text:p>
          </table:table-cell>
          <table:table-cell table:number-columns-repeated="1012"/>
        </table:table-row>
        <table:table-row table:style-name="ro7">
          <table:table-cell table:number-columns-repeated="7"/>
          <table:table-cell office:value-type="float" office:value="2.55" calcext:value-type="float">
            <text:p>2.55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.005" calcext:value-type="float">
            <text:p>0.005</text:p>
          </table:table-cell>
          <table:table-cell table:formula="of:=([.I34]*4.6)/(([.K34]*4.6)+(1-[.K34])*0.9*[.J34])" office:value-type="float" office:value="3.12137394738449" calcext:value-type="float">
            <text:p>3.12137394738449</text:p>
          </table:table-cell>
          <table:table-cell table:number-columns-repeated="1012"/>
        </table:table-row>
        <table:table-row table:style-name="ro7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.006" calcext:value-type="float">
            <text:p>0.006</text:p>
          </table:table-cell>
          <table:table-cell table:formula="of:=([.I35]*4.6)/(([.K35]*4.6)+(1-[.K35])*0.9*[.J35])" office:value-type="float" office:value="3.11473322987002" calcext:value-type="float">
            <text:p>3.11473322987002</text:p>
          </table:table-cell>
          <table:table-cell table:number-columns-repeated="1012"/>
        </table:table-row>
        <table:table-row table:style-name="ro7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.55" calcext:value-type="float">
            <text:p>2.55</text:p>
          </table:table-cell>
          <table:table-cell office:value-type="float" office:value="0.013" calcext:value-type="float">
            <text:p>0.013</text:p>
          </table:table-cell>
          <table:table-cell table:formula="of:=([.I36]*4.6)/(([.K36]*4.6)+(1-[.K36])*0.9*[.J36])" office:value-type="float" office:value="1.97852440789431" calcext:value-type="float">
            <text:p>1.97852440789431</text:p>
          </table:table-cell>
          <table:table-cell table:number-columns-repeated="1012"/>
        </table:table-row>
        <table:table-row table:style-name="ro7">
          <table:table-cell table:number-columns-repeated="7"/>
          <table:table-cell office:value-type="float" office:value="1.62" calcext:value-type="float">
            <text:p>1.62</text:p>
          </table:table-cell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.28</text:p>
          </table:table-cell>
          <table:table-cell office:value-type="float" office:value="0.013" calcext:value-type="float">
            <text:p>0.013</text:p>
          </table:table-cell>
          <table:table-cell table:formula="of:=([.I37]*4.6)/(([.K37]*4.6)+(1-[.K37])*0.9*[.J37])" office:value-type="float" office:value="2.20610380965353" calcext:value-type="float">
            <text:p>2.20610380965353</text:p>
          </table:table-cell>
          <table:table-cell table:number-columns-repeated="1012"/>
        </table:table-row>
        <table:table-row table:style-name="ro7" table:number-rows-repeated="9">
          <table:table-cell table:number-columns-repeated="1024"/>
        </table:table-row>
        <table:table-row table:style-name="ro7">
          <table:table-cell>
            <draw:frame table:end-cell-address="Sheet4.H78" table:end-x="83.65pt" table:end-y="7.8pt" draw:z-index="0" draw:name="Chart 2" draw:style-name="gr1" svg:width="804.76pt" svg:height="421.82pt" svg:x="11.68pt" svg:y="13.78pt">
              <loext:p draw:notify-on-update-of-ranges="Sheet4.C3:Sheet4.C3 Sheet4.C4:Sheet4.C26 Sheet4.D3:Sheet4.D3 Sheet4.D4:Sheet4.D26 Sheet4.E3:Sheet4.E3 Sheet4.E4:Sheet4.E26 Sheet4.F3:Sheet4.F3 Sheet4.F4:Sheet4.F26 Sheet4.G3:Sheet4.G3 Sheet4.G4:Sheet4.G26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3"/>
        </table:table-row>
        <table:table-row table:style-name="ro7" table:number-rows-repeated="104852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5">00/00/0000</text:date>, <text:time style:data-style-name="N2" text:time-value="22:15:29.441326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0-03-13T15:46:47Z</meta:creation-date>
    <dc:date>2020-09-05T22:11:33.940293106</dc:date>
    <meta:editing-cycles>92</meta:editing-cycles>
    <meta:editing-duration>P1DT7H12M24S</meta:editing-duration>
    <meta:document-statistic meta:table-count="6" meta:cell-count="91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a3" svg:stroke-width="0.132cm" svg:stroke-color="#5b9bd5" draw:fill="none" draw:fill-color="#5b9bd5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a4" svg:stroke-width="0.097cm" svg:stroke-color="#a5a5a5" draw:fill="none" draw:fill-color="#a5a5a5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672cm" svg:height="8.811cm" xlink:href=".." xlink:type="simple" chart:class="chart:scatter" chart:style-name="ch1">
        <chart:title svg:x="2.593cm" svg:y="0.311cm" chart:style-name="ch2">
          <text:p>Poisson Encoding CIFAR10, ANN(45.23%)</text:p>
        </chart:title>
        <chart:legend chart:legend-position="bottom" svg:x="0.913cm" svg:y="7.476cm" style:legend-expansion="wide" chart:style-name="ch3"/>
        <chart:plot-area chart:style-name="ch4" table:cell-range-address="Sheet1.A28:Sheet1.D36 Sheet1.B27:Sheet1.D27" chart:data-source-has-labels="row" svg:x="1.496cm" svg:y="1.26cm" svg:width="11.903cm" svg:height="4.847cm">
          <chartooo:coordinate-region svg:x="2.17cm" svg:y="1.473cm" svg:width="11.017cm" svg:height="3.96cm"/>
          <chart:axis chart:dimension="x" chart:name="primary-x" chart:style-name="ch5">
            <chart:title svg:x="6.352cm" svg:y="6.283cm" chart:style-name="ch2">
              <text:p>Timesteps</text:p>
            </chart:title>
            <chart:grid chart:style-name="ch6" chart:class="major"/>
          </chart:axis>
          <chart:axis chart:dimension="y" chart:name="primary-y" chart:style-name="ch7">
            <chart:title svg:x="0.451cm" svg:y="4.685cm" chart:style-name="ch8">
              <text:p>Accuracy</text:p>
            </chart:title>
            <chart:grid chart:style-name="ch6" chart:class="major"/>
          </chart:axis>
          <chart:series chart:style-name="ch9" chart:values-cell-range-address="Sheet1.B28:Sheet1.B36" chart:label-cell-address="Sheet1.B27:Sheet1.B27" chart:class="chart:scatter">
            <chart:domain table:cell-range-address="Sheet1.A28:Sheet1.A36"/>
            <chart:data-point chart:repeated="9"/>
          </chart:series>
          <chart:series chart:style-name="ch10" chart:values-cell-range-address="Sheet1.C28:Sheet1.C36" chart:label-cell-address="Sheet1.C27:Sheet1.C27" chart:class="chart:scatter">
            <chart:data-point chart:repeated="9"/>
          </chart:series>
          <chart:series chart:style-name="ch11" chart:values-cell-range-address="Sheet1.D28:Sheet1.D36" chart:label-cell-address="Sheet1.D27:Sheet1.D27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xed Leak</text:p>
                <draw:g>
                  <svg:desc>Sheet1.B27:Sheet1.B27</svg:desc>
                </draw:g>
              </table:table-cell>
              <table:table-cell office:value-type="string">
                <text:p>Trainable Single Leak</text:p>
                <draw:g>
                  <svg:desc>Sheet1.C27:Sheet1.C27</svg:desc>
                </draw:g>
              </table:table-cell>
              <table:table-cell office:value-type="string">
                <text:p>Trainable Individual Leak</text:p>
                <draw:g>
                  <svg:desc>Sheet1.D27:Sheet1.D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8:Sheet1.A36</svg:desc>
                </draw:g>
              </table:table-cell>
              <table:table-cell office:value-type="float" office:value="40.87">
                <text:p>40.87</text:p>
                <draw:g>
                  <svg:desc>Sheet1.B28:Sheet1.B36</svg:desc>
                </draw:g>
              </table:table-cell>
              <table:table-cell office:value-type="float" office:value="41.16">
                <text:p>41.16</text:p>
                <draw:g>
                  <svg:desc>Sheet1.C28:Sheet1.C36</svg:desc>
                </draw:g>
              </table:table-cell>
              <table:table-cell office:value-type="float" office:value="41.43">
                <text:p>41.43</text:p>
                <draw:g>
                  <svg:desc>Sheet1.D28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2.11">
                <text:p>42.11</text:p>
              </table:table-cell>
              <table:table-cell office:value-type="float" office:value="42.83">
                <text:p>42.83</text:p>
              </table:table-cell>
              <table:table-cell office:value-type="float" office:value="43.04">
                <text:p>43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3.34">
                <text:p>43.34</text:p>
              </table:table-cell>
              <table:table-cell office:value-type="float" office:value="43.67">
                <text:p>43.67</text:p>
              </table:table-cell>
              <table:table-cell office:value-type="float" office:value="43.57">
                <text:p>43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3.65">
                <text:p>43.65</text:p>
              </table:table-cell>
              <table:table-cell office:value-type="float" office:value="44.06">
                <text:p>44.06</text:p>
              </table:table-cell>
              <table:table-cell office:value-type="float" office:value="44.22">
                <text:p>44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44.3">
                <text:p>44.3</text:p>
              </table:table-cell>
              <table:table-cell office:value-type="float" office:value="44.02">
                <text:p>44.02</text:p>
              </table:table-cell>
              <table:table-cell office:value-type="float" office:value="44.39">
                <text:p>44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3.97">
                <text:p>43.97</text:p>
              </table:table-cell>
              <table:table-cell office:value-type="float" office:value="44.83">
                <text:p>44.83</text:p>
              </table:table-cell>
              <table:table-cell office:value-type="float" office:value="44.57">
                <text:p>44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44.88">
                <text:p>44.88</text:p>
              </table:table-cell>
              <table:table-cell office:value-type="float" office:value="45.1">
                <text:p>45.1</text:p>
              </table:table-cell>
              <table:table-cell office:value-type="float" office:value="44.88">
                <text:p>44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5.05">
                <text:p>45.05</text:p>
              </table:table-cell>
              <table:table-cell office:value-type="float" office:value="44.94">
                <text:p>44.94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44.93">
                <text:p>44.93</text:p>
              </table:table-cell>
              <table:table-cell office:value-type="float" office:value="45.07">
                <text:p>45.07</text:p>
              </table:table-cell>
              <table:table-cell office:value-type="float" office:value="45.33">
                <text:p>45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a3" draw:style="rect" draw:dots1="1" draw:dots1-length="0.132cm" draw:distance="0.132cm"/>
    <draw:stroke-dash draw:name="a4" draw:style="rect" draw:dots1="1" draw:dots1-length="0.254cm" draw:distance="0.254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9898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a3" svg:stroke-width="0.132cm" svg:stroke-color="#5b9bd5" draw:fill="none" draw:fill-color="#5b9bd5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a4" svg:stroke-width="0.097cm" svg:stroke-color="#a5a5a5" draw:fill="none" draw:fill-color="#a5a5a5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3.69cm" svg:height="8.758cm" xlink:href=".." xlink:type="simple" chart:class="chart:scatter" chart:style-name="ch1">
        <chart:title svg:x="2.602cm" svg:y="0.31cm" chart:style-name="ch2">
          <text:p>Poisson Encoding CIFAR10, ANN(45.23%)</text:p>
        </chart:title>
        <chart:legend chart:legend-position="bottom" svg:x="0.922cm" svg:y="7.423cm" style:legend-expansion="wide" chart:style-name="ch3"/>
        <chart:plot-area chart:style-name="ch4" table:cell-range-address="Sheet1.A28:Sheet1.A36 Sheet1.E27:Sheet1.G36" chart:data-source-has-labels="row" svg:x="1.496cm" svg:y="1.258cm" svg:width="11.921cm" svg:height="4.797cm">
          <chartooo:coordinate-region svg:x="1.959cm" svg:y="1.471cm" svg:width="11.035cm" svg:height="3.91cm"/>
          <chart:axis chart:dimension="x" chart:name="primary-x" chart:style-name="ch5">
            <chart:title svg:x="6.361cm" svg:y="6.23cm" chart:style-name="ch2">
              <text:p>Timesteps</text:p>
            </chart:title>
            <chart:grid chart:style-name="ch6" chart:class="major"/>
          </chart:axis>
          <chart:axis chart:dimension="y" chart:name="primary-y" chart:style-name="ch7">
            <chart:title svg:x="0.451cm" svg:y="4.539cm" chart:style-name="ch8">
              <text:p>Sparsity</text:p>
            </chart:title>
            <chart:grid chart:style-name="ch6" chart:class="major"/>
          </chart:axis>
          <chart:series chart:style-name="ch9" chart:values-cell-range-address="Sheet1.E28:Sheet1.E36" chart:label-cell-address="Sheet1.E27:Sheet1.E27" chart:class="chart:scatter">
            <chart:domain table:cell-range-address="Sheet1.A28:Sheet1.A36"/>
            <chart:data-point chart:repeated="9"/>
          </chart:series>
          <chart:series chart:style-name="ch10" chart:values-cell-range-address="Sheet1.F28:Sheet1.F36" chart:label-cell-address="Sheet1.F27:Sheet1.F27" chart:class="chart:scatter">
            <chart:data-point chart:repeated="9"/>
          </chart:series>
          <chart:series chart:style-name="ch11" chart:values-cell-range-address="Sheet1.G28:Sheet1.G36" chart:label-cell-address="Sheet1.G27:Sheet1.G27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xed Leak</text:p>
                <draw:g>
                  <svg:desc>Sheet1.E27:Sheet1.E27</svg:desc>
                </draw:g>
              </table:table-cell>
              <table:table-cell office:value-type="string">
                <text:p>Trainable Single Leak</text:p>
                <draw:g>
                  <svg:desc>Sheet1.F27:Sheet1.F27</svg:desc>
                </draw:g>
              </table:table-cell>
              <table:table-cell office:value-type="string">
                <text:p>Trainable Individual Leak</text:p>
                <draw:g>
                  <svg:desc>Sheet1.G27:Sheet1.G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8:Sheet1.A36</svg:desc>
                </draw:g>
              </table:table-cell>
              <table:table-cell office:value-type="float" office:value="1.07">
                <text:p>1.07</text:p>
                <draw:g>
                  <svg:desc>Sheet1.E28:Sheet1.E36</svg:desc>
                </draw:g>
              </table:table-cell>
              <table:table-cell office:value-type="float" office:value="0.98">
                <text:p>0.98</text:p>
                <draw:g>
                  <svg:desc>Sheet1.F28:Sheet1.F36</svg:desc>
                </draw:g>
              </table:table-cell>
              <table:table-cell office:value-type="float" office:value="1.02">
                <text:p>1.02</text:p>
                <draw:g>
                  <svg:desc>Sheet1.G28:Sheet1.G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.41">
                <text:p>2.41</text:p>
              </table:table-cell>
              <table:table-cell office:value-type="float" office:value="1.96">
                <text:p>1.96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.62">
                <text:p>3.62</text:p>
              </table:table-cell>
              <table:table-cell office:value-type="float" office:value="2.82">
                <text:p>2.82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75">
                <text:p>4.75</text:p>
              </table:table-cell>
              <table:table-cell office:value-type="float" office:value="3.44">
                <text:p>3.4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.72">
                <text:p>5.72</text:p>
              </table:table-cell>
              <table:table-cell office:value-type="float" office:value="3.89">
                <text:p>3.89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6.85">
                <text:p>6.85</text:p>
              </table:table-cell>
              <table:table-cell office:value-type="float" office:value="4.45">
                <text:p>4.45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7.64">
                <text:p>7.64</text:p>
              </table:table-cell>
              <table:table-cell office:value-type="float" office:value="5">
                <text:p>5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8.51">
                <text:p>8.51</text:p>
              </table:table-cell>
              <table:table-cell office:value-type="float" office:value="5.14">
                <text:p>5.14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10.25">
                <text:p>10.25</text:p>
              </table:table-cell>
              <table:table-cell office:value-type="float" office:value="5.64">
                <text:p>5.64</text:p>
              </table:table-cell>
              <table:table-cell office:value-type="float" office:value="7.73">
                <text:p>7.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a3" draw:style="rect" draw:dots1="1" draw:dots1-length="0.132cm" draw:distance="0.132cm"/>
    <draw:stroke-dash draw:name="a4" draw:style="rect" draw:dots1="1" draw:dots1-length="0.254cm" draw:distance="0.254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9898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a3" svg:stroke-width="0.132cm" svg:stroke-color="#5b9bd5" draw:fill="none" draw:fill-color="#5b9bd5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a4" svg:stroke-width="0.097cm" svg:stroke-color="#a5a5a5" draw:fill="none" draw:fill-color="#a5a5a5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3.427cm" svg:height="8.652cm" xlink:href=".." xlink:type="simple" chart:class="chart:scatter" chart:style-name="ch1">
        <chart:title svg:x="3.027cm" svg:y="0.423cm" chart:style-name="ch2">
          <text:p>Leaky Input CIFAR10, ANN(45.23%)</text:p>
        </chart:title>
        <chart:legend chart:legend-position="bottom" svg:x="0.79cm" svg:y="7.317cm" style:legend-expansion="wide" chart:style-name="ch3"/>
        <chart:plot-area chart:style-name="ch4" table:cell-range-address="Sheet1.A28:Sheet1.A36 Sheet1.H27:Sheet1.J36" chart:data-source-has-labels="row" svg:x="1.491cm" svg:y="1.254cm" svg:width="11.668cm" svg:height="4.697cm">
          <chartooo:coordinate-region svg:x="2.165cm" svg:y="1.468cm" svg:width="10.781cm" svg:height="3.809cm"/>
          <chart:axis chart:dimension="x" chart:name="primary-x" chart:style-name="ch5">
            <chart:title svg:x="6.23cm" svg:y="6.124cm" chart:style-name="ch6">
              <text:p>Timesteps</text:p>
            </chart:title>
            <chart:grid chart:style-name="ch7" chart:class="major"/>
          </chart:axis>
          <chart:axis chart:dimension="y" chart:name="primary-y" chart:style-name="ch8">
            <chart:title svg:x="0.451cm" svg:y="4.604cm" chart:style-name="ch9">
              <text:p>Accuracy</text:p>
            </chart:title>
            <chart:grid chart:style-name="ch7" chart:class="major"/>
          </chart:axis>
          <chart:series chart:style-name="ch10" chart:values-cell-range-address="Sheet1.H28:Sheet1.H36" chart:label-cell-address="Sheet1.H27:Sheet1.H27" chart:class="chart:scatter">
            <chart:domain table:cell-range-address="Sheet1.A28:Sheet1.A36"/>
            <chart:data-point chart:repeated="9"/>
          </chart:series>
          <chart:series chart:style-name="ch11" chart:values-cell-range-address="Sheet1.I28:Sheet1.I36" chart:label-cell-address="Sheet1.I27:Sheet1.I27" chart:class="chart:scatter">
            <chart:data-point chart:repeated="9"/>
          </chart:series>
          <chart:series chart:style-name="ch12" chart:values-cell-range-address="Sheet1.J28:Sheet1.J36" chart:label-cell-address="Sheet1.J27:Sheet1.J27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xed Leak</text:p>
                <draw:g>
                  <svg:desc>Sheet1.H27:Sheet1.H27</svg:desc>
                </draw:g>
              </table:table-cell>
              <table:table-cell office:value-type="string">
                <text:p>Trainable Single Leak</text:p>
                <draw:g>
                  <svg:desc>Sheet1.I27:Sheet1.I27</svg:desc>
                </draw:g>
              </table:table-cell>
              <table:table-cell office:value-type="string">
                <text:p>Trainable Individual Leak</text:p>
                <draw:g>
                  <svg:desc>Sheet1.J27:Sheet1.J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8:Sheet1.A36</svg:desc>
                </draw:g>
              </table:table-cell>
              <table:table-cell office:value-type="float" office:value="35.48">
                <text:p>35.48</text:p>
                <draw:g>
                  <svg:desc>Sheet1.H28:Sheet1.H36</svg:desc>
                </draw:g>
              </table:table-cell>
              <table:table-cell office:value-type="float" office:value="36.71">
                <text:p>36.71</text:p>
                <draw:g>
                  <svg:desc>Sheet1.I28:Sheet1.I36</svg:desc>
                </draw:g>
              </table:table-cell>
              <table:table-cell office:value-type="float" office:value="36.65">
                <text:p>36.65</text:p>
                <draw:g>
                  <svg:desc>Sheet1.J28:Sheet1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7.17">
                <text:p>37.17</text:p>
              </table:table-cell>
              <table:table-cell office:value-type="float" office:value="38.71">
                <text:p>38.71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8.36">
                <text:p>38.36</text:p>
              </table:table-cell>
              <table:table-cell office:value-type="float" office:value="39.82">
                <text:p>39.82</text:p>
              </table:table-cell>
              <table:table-cell office:value-type="float" office:value="40.23">
                <text:p>40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9.12">
                <text:p>39.12</text:p>
              </table:table-cell>
              <table:table-cell office:value-type="float" office:value="41.32">
                <text:p>41.32</text:p>
              </table:table-cell>
              <table:table-cell office:value-type="float" office:value="40.93">
                <text:p>40.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40.63">
                <text:p>40.63</text:p>
              </table:table-cell>
              <table:table-cell office:value-type="float" office:value="41.65">
                <text:p>41.65</text:p>
              </table:table-cell>
              <table:table-cell office:value-type="float" office:value="41.78">
                <text:p>41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0.88">
                <text:p>40.88</text:p>
              </table:table-cell>
              <table:table-cell office:value-type="float" office:value="42.52">
                <text:p>42.52</text:p>
              </table:table-cell>
              <table:table-cell office:value-type="float" office:value="42.71">
                <text:p>42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41.73">
                <text:p>41.73</text:p>
              </table:table-cell>
              <table:table-cell office:value-type="float" office:value="42.42">
                <text:p>42.42</text:p>
              </table:table-cell>
              <table:table-cell office:value-type="float" office:value="43.43">
                <text:p>43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2.38">
                <text:p>42.38</text:p>
              </table:table-cell>
              <table:table-cell office:value-type="float" office:value="43.48">
                <text:p>43.48</text:p>
              </table:table-cell>
              <table:table-cell office:value-type="float" office:value="43.62">
                <text:p>43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43.06">
                <text:p>43.06</text:p>
              </table:table-cell>
              <table:table-cell office:value-type="float" office:value="43.78">
                <text:p>43.78</text:p>
              </table:table-cell>
              <table:table-cell office:value-type="float" office:value="43.82">
                <text:p>43.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a3" draw:style="rect" draw:dots1="1" draw:dots1-length="0.132cm" draw:distance="0.132cm"/>
    <draw:stroke-dash draw:name="a4" draw:style="rect" draw:dots1="1" draw:dots1-length="0.254cm" draw:distance="0.254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9898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a3" svg:stroke-width="0.132cm" svg:stroke-color="#5b9bd5" draw:fill="none" draw:fill-color="#5b9bd5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a4" svg:stroke-width="0.097cm" svg:stroke-color="#a5a5a5" draw:fill="none" draw:fill-color="#a5a5a5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3.592cm" svg:height="8.943cm" xlink:href=".." xlink:type="simple" chart:class="chart:scatter" chart:style-name="ch1">
        <chart:title svg:x="3.108cm" svg:y="0.313cm" chart:style-name="ch2">
          <text:p>Leaky Input CIFAR10, ANN(45.23%)</text:p>
        </chart:title>
        <chart:legend chart:legend-position="bottom" svg:x="0.873cm" svg:y="7.608cm" style:legend-expansion="wide" chart:style-name="ch3"/>
        <chart:plot-area chart:style-name="ch4" table:cell-range-address="Sheet1.A28:Sheet1.A36 Sheet1.K27:Sheet1.M36" chart:data-source-has-labels="row" svg:x="1.494cm" svg:y="1.264cm" svg:width="11.827cm" svg:height="4.973cm">
          <chartooo:coordinate-region svg:x="1.957cm" svg:y="1.478cm" svg:width="10.94cm" svg:height="4.085cm"/>
          <chart:axis chart:dimension="x" chart:name="primary-x" chart:style-name="ch5">
            <chart:title svg:x="6.312cm" svg:y="6.415cm" chart:style-name="ch2">
              <text:p>Timesteps</text:p>
            </chart:title>
            <chart:grid chart:style-name="ch6" chart:class="major"/>
          </chart:axis>
          <chart:axis chart:dimension="y" chart:name="primary-y" chart:style-name="ch7">
            <chart:title svg:x="0.451cm" svg:y="4.633cm" chart:style-name="ch8">
              <text:p>Sparsity</text:p>
            </chart:title>
            <chart:grid chart:style-name="ch6" chart:class="major"/>
          </chart:axis>
          <chart:series chart:style-name="ch9" chart:values-cell-range-address="Sheet1.K28:Sheet1.K36" chart:label-cell-address="Sheet1.K27:Sheet1.K27" chart:class="chart:scatter">
            <chart:domain table:cell-range-address="Sheet1.A28:Sheet1.A36"/>
            <chart:data-point chart:repeated="9"/>
          </chart:series>
          <chart:series chart:style-name="ch10" chart:values-cell-range-address="Sheet1.L28:Sheet1.L36" chart:label-cell-address="Sheet1.L27:Sheet1.L27" chart:class="chart:scatter">
            <chart:data-point chart:repeated="9"/>
          </chart:series>
          <chart:series chart:style-name="ch11" chart:values-cell-range-address="Sheet1.M28:Sheet1.M36" chart:label-cell-address="Sheet1.M27:Sheet1.M27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xed Leak</text:p>
                <draw:g>
                  <svg:desc>Sheet1.K27:Sheet1.K27</svg:desc>
                </draw:g>
              </table:table-cell>
              <table:table-cell office:value-type="string">
                <text:p>Trainable Single Leak</text:p>
                <draw:g>
                  <svg:desc>Sheet1.L27:Sheet1.L27</svg:desc>
                </draw:g>
              </table:table-cell>
              <table:table-cell office:value-type="string">
                <text:p>Trainable Individual Leak</text:p>
                <draw:g>
                  <svg:desc>Sheet1.M27:Sheet1.M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8:Sheet1.A36</svg:desc>
                </draw:g>
              </table:table-cell>
              <table:table-cell office:value-type="float" office:value="1.26">
                <text:p>1.26</text:p>
                <draw:g>
                  <svg:desc>Sheet1.K28:Sheet1.K36</svg:desc>
                </draw:g>
              </table:table-cell>
              <table:table-cell office:value-type="float" office:value="0.99">
                <text:p>0.99</text:p>
                <draw:g>
                  <svg:desc>Sheet1.L28:Sheet1.L36</svg:desc>
                </draw:g>
              </table:table-cell>
              <table:table-cell office:value-type="float" office:value="1.1">
                <text:p>1.1</text:p>
                <draw:g>
                  <svg:desc>Sheet1.M28:Sheet1.M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.78">
                <text:p>2.78</text:p>
              </table:table-cell>
              <table:table-cell office:value-type="float" office:value="2">
                <text:p>2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.1">
                <text:p>4.1</text:p>
              </table:table-cell>
              <table:table-cell office:value-type="float" office:value="2.79">
                <text:p>2.7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.25">
                <text:p>5.25</text:p>
              </table:table-cell>
              <table:table-cell office:value-type="float" office:value="3.47">
                <text:p>3.47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6.48">
                <text:p>6.48</text:p>
              </table:table-cell>
              <table:table-cell office:value-type="float" office:value="4.24">
                <text:p>4.24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.39">
                <text:p>7.39</text:p>
              </table:table-cell>
              <table:table-cell office:value-type="float" office:value="4.62">
                <text:p>4.62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8.25">
                <text:p>8.25</text:p>
              </table:table-cell>
              <table:table-cell office:value-type="float" office:value="4.9">
                <text:p>4.9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9.2">
                <text:p>9.2</text:p>
              </table:table-cell>
              <table:table-cell office:value-type="float" office:value="5.45">
                <text:p>5.45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10.44">
                <text:p>10.44</text:p>
              </table:table-cell>
              <table:table-cell office:value-type="float" office:value="6.06">
                <text:p>6.06</text:p>
              </table:table-cell>
              <table:table-cell office:value-type="float" office:value="7.32">
                <text:p>7.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a3" draw:style="rect" draw:dots1="1" draw:dots1-length="0.132cm" draw:distance="0.132cm"/>
    <draw:stroke-dash draw:name="a4" draw:style="rect" draw:dots1="1" draw:dots1-length="0.254cm" draw:distance="0.254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23.9997596740723pt" style:font-size-asian="23.9997596740723pt" style:font-size-complex="23.999759674072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20.0001602172852pt" style:font-size-asian="20.0001602172852pt" style:font-size-complex="20.0001602172852pt"/>
    </style:style>
    <style:style style:name="ch4" style:family="chart">
      <style:chart-properties chart:treat-empty-cells="leave-gap" chart:series-source="rows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d9d9d9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interval-major="1" chart:gap-width="150" chart:overlap="-24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23.9997596740723pt" style:font-size-asian="23.9997596740723pt" style:font-size-complex="23.9997596740723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,</text:p>
        </chart:label-separator>
      </style:chart-properties>
      <style:graphic-properties draw:stroke="none" draw:fill="gradient" draw:fill-gradient-name="a4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chart-properties chart:solid-type="cuboid"/>
      <style:graphic-properties draw:fill-gradient-name="a5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,</text:p>
        </chart:label-separator>
      </style:chart-properties>
      <style:graphic-properties draw:stroke="none" draw:fill="gradient" draw:fill-gradient-name="a7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chart-properties chart:solid-type="cuboid"/>
      <style:graphic-properties draw:fill-gradient-name="a8"/>
    </style:style>
    <style:style style:name="ch13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,</text:p>
        </chart:label-separator>
      </style:chart-properties>
      <style:graphic-properties draw:stroke="none" draw:fill-color="#0070c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4" style:family="chart">
      <style:chart-properties chart:solid-type="cuboid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9.509cm" svg:height="13.362cm" xlink:href=".." xlink:type="simple" chart:class="chart:bar" chart:style-name="ch1">
        <chart:title svg:x="10.474cm" svg:y="0.403cm" chart:style-name="ch2">
          <text:p>VGG16 (Timesteps = 20)</text:p>
        </chart:title>
        <chart:legend chart:legend-position="end" svg:x="25.45cm" svg:y="5.365cm" style:legend-expansion="high" chart:style-name="ch3"/>
        <chart:plot-area chart:style-name="ch4" table:cell-range-address="Sheet3.H3:Sheet3.V3 Sheet3.A2:Sheet3.A2 Sheet3.H5:Sheet3.V5 Sheet3.A8:Sheet3.A8 Sheet3.H9:Sheet3.V9 Sheet3.A13:Sheet3.A13 Sheet3.H14:Sheet3.V14" chart:data-source-has-labels="both" svg:x="1.602cm" svg:y="1.501cm" svg:width="27.345cm" svg:height="10.717cm">
          <chartooo:coordinate-region svg:x="1.968cm" svg:y="1.74cm" svg:width="26.979cm" svg:height="9.752cm"/>
          <chart:axis chart:dimension="x" chart:name="primary-x" chart:style-name="ch5" chartooo:axis-type="text">
            <chart:title svg:x="13.177cm" svg:y="12.007cm" chart:style-name="ch2">
              <text:p>Layer Index</text:p>
            </chart:title>
            <chart:categories table:cell-range-address="Sheet3.H3:Sheet3.V3"/>
          </chart:axis>
          <chart:axis chart:dimension="y" chart:name="primary-y" chart:style-name="ch6">
            <chart:title svg:x="0.001cm" svg:y="8.784cm" chart:style-name="ch7">
              <text:p>Spike Rate</text:p>
            </chart:title>
            <chart:grid chart:style-name="ch8" chart:class="major"/>
          </chart:axis>
          <chart:series chart:style-name="ch9" chart:values-cell-range-address="Sheet3.H5:Sheet3.V5" chart:label-cell-address="Sheet3.A2:Sheet3.A2" chart:class="chart:bar">
            <chart:data-point chart:repeated="6"/>
            <chart:data-point chart:style-name="ch10"/>
            <chart:data-point chart:repeated="8"/>
          </chart:series>
          <chart:series chart:style-name="ch11" chart:values-cell-range-address="Sheet3.H9:Sheet3.V9" chart:label-cell-address="Sheet3.A8:Sheet3.A8" chart:class="chart:bar">
            <chart:data-point chart:repeated="13"/>
            <chart:data-point chart:style-name="ch12"/>
            <chart:data-point/>
          </chart:series>
          <chart:series chart:style-name="ch13" chart:values-cell-range-address="Sheet3.H14:Sheet3.V14" chart:label-cell-address="Sheet3.A13:Sheet3.A13" chart:class="chart:bar">
            <chart:data-point chart:repeated="14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3.H3:Sheet3.V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CIFAR10</text:p>
                <draw:g>
                  <svg:desc>Sheet3.A2:Sheet3.A2</svg:desc>
                </draw:g>
              </table:table-cell>
              <table:table-cell office:value-type="float" office:value="3.35">
                <text:p>3.35</text:p>
                <draw:g>
                  <svg:desc>Sheet3.H5:Sheet3.V5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1.85">
                <text:p>1.85</text:p>
              </table:table-cell>
              <table:table-cell office:value-type="float" office:value="0.53">
                <text:p>0.53</text:p>
              </table:table-cell>
              <table:table-cell office:value-type="float" office:value="0.93">
                <text:p>0.93</text:p>
              </table:table-cell>
              <table:table-cell office:value-type="float" office:value="0.47">
                <text:p>0.47</text:p>
              </table:table-cell>
              <table:table-cell office:value-type="float" office:value="0.23">
                <text:p>0.23</text:p>
              </table:table-cell>
              <table:table-cell office:value-type="float" office:value="1.27">
                <text:p>1.27</text:p>
              </table:table-cell>
              <table:table-cell office:value-type="float" office:value="2.14">
                <text:p>2.14</text:p>
              </table:table-cell>
              <table:table-cell office:value-type="float" office:value="1.55">
                <text:p>1.55</text:p>
              </table:table-cell>
              <table:table-cell office:value-type="float" office:value="2.31">
                <text:p>2.31</text:p>
              </table:table-cell>
              <table:table-cell office:value-type="float" office:value="1.81">
                <text:p>1.81</text:p>
              </table:table-cell>
              <table:table-cell office:value-type="float" office:value="1.44">
                <text:p>1.44</text:p>
              </table:table-cell>
              <table:table-cell office:value-type="float" office:value="1.01">
                <text:p>1.0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CIFAR100</text:p>
                <draw:g>
                  <svg:desc>Sheet3.A8:Sheet3.A8</svg:desc>
                </draw:g>
              </table:table-cell>
              <table:table-cell office:value-type="float" office:value="3.47">
                <text:p>3.47</text:p>
                <draw:g>
                  <svg:desc>Sheet3.H9:Sheet3.V9</svg:desc>
                </draw:g>
              </table:table-cell>
              <table:table-cell office:value-type="float" office:value="1.37">
                <text:p>1.37</text:p>
              </table:table-cell>
              <table:table-cell office:value-type="float" office:value="1.97">
                <text:p>1.97</text:p>
              </table:table-cell>
              <table:table-cell office:value-type="float" office:value="0.73">
                <text:p>0.73</text:p>
              </table:table-cell>
              <table:table-cell office:value-type="float" office:value="1.03">
                <text:p>1.03</text:p>
              </table:table-cell>
              <table:table-cell office:value-type="float" office:value="0.59">
                <text:p>0.59</text:p>
              </table:table-cell>
              <table:table-cell office:value-type="float" office:value="0.2">
                <text:p>0.2</text:p>
              </table:table-cell>
              <table:table-cell office:value-type="float" office:value="0.42">
                <text:p>0.42</text:p>
              </table:table-cell>
              <table:table-cell office:value-type="float" office:value="0.66">
                <text:p>0.66</text:p>
              </table:table-cell>
              <table:table-cell office:value-type="float" office:value="0.88">
                <text:p>0.88</text:p>
              </table:table-cell>
              <table:table-cell office:value-type="float" office:value="1.64">
                <text:p>1.64</text:p>
              </table:table-cell>
              <table:table-cell office:value-type="float" office:value="1.23">
                <text:p>1.23</text:p>
              </table:table-cell>
              <table:table-cell office:value-type="float" office:value="0.73">
                <text:p>0.73</text:p>
              </table:table-cell>
              <table:table-cell office:value-type="float" office:value="0.34">
                <text:p>0.3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ImageNet</text:p>
                <draw:g>
                  <svg:desc>Sheet3.A13:Sheet3.A13</svg:desc>
                </draw:g>
              </table:table-cell>
              <table:table-cell office:value-type="float" office:value="2.08">
                <text:p>2.08</text:p>
                <draw:g>
                  <svg:desc>Sheet3.H14:Sheet3.V14</svg:desc>
                </draw:g>
              </table:table-cell>
              <table:table-cell office:value-type="float" office:value="1.75">
                <text:p>1.75</text:p>
              </table:table-cell>
              <table:table-cell office:value-type="float" office:value="2.44">
                <text:p>2.44</text:p>
              </table:table-cell>
              <table:table-cell office:value-type="float" office:value="1.2">
                <text:p>1.2</text:p>
              </table:table-cell>
              <table:table-cell office:value-type="float" office:value="1.81">
                <text:p>1.81</text:p>
              </table:table-cell>
              <table:table-cell office:value-type="float" office:value="1.21">
                <text:p>1.21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54">
                <text:p>0.54</text:p>
              </table:table-cell>
              <table:table-cell office:value-type="float" office:value="0.26">
                <text:p>0.26</text:p>
              </table:table-cell>
              <table:table-cell office:value-type="float" office:value="0.53">
                <text:p>0.53</text:p>
              </table:table-cell>
              <table:table-cell office:value-type="float" office:value="0.35">
                <text:p>0.35</text:p>
              </table:table-cell>
              <table:table-cell office:value-type="float" office:value="0.14">
                <text:p>0.14</text:p>
              </table:table-cell>
              <table:table-cell office:value-type="float" office:value="0.36">
                <text:p>0.36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4" draw:style="linear" draw:start-color="#f18c55" draw:end-color="#f67b28" draw:start-intensity="100%" draw:end-intensity="100%" draw:angle="0" draw:border="0%"/>
    <draw:gradient draw:name="a5" draw:style="linear" draw:start-color="#f18c55" draw:end-color="#f67b28" draw:start-intensity="100%" draw:end-intensity="100%" draw:angle="0" draw:border="0%"/>
    <draw:gradient draw:name="a7" draw:style="linear" draw:start-color="#81b861" draw:end-color="#6fb242" draw:start-intensity="100%" draw:end-intensity="100%" draw:angle="0" draw:border="0%"/>
    <draw:gradient draw:name="a8" draw:style="linear" draw:start-color="#81b861" draw:end-color="#6fb242" draw:start-intensity="100%" draw:end-intensity="100%" draw:angle="0" draw:border="0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paragraph-properties style:writing-mode="lr-tb"/>
      <style:text-properties fo:color="#595959" style:text-position="0% 100%" fo:font-family="Calibri" fo:font-size="23.9997596740723pt" style:font-size-asian="23.9997596740723pt" style:font-size-complex="23.999759674072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20.0001602172852pt" style:font-size-asian="20.0001602172852pt" style:font-size-complex="20.0001602172852pt"/>
    </style:style>
    <style:style style:name="ch4" style:family="chart">
      <style:chart-properties chart:treat-empty-cells="leave-gap" chart:series-source="rows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d9d9d9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23.9997596740723pt" style:font-size-asian="23.9997596740723pt" style:font-size-complex="23.9997596740723pt"/>
    </style:style>
    <style:style style:name="ch7" style:family="chart" style:data-style-name="N0">
      <style:chart-properties chart:display-label="true" chart:tick-marks-major-inner="false" chart:tick-marks-major-outer="false" chart:logarithmic="false" chart:maximum="4" chart:origin="0" chart:interval-major="1" chart:gap-width="150" chart:overlap="-24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23.9997596740723pt" style:font-size-asian="23.9997596740723pt" style:font-size-complex="23.9997596740723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,</text:p>
        </chart:label-separator>
      </style:chart-properties>
      <style:graphic-properties draw:stroke="none" draw:fill="gradient" draw:fill-gradient-name="a4"/>
      <style:text-properties fo:color="#404040" style:text-position="0% 100%" fo:font-family="Calibri" fo:font-size="11.0001602172852pt" style:font-size-asian="11.0001602172852pt" style:font-size-complex="11.0001602172852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,</text:p>
        </chart:label-separator>
      </style:chart-properties>
      <style:graphic-properties draw:stroke="none" draw:fill="gradient" draw:fill-gradient-name="a6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0.903cm" svg:height="13.462cm" xlink:href=".." xlink:type="simple" chart:class="chart:bar" chart:style-name="ch1">
        <chart:title svg:x="7.062cm" svg:y="0.373cm" chart:style-name="ch2">
          <text:p>RESNET20 (Timesteps = 25)</text:p>
        </chart:title>
        <chart:legend chart:legend-position="end" svg:x="16.871cm" svg:y="5.83cm" style:legend-expansion="high" chart:style-name="ch3"/>
        <chart:plot-area chart:style-name="ch4" table:cell-range-address="Sheet3.A2:Sheet3.A2 Sheet3.H6:Sheet3.Z6 Sheet3.A8:Sheet3.A8 Sheet3.H10:Sheet3.Z10" chart:data-source-has-labels="column" svg:x="1.111cm" svg:y="1.513cm" svg:width="19.394cm" svg:height="10.799cm">
          <chartooo:coordinate-region svg:x="1.477cm" svg:y="1.752cm" svg:width="19.028cm" svg:height="9.834cm"/>
          <chart:axis chart:dimension="x" chart:name="primary-x" chart:style-name="ch5">
            <chart:title svg:x="8.711cm" svg:y="12.107cm" chart:style-name="ch6">
              <text:p>Layer Index</text:p>
            </chart:title>
          </chart:axis>
          <chart:axis chart:dimension="y" chart:name="primary-y" chart:style-name="ch7">
            <chart:title svg:x="0.001cm" svg:y="8.837cm" chart:style-name="ch8">
              <text:p>Spike Rate</text:p>
            </chart:title>
            <chart:grid chart:style-name="ch9" chart:class="major"/>
          </chart:axis>
          <chart:series chart:style-name="ch10" chart:values-cell-range-address="Sheet3.H6:Sheet3.Z6" chart:label-cell-address="Sheet3.A2:Sheet3.A2" chart:class="chart:bar">
            <chart:data-point chart:repeated="19"/>
          </chart:series>
          <chart:series chart:style-name="ch11" chart:values-cell-range-address="Sheet3.H10:Sheet3.Z10" chart:label-cell-address="Sheet3.A8:Sheet3.A8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</table:table-row>
          </table:table-header-rows>
          <table:table-rows>
            <table:table-row>
              <table:table-cell office:value-type="string">
                <text:p>CIFAR10</text:p>
                <draw:g>
                  <svg:desc>Sheet3.A2:Sheet3.A2</svg:desc>
                </draw:g>
              </table:table-cell>
              <table:table-cell office:value-type="float" office:value="3.35">
                <text:p>3.35</text:p>
                <draw:g>
                  <svg:desc>Sheet3.H6:Sheet3.Z6</svg:desc>
                </draw:g>
              </table:table-cell>
              <table:table-cell office:value-type="float" office:value="2.54">
                <text:p>2.54</text:p>
              </table:table-cell>
              <table:table-cell office:value-type="float" office:value="3.91">
                <text:p>3.91</text:p>
              </table:table-cell>
              <table:table-cell office:value-type="float" office:value="1.07">
                <text:p>1.07</text:p>
              </table:table-cell>
              <table:table-cell office:value-type="float" office:value="3.18">
                <text:p>3.18</text:p>
              </table:table-cell>
              <table:table-cell office:value-type="float" office:value="0.87">
                <text:p>0.87</text:p>
              </table:table-cell>
              <table:table-cell office:value-type="float" office:value="2.44">
                <text:p>2.44</text:p>
              </table:table-cell>
              <table:table-cell office:value-type="float" office:value="1.3">
                <text:p>1.3</text:p>
              </table:table-cell>
              <table:table-cell office:value-type="float" office:value="1.5">
                <text:p>1.5</text:p>
              </table:table-cell>
              <table:table-cell office:value-type="float" office:value="0.64">
                <text:p>0.64</text:p>
              </table:table-cell>
              <table:table-cell office:value-type="float" office:value="1.11">
                <text:p>1.11</text:p>
              </table:table-cell>
              <table:table-cell office:value-type="float" office:value="0.77">
                <text:p>0.77</text:p>
              </table:table-cell>
              <table:table-cell office:value-type="float" office:value="0.61">
                <text:p>0.61</text:p>
              </table:table-cell>
              <table:table-cell office:value-type="float" office:value="0.21">
                <text:p>0.21</text:p>
              </table:table-cell>
              <table:table-cell office:value-type="float" office:value="0.42">
                <text:p>0.42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0.01">
                <text:p>0.0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CIFAR100</text:p>
                <draw:g>
                  <svg:desc>Sheet3.A8:Sheet3.A8</svg:desc>
                </draw:g>
              </table:table-cell>
              <table:table-cell office:value-type="float" office:value="3.63">
                <text:p>3.63</text:p>
                <draw:g>
                  <svg:desc>Sheet3.H10:Sheet3.Z10</svg:desc>
                </draw:g>
              </table:table-cell>
              <table:table-cell office:value-type="float" office:value="3.27">
                <text:p>3.27</text:p>
              </table:table-cell>
              <table:table-cell office:value-type="float" office:value="2.32">
                <text:p>2.32</text:p>
              </table:table-cell>
              <table:table-cell office:value-type="float" office:value="0.26">
                <text:p>0.26</text:p>
              </table:table-cell>
              <table:table-cell office:value-type="float" office:value="2.33">
                <text:p>2.33</text:p>
              </table:table-cell>
              <table:table-cell office:value-type="float" office:value="0.18">
                <text:p>0.18</text:p>
              </table:table-cell>
              <table:table-cell office:value-type="float" office:value="1.84">
                <text:p>1.84</text:p>
              </table:table-cell>
              <table:table-cell office:value-type="float" office:value="1.11">
                <text:p>1.11</text:p>
              </table:table-cell>
              <table:table-cell office:value-type="float" office:value="1.71">
                <text:p>1.71</text:p>
              </table:table-cell>
              <table:table-cell office:value-type="float" office:value="0.54">
                <text:p>0.54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76">
                <text:p>0.76</text:p>
              </table:table-cell>
              <table:table-cell office:value-type="float" office:value="0.27">
                <text:p>0.27</text:p>
              </table:table-cell>
              <table:table-cell office:value-type="float" office:value="0.59">
                <text:p>0.59</text:p>
              </table:table-cell>
              <table:table-cell office:value-type="float" office:value="0.37">
                <text:p>0.37</text:p>
              </table:table-cell>
              <table:table-cell office:value-type="float" office:value="0.47">
                <text:p>0.47</text:p>
              </table:table-cell>
              <table:table-cell office:value-type="float" office:value="0.23">
                <text:p>0.23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4" draw:style="linear" draw:start-color="#f18c55" draw:end-color="#f67b28" draw:start-intensity="100%" draw:end-intensity="100%" draw:angle="0" draw:border="0%"/>
    <draw:gradient draw:name="a6" draw:style="linear" draw:start-color="#81b861" draw:end-color="#6fb242" draw:start-intensity="100%" draw:end-intensity="100%" draw:angle="0" draw:border="0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20.0001602172852pt" style:font-size-asian="20.0001602172852pt" style:font-size-complex="20.0001602172852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d9d9d9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23.9997596740723pt" style:font-size-asian="23.9997596740723pt" style:font-size-complex="23.9997596740723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interval-major="1" chart:gap-width="150" chart:overlap="-24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23.9997596740723pt" style:font-size-asian="23.9997596740723pt" style:font-size-complex="23.9997596740723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,</text:p>
        </chart:label-separator>
      </style:chart-properties>
      <style:graphic-properties draw:stroke="none" draw:fill="gradient" draw:fill-gradient-name="a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chart-properties chart:solid-type="cuboid"/>
      <style:graphic-properties draw:fill-gradient-name="a4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,</text:p>
        </chart:label-separator>
      </style:chart-properties>
      <style:graphic-properties draw:stroke="none" draw:fill="gradient" draw:fill-gradient-name="a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,</text:p>
        </chart:label-separator>
      </style:chart-properties>
      <style:graphic-properties draw:stroke="none" draw:fill-color="#a5a5a5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3" style:family="chart">
      <style:chart-properties chart:solid-type="cuboid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605cm" svg:height="12.643cm" xlink:href=".." xlink:type="simple" chart:class="chart:bar" chart:style-name="ch1">
        <chart:legend chart:legend-position="end" svg:x="27.573cm" svg:y="5.005cm" style:legend-expansion="high" chart:style-name="ch2"/>
        <chart:plot-area chart:style-name="ch3" table:cell-range-address="Sheet3.H3:Sheet3.Z3 Sheet3.A4:Sheet3.A6 Sheet3.H4:Sheet3.V5 Sheet3.H6:Sheet3.Z6" chart:data-source-has-labels="both" svg:x="2.438cm" svg:y="0.252cm" svg:width="24.503cm" svg:height="10.363cm">
          <chartooo:coordinate-region svg:x="2.804cm" svg:y="0.491cm" svg:width="24.137cm" svg:height="9.398cm"/>
          <chart:axis chart:dimension="x" chart:name="primary-x" chart:style-name="ch4" chartooo:axis-type="text">
            <chart:title svg:x="12.592cm" svg:y="10.868cm" chart:style-name="ch5">
              <text:p>Layer Index</text:p>
            </chart:title>
            <chart:categories table:cell-range-address="Sheet3.H3:Sheet3.Z3"/>
          </chart:axis>
          <chart:axis chart:dimension="y" chart:name="primary-y" chart:style-name="ch6">
            <chart:title svg:x="0.451cm" svg:y="7.358cm" chart:style-name="ch7">
              <text:p>Spike Rate</text:p>
            </chart:title>
            <chart:grid chart:style-name="ch8" chart:class="major"/>
          </chart:axis>
          <chart:series chart:style-name="ch9" chart:values-cell-range-address="Sheet3.H4:Sheet3.V4" chart:label-cell-address="Sheet3.A4:Sheet3.A4" chart:class="chart:bar">
            <chart:data-point chart:repeated="6"/>
            <chart:data-point chart:style-name="ch10"/>
            <chart:data-point chart:repeated="8"/>
          </chart:series>
          <chart:series chart:style-name="ch11" chart:values-cell-range-address="Sheet3.H5:Sheet3.V5" chart:label-cell-address="Sheet3.A5:Sheet3.A5" chart:class="chart:bar">
            <chart:data-point chart:repeated="15"/>
          </chart:series>
          <chart:series chart:style-name="ch12" chart:values-cell-range-address="Sheet3.H6:Sheet3.Z6" chart:label-cell-address="Sheet3.A6:Sheet3.A6" chart:class="chart:bar">
            <chart:data-point chart:style-name="ch13"/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3.H3:Sheet3.Z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</table:table-header-rows>
          <table:table-rows>
            <table:table-row>
              <table:table-cell office:value-type="string">
                <text:p>VGG6</text:p>
                <draw:g>
                  <svg:desc>Sheet3.A4:Sheet3.A4</svg:desc>
                </draw:g>
              </table:table-cell>
              <table:table-cell office:value-type="float" office:value="0.68">
                <text:p>0.68</text:p>
                <draw:g>
                  <svg:desc>Sheet3.H4:Sheet3.V4</svg:desc>
                </draw:g>
              </table:table-cell>
              <table:table-cell office:value-type="float" office:value="0.58">
                <text:p>0.58</text:p>
              </table:table-cell>
              <table:table-cell office:value-type="float" office:value="0.11">
                <text:p>0.11</text:p>
              </table:table-cell>
              <table:table-cell office:value-type="float" office:value="0.12">
                <text:p>0.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</text:p>
                <draw:g>
                  <svg:desc>Sheet3.A5:Sheet3.A5</svg:desc>
                </draw:g>
              </table:table-cell>
              <table:table-cell office:value-type="float" office:value="3.35">
                <text:p>3.35</text:p>
                <draw:g>
                  <svg:desc>Sheet3.H5:Sheet3.V5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1.85">
                <text:p>1.85</text:p>
              </table:table-cell>
              <table:table-cell office:value-type="float" office:value="0.53">
                <text:p>0.53</text:p>
              </table:table-cell>
              <table:table-cell office:value-type="float" office:value="0.93">
                <text:p>0.93</text:p>
              </table:table-cell>
              <table:table-cell office:value-type="float" office:value="0.47">
                <text:p>0.47</text:p>
              </table:table-cell>
              <table:table-cell office:value-type="float" office:value="0.23">
                <text:p>0.23</text:p>
              </table:table-cell>
              <table:table-cell office:value-type="float" office:value="1.27">
                <text:p>1.27</text:p>
              </table:table-cell>
              <table:table-cell office:value-type="float" office:value="2.14">
                <text:p>2.14</text:p>
              </table:table-cell>
              <table:table-cell office:value-type="float" office:value="1.55">
                <text:p>1.55</text:p>
              </table:table-cell>
              <table:table-cell office:value-type="float" office:value="2.31">
                <text:p>2.31</text:p>
              </table:table-cell>
              <table:table-cell office:value-type="float" office:value="1.81">
                <text:p>1.81</text:p>
              </table:table-cell>
              <table:table-cell office:value-type="float" office:value="1.44">
                <text:p>1.44</text:p>
              </table:table-cell>
              <table:table-cell office:value-type="float" office:value="1.01">
                <text:p>1.0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ResNet20</text:p>
                <draw:g>
                  <svg:desc>Sheet3.A6:Sheet3.A6</svg:desc>
                </draw:g>
              </table:table-cell>
              <table:table-cell office:value-type="float" office:value="3.35">
                <text:p>3.35</text:p>
                <draw:g>
                  <svg:desc>Sheet3.H6:Sheet3.Z6</svg:desc>
                </draw:g>
              </table:table-cell>
              <table:table-cell office:value-type="float" office:value="2.54">
                <text:p>2.54</text:p>
              </table:table-cell>
              <table:table-cell office:value-type="float" office:value="3.91">
                <text:p>3.91</text:p>
              </table:table-cell>
              <table:table-cell office:value-type="float" office:value="1.07">
                <text:p>1.07</text:p>
              </table:table-cell>
              <table:table-cell office:value-type="float" office:value="3.18">
                <text:p>3.18</text:p>
              </table:table-cell>
              <table:table-cell office:value-type="float" office:value="0.87">
                <text:p>0.87</text:p>
              </table:table-cell>
              <table:table-cell office:value-type="float" office:value="2.44">
                <text:p>2.44</text:p>
              </table:table-cell>
              <table:table-cell office:value-type="float" office:value="1.3">
                <text:p>1.3</text:p>
              </table:table-cell>
              <table:table-cell office:value-type="float" office:value="1.5">
                <text:p>1.5</text:p>
              </table:table-cell>
              <table:table-cell office:value-type="float" office:value="0.64">
                <text:p>0.64</text:p>
              </table:table-cell>
              <table:table-cell office:value-type="float" office:value="1.11">
                <text:p>1.11</text:p>
              </table:table-cell>
              <table:table-cell office:value-type="float" office:value="0.77">
                <text:p>0.77</text:p>
              </table:table-cell>
              <table:table-cell office:value-type="float" office:value="0.61">
                <text:p>0.61</text:p>
              </table:table-cell>
              <table:table-cell office:value-type="float" office:value="0.21">
                <text:p>0.21</text:p>
              </table:table-cell>
              <table:table-cell office:value-type="float" office:value="0.42">
                <text:p>0.42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0.01">
                <text:p>0.01</text:p>
              </table:table-cell>
              <table:table-cell office:value-type="float" office:value="0.18">
                <text:p>0.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3" draw:style="linear" draw:start-color="#f18c55" draw:end-color="#f67b28" draw:start-intensity="100%" draw:end-intensity="100%" draw:angle="0" draw:border="0%"/>
    <draw:gradient draw:name="a4" draw:style="linear" draw:start-color="#f18c55" draw:end-color="#f67b28" draw:start-intensity="100%" draw:end-intensity="100%" draw:angle="0" draw:border="0%"/>
    <draw:gradient draw:name="a6" draw:style="linear" draw:start-color="#81b861" draw:end-color="#6fb242" draw:start-intensity="100%" draw:end-intensity="100%" draw:angle="0" draw:border="0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3">
      <style:chart-properties chart:display-label="true" chart:tick-marks-major-inner="false" chart:tick-marks-major-outer="false" chart:logarithmic="true" chart:origin="0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3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ffc000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9.132cm" svg:height="15.148cm" xlink:href=".." xlink:type="simple" chart:class="chart:bar" chart:style-name="ch1">
        <chart:title svg:x="13.445cm" svg:y="0.437cm" chart:style-name="ch2">
          <text:p>Chart Title</text:p>
        </chart:title>
        <chart:legend chart:legend-position="bottom" svg:x="8.154cm" svg:y="14.444cm" style:legend-expansion="wide" chart:style-name="ch3"/>
        <chart:plot-area chart:style-name="ch4" table:cell-range-address="Sheet4.C3:Sheet4.G26" chart:data-source-has-labels="row" svg:x="0.582cm" svg:y="1.512cm" svg:width="27.968cm" svg:height="12.63cm">
          <chartooo:coordinate-region svg:x="2.667cm" svg:y="1.672cm" svg:width="25.883cm" svg:height="11.90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4.C4:Sheet4.C26" chart:label-cell-address="Sheet4.C3:Sheet4.C3" chart:class="chart:bar">
            <chart:data-point chart:repeated="23"/>
          </chart:series>
          <chart:series chart:style-name="ch9" chart:values-cell-range-address="Sheet4.D4:Sheet4.D26" chart:label-cell-address="Sheet4.D3:Sheet4.D3" chart:class="chart:bar">
            <chart:data-point chart:repeated="23"/>
          </chart:series>
          <chart:series chart:style-name="ch10" chart:values-cell-range-address="Sheet4.E4:Sheet4.E26" chart:label-cell-address="Sheet4.E3:Sheet4.E3" chart:class="chart:bar">
            <chart:data-point chart:repeated="23"/>
          </chart:series>
          <chart:series chart:style-name="ch11" chart:values-cell-range-address="Sheet4.F4:Sheet4.F26" chart:label-cell-address="Sheet4.F3:Sheet4.F3" chart:class="chart:bar">
            <chart:data-point chart:repeated="23"/>
          </chart:series>
          <chart:series chart:style-name="ch12" chart:values-cell-range-address="Sheet4.G4:Sheet4.G26" chart:label-cell-address="Sheet4.G3:Sheet4.G3" chart:class="chart:ba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GG6 CIFAR</text:p>
                <draw:g>
                  <svg:desc>Sheet4.C3:Sheet4.C3</svg:desc>
                </draw:g>
              </table:table-cell>
              <table:table-cell office:value-type="string">
                <text:p>VGG16 CIFAR</text:p>
                <draw:g>
                  <svg:desc>Sheet4.D3:Sheet4.D3</svg:desc>
                </draw:g>
              </table:table-cell>
              <table:table-cell office:value-type="string">
                <text:p>ResNet20 CIFAR</text:p>
                <draw:g>
                  <svg:desc>Sheet4.E3:Sheet4.E3</svg:desc>
                </draw:g>
              </table:table-cell>
              <table:table-cell office:value-type="string">
                <text:p>VGG16 ImageNet</text:p>
                <draw:g>
                  <svg:desc>Sheet4.F3:Sheet4.F3</svg:desc>
                </draw:g>
              </table:table-cell>
              <table:table-cell office:value-type="string">
                <text:p>ResNet20 ImageNet</text:p>
                <draw:g>
                  <svg:desc>Sheet4.G3:Sheet4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704128">
                <text:p>86704128</text:p>
                <draw:g>
                  <svg:desc>Sheet4.C4:Sheet4.C26</svg:desc>
                </draw:g>
              </table:table-cell>
              <table:table-cell office:value-type="float" office:value="1769472">
                <text:p>1769472</text:p>
                <draw:g>
                  <svg:desc>Sheet4.D4:Sheet4.D26</svg:desc>
                </draw:g>
              </table:table-cell>
              <table:table-cell office:value-type="float" office:value="1769472">
                <text:p>1769472</text:p>
                <draw:g>
                  <svg:desc>Sheet4.E4:Sheet4.E26</svg:desc>
                </draw:g>
              </table:table-cell>
              <table:table-cell office:value-type="float" office:value="86704128">
                <text:p>86704128</text:p>
                <draw:g>
                  <svg:desc>Sheet4.F4:Sheet4.F26</svg:desc>
                </draw:g>
              </table:table-cell>
              <table:table-cell office:value-type="float" office:value="86704128">
                <text:p>86704128</text:p>
                <draw:g>
                  <svg:desc>Sheet4.G4:Sheet4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4844032">
                <text:p>924844032</text:p>
              </table:table-cell>
              <table:table-cell office:value-type="float" office:value="37748736">
                <text:p>37748736</text:p>
              </table:table-cell>
              <table:table-cell office:value-type="float" office:value="37748736">
                <text:p>37748736</text:p>
              </table:table-cell>
              <table:table-cell office:value-type="float" office:value="1849688064">
                <text:p>1849688064</text:p>
              </table:table-cell>
              <table:table-cell office:value-type="float" office:value="1849688064">
                <text:p>1849688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49688064">
                <text:p>1849688064</text:p>
              </table:table-cell>
              <table:table-cell office:value-type="float" office:value="18874368">
                <text:p>18874368</text:p>
              </table:table-cell>
              <table:table-cell office:value-type="float" office:value="37748736">
                <text:p>37748736</text:p>
              </table:table-cell>
              <table:table-cell office:value-type="float" office:value="924844032">
                <text:p>924844032</text:p>
              </table:table-cell>
              <table:table-cell office:value-type="float" office:value="1849688064">
                <text:p>1849688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554432">
                <text:p>33554432</text:p>
              </table:table-cell>
              <table:table-cell office:value-type="float" office:value="37748736">
                <text:p>37748736</text:p>
              </table:table-cell>
              <table:table-cell office:value-type="float" office:value="9437184">
                <text:p>9437184</text:p>
              </table:table-cell>
              <table:table-cell office:value-type="float" office:value="1849688064">
                <text:p>1849688064</text:p>
              </table:table-cell>
              <table:table-cell office:value-type="float" office:value="462422016">
                <text:p>462422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77216">
                <text:p>16777216</text:p>
              </table:table-cell>
              <table:table-cell office:value-type="float" office:value="18874368">
                <text:p>18874368</text:p>
              </table:table-cell>
              <table:table-cell office:value-type="float" office:value="9437184">
                <text:p>9437184</text:p>
              </table:table-cell>
              <table:table-cell office:value-type="float" office:value="924844032">
                <text:p>924844032</text:p>
              </table:table-cell>
              <table:table-cell office:value-type="float" office:value="462422016">
                <text:p>462422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0">
                <text:p>40960</text:p>
              </table:table-cell>
              <table:table-cell office:value-type="float" office:value="37748736">
                <text:p>37748736</text:p>
              </table:table-cell>
              <table:table-cell office:value-type="float" office:value="9437184">
                <text:p>9437184</text:p>
              </table:table-cell>
              <table:table-cell office:value-type="float" office:value="1849688064">
                <text:p>1849688064</text:p>
              </table:table-cell>
              <table:table-cell office:value-type="float" office:value="462422016">
                <text:p>462422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37748736">
                <text:p>37748736</text:p>
              </table:table-cell>
              <table:table-cell office:value-type="float" office:value="9437184">
                <text:p>9437184</text:p>
              </table:table-cell>
              <table:table-cell office:value-type="float" office:value="1849688064">
                <text:p>1849688064</text:p>
              </table:table-cell>
              <table:table-cell office:value-type="float" office:value="462422016">
                <text:p>462422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8874368">
                <text:p>18874368</text:p>
              </table:table-cell>
              <table:table-cell office:value-type="float" office:value="4718592">
                <text:p>4718592</text:p>
              </table:table-cell>
              <table:table-cell office:value-type="float" office:value="924844032">
                <text:p>924844032</text:p>
              </table:table-cell>
              <table:table-cell office:value-type="float" office:value="231211008">
                <text:p>231211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37748736">
                <text:p>37748736</text:p>
              </table:table-cell>
              <table:table-cell office:value-type="float" office:value="9437184">
                <text:p>9437184</text:p>
              </table:table-cell>
              <table:table-cell office:value-type="float" office:value="1849688064">
                <text:p>1849688064</text:p>
              </table:table-cell>
              <table:table-cell office:value-type="float" office:value="462422016">
                <text:p>462422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37748736">
                <text:p>37748736</text:p>
              </table:table-cell>
              <table:table-cell office:value-type="float" office:value="131072">
                <text:p>131072</text:p>
              </table:table-cell>
              <table:table-cell office:value-type="float" office:value="1849688064">
                <text:p>1849688064</text:p>
              </table:table-cell>
              <table:table-cell office:value-type="float" office:value="6422528">
                <text:p>6422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9437184">
                <text:p>9437184</text:p>
              </table:table-cell>
              <table:table-cell office:value-type="float" office:value="2359296">
                <text:p>2359296</text:p>
              </table:table-cell>
              <table:table-cell office:value-type="float" office:value="462422016">
                <text:p>462422016</text:p>
              </table:table-cell>
              <table:table-cell office:value-type="float" office:value="115605504">
                <text:p>1156055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9437184">
                <text:p>9437184</text:p>
              </table:table-cell>
              <table:table-cell office:value-type="float" office:value="2359296">
                <text:p>2359296</text:p>
              </table:table-cell>
              <table:table-cell office:value-type="float" office:value="462422016">
                <text:p>462422016</text:p>
              </table:table-cell>
              <table:table-cell office:value-type="float" office:value="115605504">
                <text:p>115605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9437184">
                <text:p>9437184</text:p>
              </table:table-cell>
              <table:table-cell office:value-type="float" office:value="1179648">
                <text:p>1179648</text:p>
              </table:table-cell>
              <table:table-cell office:value-type="float" office:value="462422016">
                <text:p>462422016</text:p>
              </table:table-cell>
              <table:table-cell office:value-type="float" office:value="57802752">
                <text:p>57802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8388608">
                <text:p>8388608</text:p>
              </table:table-cell>
              <table:table-cell office:value-type="float" office:value="2359296">
                <text:p>2359296</text:p>
              </table:table-cell>
              <table:table-cell office:value-type="float" office:value="8388608">
                <text:p>8388608</text:p>
              </table:table-cell>
              <table:table-cell office:value-type="float" office:value="115605504">
                <text:p>1156055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6777216">
                <text:p>16777216</text:p>
              </table:table-cell>
              <table:table-cell office:value-type="float" office:value="32768">
                <text:p>32768</text:p>
              </table:table-cell>
              <table:table-cell office:value-type="float" office:value="16777216">
                <text:p>16777216</text:p>
              </table:table-cell>
              <table:table-cell office:value-type="float" office:value="1605632">
                <text:p>16056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40960">
                <text:p>40960</text:p>
              </table:table-cell>
              <table:table-cell office:value-type="float" office:value="589824">
                <text:p>589824</text:p>
              </table:table-cell>
              <table:table-cell office:value-type="float" office:value="4096000">
                <text:p>4096000</text:p>
              </table:table-cell>
              <table:table-cell office:value-type="float" office:value="28901376">
                <text:p>28901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824">
                <text:p>589824</text:p>
              </table:table-cell>
              <table:table-cell office:value-type="float" office:value="NaN">
                <text:p>NaN</text:p>
              </table:table-cell>
              <table:table-cell office:value-type="float" office:value="28901376">
                <text:p>28901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9648">
                <text:p>1179648</text:p>
              </table:table-cell>
              <table:table-cell office:value-type="float" office:value="NaN">
                <text:p>NaN</text:p>
              </table:table-cell>
              <table:table-cell office:value-type="float" office:value="18874368">
                <text:p>188743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9296">
                <text:p>2359296</text:p>
              </table:table-cell>
              <table:table-cell office:value-type="float" office:value="NaN">
                <text:p>NaN</text:p>
              </table:table-cell>
              <table:table-cell office:value-type="float" office:value="37748736">
                <text:p>377487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072">
                <text:p>131072</text:p>
              </table:table-cell>
              <table:table-cell office:value-type="float" office:value="NaN">
                <text:p>NaN</text:p>
              </table:table-cell>
              <table:table-cell office:value-type="float" office:value="524288">
                <text:p>524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9296">
                <text:p>2359296</text:p>
              </table:table-cell>
              <table:table-cell office:value-type="float" office:value="NaN">
                <text:p>NaN</text:p>
              </table:table-cell>
              <table:table-cell office:value-type="float" office:value="9437184">
                <text:p>94371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9296">
                <text:p>2359296</text:p>
              </table:table-cell>
              <table:table-cell office:value-type="float" office:value="NaN">
                <text:p>NaN</text:p>
              </table:table-cell>
              <table:table-cell office:value-type="float" office:value="9437184">
                <text:p>9437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80">
                <text:p>20480</text:p>
              </table:table-cell>
              <table:table-cell office:value-type="float" office:value="NaN">
                <text:p>NaN</text:p>
              </table:table-cell>
              <table:table-cell office:value-type="float" office:value="20480">
                <text:p>2048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4" style:family="chart">
      <style:chart-properties chart:symbol-type="automatic" chart:treat-empty-cells="leave-gap"/>
      <style:graphic-properties draw:stroke="none" draw:fill="non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d9d9d9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5.9998397827148pt" style:font-size-asian="15.9998397827148pt" style:font-size-complex="15.9998397827148pt"/>
    </style:style>
    <style:style style:name="ch7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start"/>
      <style:graphic-properties draw:stroke="none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display-label="true" chart:logarithmic="false" chart:overlap="100" chart:reverse-direction="false" text:line-break="false" loext:try-staggering-first="false" chart:link-data-style-to-source="true" chart:visible="false" chart:axis-position="end"/>
      <style:graphic-properties draw:stroke="none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11" style:family="chart" style:data-style-name="N0">
      <style:chart-properties chart:symbol-type="automatic" chart:symbol-width="0.244cm" chart:symbol-height="0.244cm" chart:link-data-style-to-source="true"/>
      <style:graphic-properties draw:stroke="none" draw:fill="gradient" draw:fill-gradient-name="a2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244cm" chart:symbol-height="0.244cm" chart:link-data-style-to-source="true"/>
      <style:graphic-properties draw:stroke="none" draw:fill="gradient" draw:fill-gradient-name="a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8.918cm" svg:height="12.33cm" xlink:href="." xlink:type="simple" chart:class="chart:bar" chart:style-name="ch1">
        <chart:title svg:x="5.626cm" svg:y="0.382cm" chart:style-name="ch2">
          <text:p>Post Training Threshold and Leak</text:p>
        </chart:title>
        <chart:legend chart:legend-position="end" svg:x="1.69cm" svg:y="1.716cm" style:legend-expansion="high" chart:style-name="ch3"/>
        <chart:plot-area chart:style-name="ch4" chart:data-source-has-labels="both" svg:x="0.608cm" svg:y="1.462cm" svg:width="17.85cm" svg:height="10.048cm">
          <chartooo:coordinate-region svg:x="1.37cm" svg:y="1.701cm" svg:width="17.088cm" svg:height="9.083cm"/>
          <chart:axis chart:dimension="x" chart:name="primary-x" chart:style-name="ch5" chartooo:axis-type="text">
            <chart:title svg:x="8.835cm" svg:y="11.463cm" chart:style-name="ch6">
              <text:p>Layer</text:p>
            </chart:title>
            <chart:categories table:cell-range-address="local-table.$A$2:.$A$16"/>
          </chart:axis>
          <chart:axis chart:dimension="x" chart:name="secondary-x" chart:style-name="ch7"/>
          <chart:axis chart:dimension="y" chart:name="primary-y" chart:style-name="ch8"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local-table.$C$2:.$C$16" chart:label-cell-address="local-table.$C$1" chart:class="chart:bar">
            <chart:data-point chart:repeated="15"/>
          </chart:series>
          <chart:series chart:attached-axis="primary-y" chart:style-name="ch12" chart:values-cell-range-address="local-table.$D$2:.$D$16" chart:label-cell-address="local-table.$D$1" chart:class="chart:bar">
            <chart:data-point chart:repeated="15"/>
          </chart:series>
          <chart:series chart:attached-axis="secondary-y" chart:style-name="ch13" chart:values-cell-range-address="local-table.$F$2:.$F$16" chart:label-cell-address="local-table.$F$1" chart:class="chart:scatter">
            <chart:domain table:cell-range-address="local-table.$E$2:.$E$16"/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hreshold before training</text:p>
              </table:table-cell>
              <table:table-cell office:value-type="string">
                <text:p>Threshold after training</text:p>
              </table:table-cell>
              <table:table-cell office:value-type="string">
                <text:p/>
              </table:table-cell>
              <table:table-cell office:value-type="string">
                <text:p>Leak after traini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15940618515015">
                <text:p>0.915940618515015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.42625184059143">
                <text:p>1.42625184059143</text:p>
              </table:table-cell>
              <table:table-cell office:value-type="float" office:value="1.4">
                <text:p>1.4</text:p>
              </table:table-cell>
              <table:table-cell office:value-type="float" office:value="2">
                <text:p>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327495682239533">
                <text:p>0.327495682239533</text:p>
              </table:table-cell>
              <table:table-cell office:value-type="float" office:value="0.31">
                <text:p>0.31</text:p>
              </table:table-cell>
              <table:table-cell office:value-type="float" office:value="3">
                <text:p>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732776069641113">
                <text:p>0.732776069641113</text:p>
              </table:table-cell>
              <table:table-cell office:value-type="float" office:value="0.95">
                <text:p>0.95</text:p>
              </table:table-cell>
              <table:table-cell office:value-type="float" office:value="4">
                <text:p>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229836702346802">
                <text:p>0.229836702346802</text:p>
              </table:table-cell>
              <table:table-cell office:value-type="float" office:value="0.31">
                <text:p>0.31</text:p>
              </table:table-cell>
              <table:table-cell office:value-type="float" office:value="5">
                <text:p>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493495380878449">
                <text:p>0.493495380878449</text:p>
              </table:table-cell>
              <table:table-cell office:value-type="float" office:value="0.64">
                <text:p>0.64</text:p>
              </table:table-cell>
              <table:table-cell office:value-type="float" office:value="6">
                <text:p>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295529168844223">
                <text:p>0.295529168844223</text:p>
              </table:table-cell>
              <table:table-cell office:value-type="float" office:value="0.56">
                <text:p>0.56</text:p>
              </table:table-cell>
              <table:table-cell office:value-type="float" office:value="7">
                <text:p>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100053942203522">
                <text:p>0.100053942203522</text:p>
              </table:table-cell>
              <table:table-cell office:value-type="float" office:value="0.14">
                <text:p>0.14</text:p>
              </table:table-cell>
              <table:table-cell office:value-type="float" office:value="8">
                <text:p>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353926169872284">
                <text:p>0.353926169872284</text:p>
              </table:table-cell>
              <table:table-cell office:value-type="float" office:value="0.33">
                <text:p>0.33</text:p>
              </table:table-cell>
              <table:table-cell office:value-type="float" office:value="9">
                <text:p>9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.02382736206055">
                <text:p>1.02382736206055</text:p>
              </table:table-cell>
              <table:table-cell office:value-type="float" office:value="1.1">
                <text:p>1.1</text:p>
              </table:table-cell>
              <table:table-cell office:value-type="float" office:value="10">
                <text:p>1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78100118637085">
                <text:p>0.78100118637085</text:p>
              </table:table-cell>
              <table:table-cell office:value-type="float" office:value="0.87">
                <text:p>0.87</text:p>
              </table:table-cell>
              <table:table-cell office:value-type="float" office:value="11">
                <text:p>1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.48149862289429">
                <text:p>1.48149862289429</text:p>
              </table:table-cell>
              <table:table-cell office:value-type="float" office:value="1.61">
                <text:p>1.61</text:p>
              </table:table-cell>
              <table:table-cell office:value-type="float" office:value="12">
                <text:p>1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.51254816055298">
                <text:p>1.51254816055298</text:p>
              </table:table-cell>
              <table:table-cell office:value-type="float" office:value="1.66">
                <text:p>1.66</text:p>
              </table:table-cell>
              <table:table-cell office:value-type="float" office:value="13">
                <text:p>1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736433243751526">
                <text:p>0.736433243751526</text:p>
              </table:table-cell>
              <table:table-cell office:value-type="float" office:value="0.88">
                <text:p>0.88</text:p>
              </table:table-cell>
              <table:table-cell office:value-type="float" office:value="14">
                <text:p>1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936056327819824">
                <text:p>0.936056327819824</text:p>
              </table:table-cell>
              <table:table-cell office:value-type="float" office:value="1.08">
                <text:p>1.08</text:p>
              </table:table-cell>
              <table:table-cell office:value-type="float" office:value="15">
                <text:p>15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2" draw:style="linear" draw:start-color="#71a6db" draw:end-color="#559bdb" draw:start-intensity="100%" draw:end-intensity="100%" draw:angle="0" draw:border="0%"/>
    <draw:gradient draw:name="a3" draw:style="linear" draw:start-color="#f18c55" draw:end-color="#f67b28" draw:start-intensity="100%" draw:end-intensity="100%" draw:angle="0" draw:border="0%"/>
  </office:styles>
</office:document-styles>
</file>